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tyle="italic" fo:font-weight="normal" officeooo:rsid="000e53b5" officeooo:paragraph-rsid="0006e93c" style:font-style-asian="italic" style:font-weight-asian="normal" style:font-style-complex="italic" style:font-weight-complex="normal"/>
    </style:style>
    <style:style style:name="P2" style:family="paragraph" style:parent-style-name="Standard">
      <style:paragraph-properties fo:text-align="end" style:justify-single-word="false"/>
      <style:text-properties fo:font-style="italic" officeooo:paragraph-rsid="003c9456" style:font-style-asian="italic" style:font-style-complex="italic"/>
    </style:style>
    <style:style style:name="P3" style:family="paragraph" style:parent-style-name="Standard">
      <style:paragraph-properties fo:text-align="end" style:justify-single-word="false"/>
      <style:text-properties fo:font-style="italic" officeooo:paragraph-rsid="0006e93c" style:font-style-asian="italic" style:font-style-complex="italic"/>
    </style:style>
    <style:style style:name="P4" style:family="paragraph" style:parent-style-name="Standard">
      <style:paragraph-properties fo:text-align="end" style:justify-single-word="false"/>
      <style:text-properties fo:font-style="italic" officeooo:paragraph-rsid="0093c276" style:font-style-asian="italic" style:font-style-complex="italic"/>
    </style:style>
    <style:style style:name="P5" style:family="paragraph" style:parent-style-name="Standard">
      <style:paragraph-properties fo:text-align="end" style:justify-single-word="false"/>
      <style:text-properties fo:font-style="italic" officeooo:rsid="003c9456" officeooo:paragraph-rsid="003c9456" style:font-style-asian="italic" style:font-style-complex="italic"/>
    </style:style>
    <style:style style:name="P6" style:family="paragraph" style:parent-style-name="Standard">
      <style:paragraph-properties fo:text-align="start" style:justify-single-word="false"/>
      <style:text-properties fo:font-style="italic" officeooo:rsid="00d906c4" officeooo:paragraph-rsid="00d906c4" style:font-style-asian="italic" style:font-style-complex="italic"/>
    </style:style>
    <style:style style:name="P7" style:family="paragraph" style:parent-style-name="Standard">
      <style:paragraph-properties fo:text-align="center" style:justify-single-word="false"/>
      <style:text-properties fo:font-size="42pt" fo:font-style="italic" fo:font-weight="normal" officeooo:rsid="00449d61" officeooo:paragraph-rsid="00449d61" style:font-size-asian="42pt" style:font-style-asian="italic" style:font-weight-asian="normal" style:font-size-complex="42pt" style:font-style-complex="italic" style:font-weight-complex="normal"/>
    </style:style>
    <style:style style:name="P8" style:family="paragraph" style:parent-style-name="Standard">
      <style:paragraph-properties fo:text-align="start" style:justify-single-word="false"/>
      <style:text-properties officeooo:rsid="0010ee9c" officeooo:paragraph-rsid="00462a83"/>
    </style:style>
    <style:style style:name="P9" style:family="paragraph" style:parent-style-name="Standard">
      <style:paragraph-properties fo:text-align="start" style:justify-single-word="false"/>
      <style:text-properties officeooo:rsid="0010ee9c" officeooo:paragraph-rsid="004de3f5"/>
    </style:style>
    <style:style style:name="P10" style:family="paragraph" style:parent-style-name="Standard">
      <style:paragraph-properties fo:text-align="start" style:justify-single-word="false"/>
      <style:text-properties officeooo:rsid="0010ee9c" officeooo:paragraph-rsid="0051e19b"/>
    </style:style>
    <style:style style:name="P11" style:family="paragraph" style:parent-style-name="Standard">
      <style:paragraph-properties fo:text-align="start" style:justify-single-word="false"/>
      <style:text-properties officeooo:rsid="0010ee9c" officeooo:paragraph-rsid="00ec41a6"/>
    </style:style>
    <style:style style:name="P12" style:family="paragraph" style:parent-style-name="Standard">
      <style:paragraph-properties fo:text-align="start" style:justify-single-word="false"/>
      <style:text-properties officeooo:rsid="0010ee9c" officeooo:paragraph-rsid="012300d3"/>
    </style:style>
    <style:style style:name="P13" style:family="paragraph" style:parent-style-name="Standard">
      <style:paragraph-properties fo:text-align="end" style:justify-single-word="false"/>
      <style:text-properties fo:font-style="normal" fo:font-weight="normal" officeooo:rsid="00910c15" officeooo:paragraph-rsid="003c9456" style:font-style-asian="normal" style:font-weight-asian="normal" style:font-style-complex="normal" style:font-weight-complex="normal"/>
    </style:style>
    <style:style style:name="P14" style:family="paragraph" style:parent-style-name="Standard">
      <style:paragraph-properties fo:text-align="end" style:justify-single-word="false"/>
      <style:text-properties fo:font-style="normal" fo:font-weight="normal" officeooo:rsid="003c9456" officeooo:paragraph-rsid="003c945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language="es" fo:country="ES" fo:font-style="normal" fo:font-weight="normal" officeooo:rsid="001ec2fd" officeooo:paragraph-rsid="003eeaa3"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language="es" fo:country="ES" fo:font-style="normal" fo:font-weight="normal" officeooo:rsid="0065211f" officeooo:paragraph-rsid="007c12cd"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language="es" fo:country="ES" fo:font-style="normal" fo:font-weight="normal" officeooo:rsid="009291db" officeooo:paragraph-rsid="0093417b"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language="es" fo:country="ES" fo:font-style="normal" fo:font-weight="normal" officeooo:rsid="009f4fe5" officeooo:paragraph-rsid="009f4fe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language="es" fo:country="ES" fo:font-style="normal" fo:font-weight="normal" officeooo:rsid="000f5d0c" officeooo:paragraph-rsid="00ea85d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language="es" fo:country="ES" fo:font-style="normal" fo:font-weight="normal" officeooo:rsid="00730f6f" officeooo:paragraph-rsid="007c12c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language="es" fo:country="ES" fo:font-style="normal" fo:font-weight="normal" officeooo:rsid="009f4fe5" officeooo:paragraph-rsid="009f4fe5" fo:background-color="#e8f2a1"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language="es" fo:country="ES" fo:font-style="normal" fo:font-weight="normal" officeooo:rsid="01100ee2" officeooo:paragraph-rsid="012dca77" fo:background-color="#c9211e"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language="es" fo:country="ES" fo:font-style="italic" fo:font-weight="normal" officeooo:rsid="004996af" officeooo:paragraph-rsid="00ec41a6"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officeooo:rsid="0059af0d" officeooo:paragraph-rsid="0059af0d"/>
    </style:style>
    <style:style style:name="P25" style:family="paragraph" style:parent-style-name="Standard">
      <style:paragraph-properties fo:text-align="start" style:justify-single-word="false"/>
      <style:text-properties officeooo:rsid="00633a37" officeooo:paragraph-rsid="007c12cd"/>
    </style:style>
    <style:style style:name="P26" style:family="paragraph" style:parent-style-name="Standard">
      <style:paragraph-properties fo:text-align="start" style:justify-single-word="false"/>
      <style:text-properties officeooo:rsid="00633a37" officeooo:paragraph-rsid="008ff4a6"/>
    </style:style>
    <style:style style:name="P27" style:family="paragraph" style:parent-style-name="Standard">
      <style:paragraph-properties fo:text-align="start" style:justify-single-word="false"/>
      <style:text-properties officeooo:rsid="0090f16b" officeooo:paragraph-rsid="0098f8f7"/>
    </style:style>
    <style:style style:name="P28" style:family="paragraph" style:parent-style-name="Standard">
      <style:paragraph-properties fo:text-align="end" style:justify-single-word="false"/>
      <style:text-properties officeooo:paragraph-rsid="0093c276"/>
    </style:style>
    <style:style style:name="P29" style:family="paragraph" style:parent-style-name="Standard">
      <style:paragraph-properties fo:text-align="start" style:justify-single-word="false" fo:break-before="page"/>
      <style:text-properties officeooo:paragraph-rsid="00ea85d3"/>
    </style:style>
    <style:style style:name="P30" style:family="paragraph" style:parent-style-name="Standard">
      <style:paragraph-properties fo:text-align="start" style:justify-single-word="false"/>
      <style:text-properties officeooo:paragraph-rsid="00ea85d3"/>
    </style:style>
    <style:style style:name="P31" style:family="paragraph" style:parent-style-name="Standard">
      <style:paragraph-properties fo:text-align="start" style:justify-single-word="false"/>
      <style:text-properties officeooo:rsid="0053bc52" officeooo:paragraph-rsid="012bea13"/>
    </style:style>
    <style:style style:name="P32" style:family="paragraph" style:parent-style-name="Standard">
      <style:paragraph-properties fo:text-align="start" style:justify-single-word="false"/>
      <style:text-properties officeooo:rsid="0053bc52" officeooo:paragraph-rsid="012dca77"/>
    </style:style>
    <style:style style:name="P33" style:family="paragraph" style:parent-style-name="Standard">
      <style:paragraph-properties fo:text-align="start" style:justify-single-word="false"/>
      <style:text-properties fo:language="es" fo:country="ES" fo:font-style="normal" fo:font-weight="normal" officeooo:rsid="0065211f" officeooo:paragraph-rsid="007c12cd"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officeooo:rsid="0053bc52" officeooo:paragraph-rsid="01303ae7"/>
    </style:style>
    <style:style style:name="P35" style:family="paragraph" style:parent-style-name="Standard">
      <style:paragraph-properties fo:text-align="start" style:justify-single-word="false"/>
      <style:text-properties officeooo:rsid="0053bc52" officeooo:paragraph-rsid="012bea13"/>
    </style:style>
    <style:style style:name="P36" style:family="paragraph" style:parent-style-name="Standard">
      <style:paragraph-properties fo:text-align="start" style:justify-single-word="false"/>
      <style:text-properties officeooo:rsid="0053bc52" officeooo:paragraph-rsid="012dca77"/>
    </style:style>
    <style:style style:name="P37" style:family="paragraph" style:parent-style-name="Standard">
      <style:paragraph-properties fo:text-align="end" style:justify-single-word="false"/>
      <style:text-properties officeooo:paragraph-rsid="0093c276"/>
    </style:style>
    <style:style style:name="P38" style:family="paragraph" style:parent-style-name="Standard">
      <style:paragraph-properties fo:text-align="start" style:justify-single-word="false"/>
      <style:text-properties officeooo:rsid="0010ee9c" officeooo:paragraph-rsid="004de3f5"/>
    </style:style>
    <style:style style:name="P39" style:family="paragraph" style:parent-style-name="Standard">
      <style:paragraph-properties fo:text-align="start" style:justify-single-word="false"/>
      <style:text-properties officeooo:rsid="0010ee9c" officeooo:paragraph-rsid="012300d3"/>
    </style:style>
    <style:style style:name="P40" style:family="paragraph" style:parent-style-name="Standard">
      <style:paragraph-properties fo:text-align="start" style:justify-single-word="false"/>
      <style:text-properties officeooo:rsid="0059af0d" officeooo:paragraph-rsid="0059af0d"/>
    </style:style>
    <style:style style:name="P41" style:family="paragraph" style:parent-style-name="Standard">
      <style:paragraph-properties fo:text-align="start" style:justify-single-word="false"/>
      <style:text-properties officeooo:rsid="00633a37" officeooo:paragraph-rsid="007c12cd"/>
    </style:style>
    <style:style style:name="P42" style:family="paragraph" style:parent-style-name="Standard">
      <style:paragraph-properties fo:text-align="start" style:justify-single-word="false"/>
      <style:text-properties officeooo:rsid="00633a37" officeooo:paragraph-rsid="008ff4a6"/>
    </style:style>
    <style:style style:name="P43" style:family="paragraph" style:parent-style-name="Standard">
      <style:paragraph-properties fo:text-align="start" style:justify-single-word="false"/>
      <style:text-properties officeooo:paragraph-rsid="018fa6e6"/>
    </style:style>
    <style:style style:name="P44" style:family="paragraph" style:parent-style-name="Standard">
      <style:paragraph-properties fo:text-align="start" style:justify-single-word="false" fo:break-before="page"/>
      <style:text-properties officeooo:paragraph-rsid="00ea85d3"/>
    </style:style>
    <style:style style:name="P45" style:family="paragraph" style:parent-style-name="Standard">
      <style:paragraph-properties fo:text-align="start" style:justify-single-word="false"/>
      <style:text-properties officeooo:rsid="014e09f5" officeooo:paragraph-rsid="014e09f5"/>
    </style:style>
    <style:style style:name="P46" style:family="paragraph" style:parent-style-name="Standard">
      <style:paragraph-properties fo:text-align="start" style:justify-single-word="false"/>
      <style:text-properties officeooo:rsid="0090f16b" officeooo:paragraph-rsid="0098f8f7"/>
    </style:style>
    <style:style style:name="P47" style:family="paragraph" style:parent-style-name="Standard">
      <style:paragraph-properties fo:text-align="start" style:justify-single-word="false"/>
      <style:text-properties officeooo:rsid="0090f16b" officeooo:paragraph-rsid="01653fca"/>
    </style:style>
    <style:style style:name="P48" style:family="paragraph" style:parent-style-name="Standard">
      <style:paragraph-properties fo:text-align="start" style:justify-single-word="false"/>
      <style:text-properties fo:font-style="italic" officeooo:rsid="0160785a" officeooo:paragraph-rsid="0160785a" fo:background-color="#ffff00" style:font-style-asian="italic" style:font-style-complex="italic"/>
    </style:style>
    <style:style style:name="P49" style:family="paragraph" style:parent-style-name="Text_20_body">
      <style:text-properties officeooo:paragraph-rsid="01709d2d"/>
    </style:style>
    <style:style style:name="P50" style:family="paragraph" style:parent-style-name="Text_20_body">
      <style:text-properties officeooo:paragraph-rsid="01831991"/>
    </style:style>
    <style:style style:name="P51" style:family="paragraph" style:parent-style-name="Text_20_body">
      <style:text-properties officeooo:paragraph-rsid="00b0a39e" fo:background-color="transparent"/>
    </style:style>
    <style:style style:name="P52" style:family="paragraph" style:parent-style-name="Text_20_body">
      <style:paragraph-properties fo:margin-top="0cm" fo:margin-bottom="0.247cm" style:contextual-spacing="false" fo:line-height="115%"/>
    </style:style>
    <style:style style:name="T1" style:family="text">
      <style:text-properties fo:font-weight="normal" officeooo:rsid="000e53b5"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e53b5" style:font-style-asian="normal" style:font-weight-asian="normal" style:font-style-complex="normal" style:font-weight-complex="normal"/>
    </style:style>
    <style:style style:name="T4" style:family="text">
      <style:text-properties fo:font-style="normal" fo:font-weight="normal" officeooo:rsid="00910c15" style:font-style-asian="normal" style:font-weight-asian="normal" style:font-style-complex="normal" style:font-weight-complex="normal"/>
    </style:style>
    <style:style style:name="T5" style:family="text">
      <style:text-properties fo:font-style="normal" fo:font-weight="normal" officeooo:rsid="00089ef9" style:font-style-asian="normal" style:font-weight-asian="normal" style:font-style-complex="normal" style:font-weight-complex="normal"/>
    </style:style>
    <style:style style:name="T6" style:family="text">
      <style:text-properties fo:font-style="normal" fo:font-weight="normal" officeooo:rsid="000a0b7a" style:font-style-asian="normal" style:font-weight-asian="normal" style:font-style-complex="normal" style:font-weight-complex="normal"/>
    </style:style>
    <style:style style:name="T7" style:family="text">
      <style:text-properties fo:font-style="normal" fo:font-weight="normal" officeooo:rsid="000b5d3d" style:font-style-asian="normal" style:font-weight-asian="normal" style:font-style-complex="normal" style:font-weight-complex="normal"/>
    </style:style>
    <style:style style:name="T8" style:family="text">
      <style:text-properties fo:font-style="normal" fo:font-weight="normal" officeooo:rsid="000caa5e" style:font-style-asian="normal" style:font-weight-asian="normal" style:font-style-complex="normal" style:font-weight-complex="normal"/>
    </style:style>
    <style:style style:name="T9" style:family="text">
      <style:text-properties fo:font-style="normal" fo:font-weight="normal" officeooo:rsid="000ce66a" style:font-style-asian="normal" style:font-weight-asian="normal" style:font-style-complex="normal" style:font-weight-complex="normal"/>
    </style:style>
    <style:style style:name="T10" style:family="text">
      <style:text-properties fo:font-style="normal" fo:font-weight="normal" officeooo:rsid="000e3666" style:font-style-asian="normal" style:font-weight-asian="normal" style:font-style-complex="normal" style:font-weight-complex="normal"/>
    </style:style>
    <style:style style:name="T11" style:family="text">
      <style:text-properties fo:font-style="normal" fo:font-weight="normal" officeooo:rsid="000f5d0c" style:font-style-asian="normal" style:font-weight-asian="normal" style:font-style-complex="normal" style:font-weight-complex="normal"/>
    </style:style>
    <style:style style:name="T12" style:family="text">
      <style:text-properties fo:font-style="normal" fo:font-weight="normal" officeooo:rsid="0024a4c5" style:font-style-asian="normal" style:font-weight-asian="normal" style:font-style-complex="normal" style:font-weight-complex="normal"/>
    </style:style>
    <style:style style:name="T13" style:family="text">
      <style:text-properties fo:font-style="normal" fo:font-weight="normal" officeooo:rsid="0025ec49" style:font-style-asian="normal" style:font-weight-asian="normal" style:font-style-complex="normal" style:font-weight-complex="normal"/>
    </style:style>
    <style:style style:name="T14" style:family="text">
      <style:text-properties fo:font-style="normal" fo:font-weight="normal" officeooo:rsid="00275887" style:font-style-asian="normal" style:font-weight-asian="normal" style:font-style-complex="normal" style:font-weight-complex="normal"/>
    </style:style>
    <style:style style:name="T15" style:family="text">
      <style:text-properties fo:font-style="normal" fo:font-weight="normal" officeooo:rsid="00284eee" style:font-style-asian="normal" style:font-weight-asian="normal" style:font-style-complex="normal" style:font-weight-complex="normal"/>
    </style:style>
    <style:style style:name="T16" style:family="text">
      <style:text-properties fo:font-style="normal" fo:font-weight="normal" officeooo:rsid="00286d65" style:font-style-asian="normal" style:font-weight-asian="normal" style:font-style-complex="normal" style:font-weight-complex="normal"/>
    </style:style>
    <style:style style:name="T17" style:family="text">
      <style:text-properties fo:font-style="normal" fo:font-weight="normal" officeooo:rsid="002addf8" style:font-style-asian="normal" style:font-weight-asian="normal" style:font-style-complex="normal" style:font-weight-complex="normal"/>
    </style:style>
    <style:style style:name="T18" style:family="text">
      <style:text-properties fo:font-style="normal" fo:font-weight="normal" officeooo:rsid="002c8c34" style:font-style-asian="normal" style:font-weight-asian="normal" style:font-style-complex="normal" style:font-weight-complex="normal"/>
    </style:style>
    <style:style style:name="T19" style:family="text">
      <style:text-properties fo:font-style="normal" fo:font-weight="normal" officeooo:rsid="002cf7d9" style:font-style-asian="normal" style:font-weight-asian="normal" style:font-style-complex="normal" style:font-weight-complex="normal"/>
    </style:style>
    <style:style style:name="T20" style:family="text">
      <style:text-properties fo:font-style="normal" fo:font-weight="normal" officeooo:rsid="002eb616" style:font-style-asian="normal" style:font-weight-asian="normal" style:font-style-complex="normal" style:font-weight-complex="normal"/>
    </style:style>
    <style:style style:name="T21" style:family="text">
      <style:text-properties fo:font-style="normal" fo:font-weight="normal" officeooo:rsid="002fdc83" style:font-style-asian="normal" style:font-weight-asian="normal" style:font-style-complex="normal" style:font-weight-complex="normal"/>
    </style:style>
    <style:style style:name="T22" style:family="text">
      <style:text-properties fo:font-style="normal" fo:font-weight="normal" officeooo:rsid="00317e05" style:font-style-asian="normal" style:font-weight-asian="normal" style:font-style-complex="normal" style:font-weight-complex="normal"/>
    </style:style>
    <style:style style:name="T23" style:family="text">
      <style:text-properties fo:font-style="normal" fo:font-weight="normal" officeooo:rsid="0051e19b" style:font-style-asian="normal" style:font-weight-asian="normal" style:font-style-complex="normal" style:font-weight-complex="normal"/>
    </style:style>
    <style:style style:name="T24" style:family="text">
      <style:text-properties fo:font-style="normal" fo:font-weight="normal" officeooo:rsid="00db4f81" style:font-style-asian="normal" style:font-weight-asian="normal" style:font-style-complex="normal" style:font-weight-complex="normal"/>
    </style:style>
    <style:style style:name="T25" style:family="text">
      <style:text-properties fo:font-style="normal" fo:font-weight="normal" officeooo:rsid="00e2453c" style:font-style-asian="normal" style:font-weight-asian="normal" style:font-style-complex="normal" style:font-weight-complex="normal"/>
    </style:style>
    <style:style style:name="T26" style:family="text">
      <style:text-properties fo:font-style="normal" fo:font-weight="normal" officeooo:rsid="00e561fe" style:font-style-asian="normal" style:font-weight-asian="normal" style:font-style-complex="normal" style:font-weight-complex="normal"/>
    </style:style>
    <style:style style:name="T27" style:family="text">
      <style:text-properties fo:font-style="normal" fo:font-weight="normal" officeooo:rsid="00e6fbbd" style:font-style-asian="normal" style:font-weight-asian="normal" style:font-style-complex="normal" style:font-weight-complex="normal"/>
    </style:style>
    <style:style style:name="T28" style:family="text">
      <style:text-properties fo:font-style="normal" fo:font-weight="normal" officeooo:rsid="00ea85d3" style:font-style-asian="normal" style:font-weight-asian="normal" style:font-style-complex="normal" style:font-weight-complex="normal"/>
    </style:style>
    <style:style style:name="T29" style:family="text">
      <style:text-properties fo:font-style="normal" fo:font-weight="normal" officeooo:rsid="012f9346" style:font-style-asian="normal" style:font-weight-asian="normal" style:font-style-complex="normal" style:font-weight-complex="normal"/>
    </style:style>
    <style:style style:name="T30" style:family="text">
      <style:text-properties fo:font-style="normal" fo:font-weight="normal" officeooo:rsid="01ac4d05" style:font-style-asian="normal" style:font-weight-asian="normal" style:font-style-complex="normal" style:font-weight-complex="normal"/>
    </style:style>
    <style:style style:name="T31" style:family="text">
      <style:text-properties fo:font-style="normal" fo:font-weight="normal" officeooo:rsid="01adf2fe" style:font-style-asian="normal" style:font-weight-asian="normal" style:font-style-complex="normal" style:font-weight-complex="normal"/>
    </style:style>
    <style:style style:name="T32" style:family="text">
      <style:text-properties fo:font-style="normal" fo:font-weight="normal" officeooo:rsid="01b339e9" style:font-style-asian="normal" style:font-weight-asian="normal" style:font-style-complex="normal" style:font-weight-complex="normal"/>
    </style:style>
    <style:style style:name="T33" style:family="text">
      <style:text-properties fo:font-style="normal" fo:font-weight="normal" officeooo:rsid="01b3d799" style:font-style-asian="normal" style:font-weight-asian="normal" style:font-style-complex="normal" style:font-weight-complex="normal"/>
    </style:style>
    <style:style style:name="T34" style:family="text">
      <style:text-properties fo:font-style="normal" fo:font-weight="normal" officeooo:rsid="01b41bbf" style:font-style-asian="normal" style:font-weight-asian="normal" style:font-style-complex="normal" style:font-weight-complex="normal"/>
    </style:style>
    <style:style style:name="T35" style:family="text">
      <style:text-properties fo:font-style="normal" fo:font-weight="normal" officeooo:rsid="01b60e18" style:font-style-asian="normal" style:font-weight-asian="normal" style:font-style-complex="normal" style:font-weight-complex="normal"/>
    </style:style>
    <style:style style:name="T36" style:family="text">
      <style:text-properties fo:font-style="normal" fo:font-weight="normal" officeooo:rsid="01b76bbd" style:font-style-asian="normal" style:font-weight-asian="normal" style:font-style-complex="normal" style:font-weight-complex="normal"/>
    </style:style>
    <style:style style:name="T37" style:family="text">
      <style:text-properties fo:font-style="normal" fo:font-weight="normal" officeooo:rsid="01ba4913" style:font-style-asian="normal" style:font-weight-asian="normal" style:font-style-complex="normal" style:font-weight-complex="normal"/>
    </style:style>
    <style:style style:name="T38" style:family="text">
      <style:text-properties fo:font-style="normal" officeooo:rsid="00a6cce3" fo:background-color="transparent" loext:char-shading-value="0" style:font-style-asian="normal" style:font-style-complex="normal"/>
    </style:style>
    <style:style style:name="T39" style:family="text">
      <style:text-properties fo:font-style="normal" officeooo:rsid="00a6cce3" fo:background-color="transparent" loext:char-shading-value="0" style:font-style-asian="normal" style:font-style-complex="normal"/>
    </style:style>
    <style:style style:name="T40" style:family="text">
      <style:text-properties fo:font-style="normal" officeooo:rsid="00aaeb7e" fo:background-color="transparent" loext:char-shading-value="0" style:font-style-asian="normal" style:font-style-complex="normal"/>
    </style:style>
    <style:style style:name="T41" style:family="text">
      <style:text-properties fo:font-style="normal" officeooo:rsid="00a6cce3" fo:background-color="#ffd7d7" loext:char-shading-value="0" style:font-style-asian="normal" style:font-style-complex="normal"/>
    </style:style>
    <style:style style:name="T42" style:family="text">
      <style:text-properties fo:font-style="normal" officeooo:rsid="00aaeb7e" fo:background-color="#ffd7d7" loext:char-shading-value="0" style:font-style-asian="normal" style:font-style-complex="normal"/>
    </style:style>
    <style:style style:name="T43" style:family="text">
      <style:text-properties style:text-line-through-style="none" style:text-line-through-type="none" fo:font-style="normal" style:text-underline-style="none" fo:font-weight="normal" officeooo:rsid="000e53b5"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00ea85d3"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002addf8" style:font-style-asian="normal" style:font-weight-asian="normal" style:font-style-complex="normal" style:font-weight-complex="normal"/>
    </style:style>
    <style:style style:name="T46" style:family="text">
      <style:text-properties style:text-line-through-style="none" style:text-line-through-type="none" fo:font-style="italic" style:text-underline-style="none" fo:font-weight="normal" officeooo:rsid="000e53b5" style:font-style-asian="italic" style:font-weight-asian="normal" style:font-style-complex="italic" style:font-weight-complex="normal"/>
    </style:style>
    <style:style style:name="T47" style:family="text">
      <style:text-properties fo:language="es" fo:country="ES" fo:font-style="normal" fo:font-weight="normal" style:font-style-asian="normal" style:font-weight-asian="normal" style:font-style-complex="normal" style:font-weight-complex="normal"/>
    </style:style>
    <style:style style:name="T48" style:family="text">
      <style:text-properties fo:language="es" fo:country="ES" fo:font-style="normal" fo:font-weight="normal" officeooo:rsid="000ce66a" style:font-style-asian="normal" style:font-weight-asian="normal" style:font-style-complex="normal" style:font-weight-complex="normal"/>
    </style:style>
    <style:style style:name="T49" style:family="text">
      <style:text-properties fo:language="es" fo:country="ES" fo:font-style="normal" fo:font-weight="normal" officeooo:rsid="000e3666" style:font-style-asian="normal" style:font-weight-asian="normal" style:font-style-complex="normal" style:font-weight-complex="normal"/>
    </style:style>
    <style:style style:name="T50" style:family="text">
      <style:text-properties fo:language="es" fo:country="ES" fo:font-style="normal" fo:font-weight="normal" officeooo:rsid="000f5d0c" style:font-style-asian="normal" style:font-weight-asian="normal" style:font-style-complex="normal" style:font-weight-complex="normal"/>
    </style:style>
    <style:style style:name="T51" style:family="text">
      <style:text-properties fo:language="es" fo:country="ES" fo:font-style="normal" fo:font-weight="normal" officeooo:rsid="001131f2" style:font-style-asian="normal" style:font-weight-asian="normal" style:font-style-complex="normal" style:font-weight-complex="normal"/>
    </style:style>
    <style:style style:name="T52" style:family="text">
      <style:text-properties fo:language="es" fo:country="ES" fo:font-style="normal" fo:font-weight="normal" officeooo:rsid="00118b05" style:font-style-asian="normal" style:font-weight-asian="normal" style:font-style-complex="normal" style:font-weight-complex="normal"/>
    </style:style>
    <style:style style:name="T53" style:family="text">
      <style:text-properties fo:language="es" fo:country="ES" fo:font-style="normal" fo:font-weight="normal" officeooo:rsid="0014774f" style:font-style-asian="normal" style:font-weight-asian="normal" style:font-style-complex="normal" style:font-weight-complex="normal"/>
    </style:style>
    <style:style style:name="T54" style:family="text">
      <style:text-properties fo:language="es" fo:country="ES" fo:font-style="normal" fo:font-weight="normal" officeooo:rsid="0014eb54" style:font-style-asian="normal" style:font-weight-asian="normal" style:font-style-complex="normal" style:font-weight-complex="normal"/>
    </style:style>
    <style:style style:name="T55" style:family="text">
      <style:text-properties fo:language="es" fo:country="ES" fo:font-style="normal" fo:font-weight="normal" officeooo:rsid="0016e201" style:font-style-asian="normal" style:font-weight-asian="normal" style:font-style-complex="normal" style:font-weight-complex="normal"/>
    </style:style>
    <style:style style:name="T56" style:family="text">
      <style:text-properties fo:language="es" fo:country="ES" fo:font-style="normal" fo:font-weight="normal" officeooo:rsid="00187196" style:font-style-asian="normal" style:font-weight-asian="normal" style:font-style-complex="normal" style:font-weight-complex="normal"/>
    </style:style>
    <style:style style:name="T57" style:family="text">
      <style:text-properties fo:language="es" fo:country="ES" fo:font-style="normal" fo:font-weight="normal" officeooo:rsid="001c15de" style:font-style-asian="normal" style:font-weight-asian="normal" style:font-style-complex="normal" style:font-weight-complex="normal"/>
    </style:style>
    <style:style style:name="T58" style:family="text">
      <style:text-properties fo:language="es" fo:country="ES" fo:font-style="normal" fo:font-weight="normal" officeooo:rsid="001c290c" style:font-style-asian="normal" style:font-weight-asian="normal" style:font-style-complex="normal" style:font-weight-complex="normal"/>
    </style:style>
    <style:style style:name="T59" style:family="text">
      <style:text-properties fo:language="es" fo:country="ES" fo:font-style="normal" fo:font-weight="normal" officeooo:rsid="001d493e" style:font-style-asian="normal" style:font-weight-asian="normal" style:font-style-complex="normal" style:font-weight-complex="normal"/>
    </style:style>
    <style:style style:name="T60" style:family="text">
      <style:text-properties fo:language="es" fo:country="ES" fo:font-style="normal" fo:font-weight="normal" officeooo:rsid="001ec2fd" style:font-style-asian="normal" style:font-weight-asian="normal" style:font-style-complex="normal" style:font-weight-complex="normal"/>
    </style:style>
    <style:style style:name="T61" style:family="text">
      <style:text-properties fo:language="es" fo:country="ES" fo:font-style="normal" fo:font-weight="normal" officeooo:rsid="0020fe2c" style:font-style-asian="normal" style:font-weight-asian="normal" style:font-style-complex="normal" style:font-weight-complex="normal"/>
    </style:style>
    <style:style style:name="T62" style:family="text">
      <style:text-properties fo:language="es" fo:country="ES" fo:font-style="normal" fo:font-weight="normal" officeooo:rsid="00211d0b" style:font-style-asian="normal" style:font-weight-asian="normal" style:font-style-complex="normal" style:font-weight-complex="normal"/>
    </style:style>
    <style:style style:name="T63" style:family="text">
      <style:text-properties fo:language="es" fo:country="ES" fo:font-style="normal" fo:font-weight="normal" officeooo:rsid="0021d854" style:font-style-asian="normal" style:font-weight-asian="normal" style:font-style-complex="normal" style:font-weight-complex="normal"/>
    </style:style>
    <style:style style:name="T64" style:family="text">
      <style:text-properties fo:language="es" fo:country="ES" fo:font-style="normal" fo:font-weight="normal" officeooo:rsid="0034d860" style:font-style-asian="normal" style:font-weight-asian="normal" style:font-style-complex="normal" style:font-weight-complex="normal"/>
    </style:style>
    <style:style style:name="T65" style:family="text">
      <style:text-properties fo:language="es" fo:country="ES" fo:font-style="normal" fo:font-weight="normal" officeooo:rsid="0037ac77" style:font-style-asian="normal" style:font-weight-asian="normal" style:font-style-complex="normal" style:font-weight-complex="normal"/>
    </style:style>
    <style:style style:name="T66" style:family="text">
      <style:text-properties fo:language="es" fo:country="ES" fo:font-style="normal" fo:font-weight="normal" officeooo:rsid="003eeaa3" style:font-style-asian="normal" style:font-weight-asian="normal" style:font-style-complex="normal" style:font-weight-complex="normal"/>
    </style:style>
    <style:style style:name="T67" style:family="text">
      <style:text-properties fo:language="es" fo:country="ES" fo:font-style="normal" fo:font-weight="normal" officeooo:rsid="00431d9d" style:font-style-asian="normal" style:font-weight-asian="normal" style:font-style-complex="normal" style:font-weight-complex="normal"/>
    </style:style>
    <style:style style:name="T68" style:family="text">
      <style:text-properties fo:language="es" fo:country="ES" fo:font-style="normal" fo:font-weight="normal" officeooo:rsid="00449d61" style:font-style-asian="normal" style:font-weight-asian="normal" style:font-style-complex="normal" style:font-weight-complex="normal"/>
    </style:style>
    <style:style style:name="T69" style:family="text">
      <style:text-properties fo:language="es" fo:country="ES" fo:font-style="normal" fo:font-weight="normal" officeooo:rsid="0044d181" style:font-style-asian="normal" style:font-weight-asian="normal" style:font-style-complex="normal" style:font-weight-complex="normal"/>
    </style:style>
    <style:style style:name="T70" style:family="text">
      <style:text-properties fo:language="es" fo:country="ES" fo:font-style="normal" fo:font-weight="normal" officeooo:rsid="00462a83" style:font-style-asian="normal" style:font-weight-asian="normal" style:font-style-complex="normal" style:font-weight-complex="normal"/>
    </style:style>
    <style:style style:name="T71" style:family="text">
      <style:text-properties fo:language="es" fo:country="ES" fo:font-style="normal" fo:font-weight="normal" officeooo:rsid="004685fe" style:font-style-asian="normal" style:font-weight-asian="normal" style:font-style-complex="normal" style:font-weight-complex="normal"/>
    </style:style>
    <style:style style:name="T72" style:family="text">
      <style:text-properties fo:language="es" fo:country="ES" fo:font-style="normal" fo:font-weight="normal" officeooo:rsid="0047bf81" style:font-style-asian="normal" style:font-weight-asian="normal" style:font-style-complex="normal" style:font-weight-complex="normal"/>
    </style:style>
    <style:style style:name="T73" style:family="text">
      <style:text-properties fo:language="es" fo:country="ES" fo:font-style="normal" fo:font-weight="normal" officeooo:rsid="004996af" style:font-style-asian="normal" style:font-weight-asian="normal" style:font-style-complex="normal" style:font-weight-complex="normal"/>
    </style:style>
    <style:style style:name="T74" style:family="text">
      <style:text-properties fo:language="es" fo:country="ES" fo:font-style="normal" fo:font-weight="normal" officeooo:rsid="004b18ed" style:font-style-asian="normal" style:font-weight-asian="normal" style:font-style-complex="normal" style:font-weight-complex="normal"/>
    </style:style>
    <style:style style:name="T75" style:family="text">
      <style:text-properties fo:language="es" fo:country="ES" fo:font-style="normal" fo:font-weight="normal" officeooo:rsid="004bfbd0" style:font-style-asian="normal" style:font-weight-asian="normal" style:font-style-complex="normal" style:font-weight-complex="normal"/>
    </style:style>
    <style:style style:name="T76" style:family="text">
      <style:text-properties fo:language="es" fo:country="ES" fo:font-style="normal" fo:font-weight="normal" officeooo:rsid="004dde1b" style:font-style-asian="normal" style:font-weight-asian="normal" style:font-style-complex="normal" style:font-weight-complex="normal"/>
    </style:style>
    <style:style style:name="T77" style:family="text">
      <style:text-properties fo:language="es" fo:country="ES" fo:font-style="normal" fo:font-weight="normal" officeooo:rsid="004de3f5" style:font-style-asian="normal" style:font-weight-asian="normal" style:font-style-complex="normal" style:font-weight-complex="normal"/>
    </style:style>
    <style:style style:name="T78" style:family="text">
      <style:text-properties fo:language="es" fo:country="ES" fo:font-style="normal" fo:font-weight="normal" officeooo:rsid="004f8330" style:font-style-asian="normal" style:font-weight-asian="normal" style:font-style-complex="normal" style:font-weight-complex="normal"/>
    </style:style>
    <style:style style:name="T79" style:family="text">
      <style:text-properties fo:language="es" fo:country="ES" fo:font-style="normal" fo:font-weight="normal" officeooo:rsid="0051e19b" style:font-style-asian="normal" style:font-weight-asian="normal" style:font-style-complex="normal" style:font-weight-complex="normal"/>
    </style:style>
    <style:style style:name="T80" style:family="text">
      <style:text-properties fo:language="es" fo:country="ES" fo:font-style="normal" fo:font-weight="normal" officeooo:rsid="0053bc52" style:font-style-asian="normal" style:font-weight-asian="normal" style:font-style-complex="normal" style:font-weight-complex="normal"/>
    </style:style>
    <style:style style:name="T81" style:family="text">
      <style:text-properties fo:language="es" fo:country="ES" fo:font-style="normal" fo:font-weight="normal" officeooo:rsid="005531a2" style:font-style-asian="normal" style:font-weight-asian="normal" style:font-style-complex="normal" style:font-weight-complex="normal"/>
    </style:style>
    <style:style style:name="T82" style:family="text">
      <style:text-properties fo:language="es" fo:country="ES" fo:font-style="normal" fo:font-weight="normal" officeooo:rsid="0055cefa" style:font-style-asian="normal" style:font-weight-asian="normal" style:font-style-complex="normal" style:font-weight-complex="normal"/>
    </style:style>
    <style:style style:name="T83" style:family="text">
      <style:text-properties fo:language="es" fo:country="ES" fo:font-style="normal" fo:font-weight="normal" officeooo:rsid="005703ca" style:font-style-asian="normal" style:font-weight-asian="normal" style:font-style-complex="normal" style:font-weight-complex="normal"/>
    </style:style>
    <style:style style:name="T84" style:family="text">
      <style:text-properties fo:language="es" fo:country="ES" fo:font-style="normal" fo:font-weight="normal" officeooo:rsid="00578e98" style:font-style-asian="normal" style:font-weight-asian="normal" style:font-style-complex="normal" style:font-weight-complex="normal"/>
    </style:style>
    <style:style style:name="T85" style:family="text">
      <style:text-properties fo:language="es" fo:country="ES" fo:font-style="normal" fo:font-weight="normal" officeooo:rsid="0059af0d" style:font-style-asian="normal" style:font-weight-asian="normal" style:font-style-complex="normal" style:font-weight-complex="normal"/>
    </style:style>
    <style:style style:name="T86" style:family="text">
      <style:text-properties fo:language="es" fo:country="ES" fo:font-style="normal" fo:font-weight="normal" officeooo:rsid="005b3c52" style:font-style-asian="normal" style:font-weight-asian="normal" style:font-style-complex="normal" style:font-weight-complex="normal"/>
    </style:style>
    <style:style style:name="T87" style:family="text">
      <style:text-properties fo:language="es" fo:country="ES" fo:font-style="normal" fo:font-weight="normal" officeooo:rsid="005c3bb3" style:font-style-asian="normal" style:font-weight-asian="normal" style:font-style-complex="normal" style:font-weight-complex="normal"/>
    </style:style>
    <style:style style:name="T88" style:family="text">
      <style:text-properties fo:language="es" fo:country="ES" fo:font-style="normal" fo:font-weight="normal" officeooo:rsid="005cd3d8" style:font-style-asian="normal" style:font-weight-asian="normal" style:font-style-complex="normal" style:font-weight-complex="normal"/>
    </style:style>
    <style:style style:name="T89" style:family="text">
      <style:text-properties fo:language="es" fo:country="ES" fo:font-style="normal" fo:font-weight="normal" officeooo:rsid="005ec840" style:font-style-asian="normal" style:font-weight-asian="normal" style:font-style-complex="normal" style:font-weight-complex="normal"/>
    </style:style>
    <style:style style:name="T90" style:family="text">
      <style:text-properties fo:language="es" fo:country="ES" fo:font-style="normal" fo:font-weight="normal" officeooo:rsid="005f1321" style:font-style-asian="normal" style:font-weight-asian="normal" style:font-style-complex="normal" style:font-weight-complex="normal"/>
    </style:style>
    <style:style style:name="T91" style:family="text">
      <style:text-properties fo:language="es" fo:country="ES" fo:font-style="normal" fo:font-weight="normal" officeooo:rsid="0060e9e7" style:font-style-asian="normal" style:font-weight-asian="normal" style:font-style-complex="normal" style:font-weight-complex="normal"/>
    </style:style>
    <style:style style:name="T92" style:family="text">
      <style:text-properties fo:language="es" fo:country="ES" fo:font-style="normal" fo:font-weight="normal" officeooo:rsid="0062e248" style:font-style-asian="normal" style:font-weight-asian="normal" style:font-style-complex="normal" style:font-weight-complex="normal"/>
    </style:style>
    <style:style style:name="T93" style:family="text">
      <style:text-properties fo:language="es" fo:country="ES" fo:font-style="normal" fo:font-weight="normal" officeooo:rsid="00633a37" style:font-style-asian="normal" style:font-weight-asian="normal" style:font-style-complex="normal" style:font-weight-complex="normal"/>
    </style:style>
    <style:style style:name="T94" style:family="text">
      <style:text-properties fo:language="es" fo:country="ES" fo:font-style="normal" fo:font-weight="normal" officeooo:rsid="0063545b" style:font-style-asian="normal" style:font-weight-asian="normal" style:font-style-complex="normal" style:font-weight-complex="normal"/>
    </style:style>
    <style:style style:name="T95" style:family="text">
      <style:text-properties fo:language="es" fo:country="ES" fo:font-style="normal" fo:font-weight="normal" officeooo:rsid="0064f474" style:font-style-asian="normal" style:font-weight-asian="normal" style:font-style-complex="normal" style:font-weight-complex="normal"/>
    </style:style>
    <style:style style:name="T96" style:family="text">
      <style:text-properties fo:language="es" fo:country="ES" fo:font-style="normal" fo:font-weight="normal" officeooo:rsid="0065211f" style:font-style-asian="normal" style:font-weight-asian="normal" style:font-style-complex="normal" style:font-weight-complex="normal"/>
    </style:style>
    <style:style style:name="T97" style:family="text">
      <style:text-properties fo:language="es" fo:country="ES" fo:font-style="normal" fo:font-weight="normal" officeooo:rsid="0066b976" style:font-style-asian="normal" style:font-weight-asian="normal" style:font-style-complex="normal" style:font-weight-complex="normal"/>
    </style:style>
    <style:style style:name="T98" style:family="text">
      <style:text-properties fo:language="es" fo:country="ES" fo:font-style="normal" fo:font-weight="normal" officeooo:rsid="00687641" style:font-style-asian="normal" style:font-weight-asian="normal" style:font-style-complex="normal" style:font-weight-complex="normal"/>
    </style:style>
    <style:style style:name="T99" style:family="text">
      <style:text-properties fo:language="es" fo:country="ES" fo:font-style="normal" fo:font-weight="normal" officeooo:rsid="006a6add" style:font-style-asian="normal" style:font-weight-asian="normal" style:font-style-complex="normal" style:font-weight-complex="normal"/>
    </style:style>
    <style:style style:name="T100" style:family="text">
      <style:text-properties fo:language="es" fo:country="ES" fo:font-style="normal" fo:font-weight="normal" officeooo:rsid="006c3a94" style:font-style-asian="normal" style:font-weight-asian="normal" style:font-style-complex="normal" style:font-weight-complex="normal"/>
    </style:style>
    <style:style style:name="T101" style:family="text">
      <style:text-properties fo:language="es" fo:country="ES" fo:font-style="normal" fo:font-weight="normal" officeooo:rsid="006c9809" style:font-style-asian="normal" style:font-weight-asian="normal" style:font-style-complex="normal" style:font-weight-complex="normal"/>
    </style:style>
    <style:style style:name="T102" style:family="text">
      <style:text-properties fo:language="es" fo:country="ES" fo:font-style="normal" fo:font-weight="normal" officeooo:rsid="006c9f34" style:font-style-asian="normal" style:font-weight-asian="normal" style:font-style-complex="normal" style:font-weight-complex="normal"/>
    </style:style>
    <style:style style:name="T103" style:family="text">
      <style:text-properties fo:language="es" fo:country="ES" fo:font-style="normal" fo:font-weight="normal" officeooo:rsid="006d9b57" style:font-style-asian="normal" style:font-weight-asian="normal" style:font-style-complex="normal" style:font-weight-complex="normal"/>
    </style:style>
    <style:style style:name="T104" style:family="text">
      <style:text-properties fo:language="es" fo:country="ES" fo:font-style="normal" fo:font-weight="normal" officeooo:rsid="006e1b84" style:font-style-asian="normal" style:font-weight-asian="normal" style:font-style-complex="normal" style:font-weight-complex="normal"/>
    </style:style>
    <style:style style:name="T105" style:family="text">
      <style:text-properties fo:language="es" fo:country="ES" fo:font-style="normal" fo:font-weight="normal" officeooo:rsid="006f81ca" style:font-style-asian="normal" style:font-weight-asian="normal" style:font-style-complex="normal" style:font-weight-complex="normal"/>
    </style:style>
    <style:style style:name="T106" style:family="text">
      <style:text-properties fo:language="es" fo:country="ES" fo:font-style="normal" fo:font-weight="normal" officeooo:rsid="006fdcaa" style:font-style-asian="normal" style:font-weight-asian="normal" style:font-style-complex="normal" style:font-weight-complex="normal"/>
    </style:style>
    <style:style style:name="T107" style:family="text">
      <style:text-properties fo:language="es" fo:country="ES" fo:font-style="normal" fo:font-weight="normal" officeooo:rsid="0070f782" style:font-style-asian="normal" style:font-weight-asian="normal" style:font-style-complex="normal" style:font-weight-complex="normal"/>
    </style:style>
    <style:style style:name="T108" style:family="text">
      <style:text-properties fo:language="es" fo:country="ES" fo:font-style="normal" fo:font-weight="normal" officeooo:rsid="0071366a" style:font-style-asian="normal" style:font-weight-asian="normal" style:font-style-complex="normal" style:font-weight-complex="normal"/>
    </style:style>
    <style:style style:name="T109" style:family="text">
      <style:text-properties fo:language="es" fo:country="ES" fo:font-style="normal" fo:font-weight="normal" officeooo:rsid="0072b389" style:font-style-asian="normal" style:font-weight-asian="normal" style:font-style-complex="normal" style:font-weight-complex="normal"/>
    </style:style>
    <style:style style:name="T110" style:family="text">
      <style:text-properties fo:language="es" fo:country="ES" fo:font-style="normal" fo:font-weight="normal" officeooo:rsid="00730f6f" style:font-style-asian="normal" style:font-weight-asian="normal" style:font-style-complex="normal" style:font-weight-complex="normal"/>
    </style:style>
    <style:style style:name="T111" style:family="text">
      <style:text-properties fo:language="es" fo:country="ES" fo:font-style="normal" fo:font-weight="normal" officeooo:rsid="00773df4" style:font-style-asian="normal" style:font-weight-asian="normal" style:font-style-complex="normal" style:font-weight-complex="normal"/>
    </style:style>
    <style:style style:name="T112" style:family="text">
      <style:text-properties fo:language="es" fo:country="ES" fo:font-style="normal" fo:font-weight="normal" officeooo:rsid="007addea" style:font-style-asian="normal" style:font-weight-asian="normal" style:font-style-complex="normal" style:font-weight-complex="normal"/>
    </style:style>
    <style:style style:name="T113" style:family="text">
      <style:text-properties fo:language="es" fo:country="ES" fo:font-style="normal" fo:font-weight="normal" officeooo:rsid="007af745" style:font-style-asian="normal" style:font-weight-asian="normal" style:font-style-complex="normal" style:font-weight-complex="normal"/>
    </style:style>
    <style:style style:name="T114" style:family="text">
      <style:text-properties fo:language="es" fo:country="ES" fo:font-style="normal" fo:font-weight="normal" officeooo:rsid="007c12cd" style:font-style-asian="normal" style:font-weight-asian="normal" style:font-style-complex="normal" style:font-weight-complex="normal"/>
    </style:style>
    <style:style style:name="T115" style:family="text">
      <style:text-properties fo:language="es" fo:country="ES" fo:font-style="normal" fo:font-weight="normal" officeooo:rsid="007f3737" style:font-style-asian="normal" style:font-weight-asian="normal" style:font-style-complex="normal" style:font-weight-complex="normal"/>
    </style:style>
    <style:style style:name="T116" style:family="text">
      <style:text-properties fo:language="es" fo:country="ES" fo:font-style="normal" fo:font-weight="normal" officeooo:rsid="007f8748" style:font-style-asian="normal" style:font-weight-asian="normal" style:font-style-complex="normal" style:font-weight-complex="normal"/>
    </style:style>
    <style:style style:name="T117" style:family="text">
      <style:text-properties fo:language="es" fo:country="ES" fo:font-style="normal" fo:font-weight="normal" officeooo:rsid="00808f4a" style:font-style-asian="normal" style:font-weight-asian="normal" style:font-style-complex="normal" style:font-weight-complex="normal"/>
    </style:style>
    <style:style style:name="T118" style:family="text">
      <style:text-properties fo:language="es" fo:country="ES" fo:font-style="normal" fo:font-weight="normal" officeooo:rsid="0080b839" style:font-style-asian="normal" style:font-weight-asian="normal" style:font-style-complex="normal" style:font-weight-complex="normal"/>
    </style:style>
    <style:style style:name="T119" style:family="text">
      <style:text-properties fo:language="es" fo:country="ES" fo:font-style="normal" fo:font-weight="normal" officeooo:rsid="0080c71b" style:font-style-asian="normal" style:font-weight-asian="normal" style:font-style-complex="normal" style:font-weight-complex="normal"/>
    </style:style>
    <style:style style:name="T120" style:family="text">
      <style:text-properties fo:language="es" fo:country="ES" fo:font-style="normal" fo:font-weight="normal" officeooo:rsid="0082a023" style:font-style-asian="normal" style:font-weight-asian="normal" style:font-style-complex="normal" style:font-weight-complex="normal"/>
    </style:style>
    <style:style style:name="T121" style:family="text">
      <style:text-properties fo:language="es" fo:country="ES" fo:font-style="normal" fo:font-weight="normal" officeooo:rsid="0082ddcb" style:font-style-asian="normal" style:font-weight-asian="normal" style:font-style-complex="normal" style:font-weight-complex="normal"/>
    </style:style>
    <style:style style:name="T122" style:family="text">
      <style:text-properties fo:language="es" fo:country="ES" fo:font-style="normal" fo:font-weight="normal" officeooo:rsid="00892bdc" style:font-style-asian="normal" style:font-weight-asian="normal" style:font-style-complex="normal" style:font-weight-complex="normal"/>
    </style:style>
    <style:style style:name="T123" style:family="text">
      <style:text-properties fo:language="es" fo:country="ES" fo:font-style="normal" fo:font-weight="normal" officeooo:rsid="0089fd2e" style:font-style-asian="normal" style:font-weight-asian="normal" style:font-style-complex="normal" style:font-weight-complex="normal"/>
    </style:style>
    <style:style style:name="T124" style:family="text">
      <style:text-properties fo:language="es" fo:country="ES" fo:font-style="normal" fo:font-weight="normal" officeooo:rsid="008c5eda" style:font-style-asian="normal" style:font-weight-asian="normal" style:font-style-complex="normal" style:font-weight-complex="normal"/>
    </style:style>
    <style:style style:name="T125" style:family="text">
      <style:text-properties fo:language="es" fo:country="ES" fo:font-style="normal" fo:font-weight="normal" officeooo:rsid="008ff4a6" style:font-style-asian="normal" style:font-weight-asian="normal" style:font-style-complex="normal" style:font-weight-complex="normal"/>
    </style:style>
    <style:style style:name="T126" style:family="text">
      <style:text-properties fo:language="es" fo:country="ES" fo:font-style="normal" fo:font-weight="normal" officeooo:rsid="0090f16b" style:font-style-asian="normal" style:font-weight-asian="normal" style:font-style-complex="normal" style:font-weight-complex="normal"/>
    </style:style>
    <style:style style:name="T127" style:family="text">
      <style:text-properties fo:language="es" fo:country="ES" fo:font-style="normal" fo:font-weight="normal" officeooo:rsid="009291db" style:font-style-asian="normal" style:font-weight-asian="normal" style:font-style-complex="normal" style:font-weight-complex="normal"/>
    </style:style>
    <style:style style:name="T128" style:family="text">
      <style:text-properties fo:language="es" fo:country="ES" fo:font-style="normal" fo:font-weight="normal" officeooo:rsid="0093417b" style:font-style-asian="normal" style:font-weight-asian="normal" style:font-style-complex="normal" style:font-weight-complex="normal"/>
    </style:style>
    <style:style style:name="T129" style:family="text">
      <style:text-properties fo:language="es" fo:country="ES" fo:font-style="normal" fo:font-weight="normal" officeooo:rsid="0093c276" style:font-style-asian="normal" style:font-weight-asian="normal" style:font-style-complex="normal" style:font-weight-complex="normal"/>
    </style:style>
    <style:style style:name="T130" style:family="text">
      <style:text-properties fo:language="es" fo:country="ES" fo:font-style="normal" fo:font-weight="normal" officeooo:rsid="00956e14" style:font-style-asian="normal" style:font-weight-asian="normal" style:font-style-complex="normal" style:font-weight-complex="normal"/>
    </style:style>
    <style:style style:name="T131" style:family="text">
      <style:text-properties fo:language="es" fo:country="ES" fo:font-style="normal" fo:font-weight="normal" officeooo:rsid="00963acb" style:font-style-asian="normal" style:font-weight-asian="normal" style:font-style-complex="normal" style:font-weight-complex="normal"/>
    </style:style>
    <style:style style:name="T132" style:family="text">
      <style:text-properties fo:language="es" fo:country="ES" fo:font-style="normal" fo:font-weight="normal" officeooo:rsid="00976e69" style:font-style-asian="normal" style:font-weight-asian="normal" style:font-style-complex="normal" style:font-weight-complex="normal"/>
    </style:style>
    <style:style style:name="T133" style:family="text">
      <style:text-properties fo:language="es" fo:country="ES" fo:font-style="normal" fo:font-weight="normal" officeooo:rsid="0098f8f7" style:font-style-asian="normal" style:font-weight-asian="normal" style:font-style-complex="normal" style:font-weight-complex="normal"/>
    </style:style>
    <style:style style:name="T134" style:family="text">
      <style:text-properties fo:language="es" fo:country="ES" fo:font-style="normal" fo:font-weight="normal" officeooo:rsid="00998c73" style:font-style-asian="normal" style:font-weight-asian="normal" style:font-style-complex="normal" style:font-weight-complex="normal"/>
    </style:style>
    <style:style style:name="T135" style:family="text">
      <style:text-properties fo:language="es" fo:country="ES" fo:font-style="normal" fo:font-weight="normal" officeooo:rsid="009b515e" style:font-style-asian="normal" style:font-weight-asian="normal" style:font-style-complex="normal" style:font-weight-complex="normal"/>
    </style:style>
    <style:style style:name="T136" style:family="text">
      <style:text-properties fo:language="es" fo:country="ES" fo:font-style="normal" fo:font-weight="normal" officeooo:rsid="009cf06c" style:font-style-asian="normal" style:font-weight-asian="normal" style:font-style-complex="normal" style:font-weight-complex="normal"/>
    </style:style>
    <style:style style:name="T137" style:family="text">
      <style:text-properties fo:language="es" fo:country="ES" fo:font-style="normal" fo:font-weight="normal" officeooo:rsid="009d5cfb" style:font-style-asian="normal" style:font-weight-asian="normal" style:font-style-complex="normal" style:font-weight-complex="normal"/>
    </style:style>
    <style:style style:name="T138" style:family="text">
      <style:text-properties fo:language="es" fo:country="ES" fo:font-style="normal" fo:font-weight="normal" officeooo:rsid="009f4fe5" style:font-style-asian="normal" style:font-weight-asian="normal" style:font-style-complex="normal" style:font-weight-complex="normal"/>
    </style:style>
    <style:style style:name="T139" style:family="text">
      <style:text-properties fo:language="es" fo:country="ES" fo:font-style="normal" fo:font-weight="normal" officeooo:rsid="00a104bf" style:font-style-asian="normal" style:font-weight-asian="normal" style:font-style-complex="normal" style:font-weight-complex="normal"/>
    </style:style>
    <style:style style:name="T140" style:family="text">
      <style:text-properties fo:language="es" fo:country="ES" fo:font-style="normal" fo:font-weight="normal" officeooo:rsid="00b0a39e" style:font-style-asian="normal" style:font-weight-asian="normal" style:font-style-complex="normal" style:font-weight-complex="normal"/>
    </style:style>
    <style:style style:name="T141" style:family="text">
      <style:text-properties fo:language="es" fo:country="ES" fo:font-style="normal" fo:font-weight="normal" officeooo:rsid="00b27144" style:font-style-asian="normal" style:font-weight-asian="normal" style:font-style-complex="normal" style:font-weight-complex="normal"/>
    </style:style>
    <style:style style:name="T142" style:family="text">
      <style:text-properties fo:language="es" fo:country="ES" fo:font-style="normal" fo:font-weight="normal" officeooo:rsid="00b2896f" style:font-style-asian="normal" style:font-weight-asian="normal" style:font-style-complex="normal" style:font-weight-complex="normal"/>
    </style:style>
    <style:style style:name="T143" style:family="text">
      <style:text-properties fo:language="es" fo:country="ES" fo:font-style="normal" fo:font-weight="normal" officeooo:rsid="00b3f086" style:font-style-asian="normal" style:font-weight-asian="normal" style:font-style-complex="normal" style:font-weight-complex="normal"/>
    </style:style>
    <style:style style:name="T144" style:family="text">
      <style:text-properties fo:language="es" fo:country="ES" fo:font-style="normal" fo:font-weight="normal" officeooo:rsid="00b501dc" style:font-style-asian="normal" style:font-weight-asian="normal" style:font-style-complex="normal" style:font-weight-complex="normal"/>
    </style:style>
    <style:style style:name="T145" style:family="text">
      <style:text-properties fo:language="es" fo:country="ES" fo:font-style="normal" fo:font-weight="normal" officeooo:rsid="00b5bf23" style:font-style-asian="normal" style:font-weight-asian="normal" style:font-style-complex="normal" style:font-weight-complex="normal"/>
    </style:style>
    <style:style style:name="T146" style:family="text">
      <style:text-properties fo:language="es" fo:country="ES" fo:font-style="normal" fo:font-weight="normal" officeooo:rsid="00baa9c6" style:font-style-asian="normal" style:font-weight-asian="normal" style:font-style-complex="normal" style:font-weight-complex="normal"/>
    </style:style>
    <style:style style:name="T147" style:family="text">
      <style:text-properties fo:language="es" fo:country="ES" fo:font-style="normal" fo:font-weight="normal" officeooo:rsid="00bbaad7" style:font-style-asian="normal" style:font-weight-asian="normal" style:font-style-complex="normal" style:font-weight-complex="normal"/>
    </style:style>
    <style:style style:name="T148" style:family="text">
      <style:text-properties fo:language="es" fo:country="ES" fo:font-style="normal" fo:font-weight="normal" officeooo:rsid="00bcbcc0" style:font-style-asian="normal" style:font-weight-asian="normal" style:font-style-complex="normal" style:font-weight-complex="normal"/>
    </style:style>
    <style:style style:name="T149" style:family="text">
      <style:text-properties fo:language="es" fo:country="ES" fo:font-style="normal" fo:font-weight="normal" officeooo:rsid="00bdede9" style:font-style-asian="normal" style:font-weight-asian="normal" style:font-style-complex="normal" style:font-weight-complex="normal"/>
    </style:style>
    <style:style style:name="T150" style:family="text">
      <style:text-properties fo:language="es" fo:country="ES" fo:font-style="normal" fo:font-weight="normal" officeooo:rsid="00bfbb12" style:font-style-asian="normal" style:font-weight-asian="normal" style:font-style-complex="normal" style:font-weight-complex="normal"/>
    </style:style>
    <style:style style:name="T151" style:family="text">
      <style:text-properties fo:language="es" fo:country="ES" fo:font-style="normal" fo:font-weight="normal" officeooo:rsid="00c09d7a" style:font-style-asian="normal" style:font-weight-asian="normal" style:font-style-complex="normal" style:font-weight-complex="normal"/>
    </style:style>
    <style:style style:name="T152" style:family="text">
      <style:text-properties fo:language="es" fo:country="ES" fo:font-style="normal" fo:font-weight="normal" officeooo:rsid="00c0f2ac" style:font-style-asian="normal" style:font-weight-asian="normal" style:font-style-complex="normal" style:font-weight-complex="normal"/>
    </style:style>
    <style:style style:name="T153" style:family="text">
      <style:text-properties fo:language="es" fo:country="ES" fo:font-style="normal" fo:font-weight="normal" officeooo:rsid="00c2ad71" style:font-style-asian="normal" style:font-weight-asian="normal" style:font-style-complex="normal" style:font-weight-complex="normal"/>
    </style:style>
    <style:style style:name="T154" style:family="text">
      <style:text-properties fo:language="es" fo:country="ES" fo:font-style="normal" fo:font-weight="normal" officeooo:rsid="00c47e48" style:font-style-asian="normal" style:font-weight-asian="normal" style:font-style-complex="normal" style:font-weight-complex="normal"/>
    </style:style>
    <style:style style:name="T155" style:family="text">
      <style:text-properties fo:language="es" fo:country="ES" fo:font-style="normal" fo:font-weight="normal" officeooo:rsid="00c63046" style:font-style-asian="normal" style:font-weight-asian="normal" style:font-style-complex="normal" style:font-weight-complex="normal"/>
    </style:style>
    <style:style style:name="T156" style:family="text">
      <style:text-properties fo:language="es" fo:country="ES" fo:font-style="normal" fo:font-weight="normal" officeooo:rsid="00c90f84" style:font-style-asian="normal" style:font-weight-asian="normal" style:font-style-complex="normal" style:font-weight-complex="normal"/>
    </style:style>
    <style:style style:name="T157" style:family="text">
      <style:text-properties fo:language="es" fo:country="ES" fo:font-style="normal" fo:font-weight="normal" officeooo:rsid="00ca941f" style:font-style-asian="normal" style:font-weight-asian="normal" style:font-style-complex="normal" style:font-weight-complex="normal"/>
    </style:style>
    <style:style style:name="T158" style:family="text">
      <style:text-properties fo:language="es" fo:country="ES" fo:font-style="normal" fo:font-weight="normal" officeooo:rsid="00cc37ac" style:font-style-asian="normal" style:font-weight-asian="normal" style:font-style-complex="normal" style:font-weight-complex="normal"/>
    </style:style>
    <style:style style:name="T159" style:family="text">
      <style:text-properties fo:language="es" fo:country="ES" fo:font-style="normal" fo:font-weight="normal" officeooo:rsid="00cd98ba" style:font-style-asian="normal" style:font-weight-asian="normal" style:font-style-complex="normal" style:font-weight-complex="normal"/>
    </style:style>
    <style:style style:name="T160" style:family="text">
      <style:text-properties fo:language="es" fo:country="ES" fo:font-style="normal" fo:font-weight="normal" officeooo:rsid="00ce2890" style:font-style-asian="normal" style:font-weight-asian="normal" style:font-style-complex="normal" style:font-weight-complex="normal"/>
    </style:style>
    <style:style style:name="T161" style:family="text">
      <style:text-properties fo:language="es" fo:country="ES" fo:font-style="normal" fo:font-weight="normal" officeooo:rsid="00ddc53c" style:font-style-asian="normal" style:font-weight-asian="normal" style:font-style-complex="normal" style:font-weight-complex="normal"/>
    </style:style>
    <style:style style:name="T162" style:family="text">
      <style:text-properties fo:language="es" fo:country="ES" fo:font-style="normal" fo:font-weight="normal" officeooo:rsid="00ea85d3" style:font-style-asian="normal" style:font-weight-asian="normal" style:font-style-complex="normal" style:font-weight-complex="normal"/>
    </style:style>
    <style:style style:name="T163" style:family="text">
      <style:text-properties fo:language="es" fo:country="ES" fo:font-style="normal" fo:font-weight="normal" officeooo:rsid="00eb486b" style:font-style-asian="normal" style:font-weight-asian="normal" style:font-style-complex="normal" style:font-weight-complex="normal"/>
    </style:style>
    <style:style style:name="T164" style:family="text">
      <style:text-properties fo:language="es" fo:country="ES" fo:font-style="normal" fo:font-weight="normal" officeooo:rsid="00ec2ff8" style:font-style-asian="normal" style:font-weight-asian="normal" style:font-style-complex="normal" style:font-weight-complex="normal"/>
    </style:style>
    <style:style style:name="T165" style:family="text">
      <style:text-properties fo:language="es" fo:country="ES" fo:font-style="normal" fo:font-weight="normal" officeooo:rsid="00ec415f" style:font-style-asian="normal" style:font-weight-asian="normal" style:font-style-complex="normal" style:font-weight-complex="normal"/>
    </style:style>
    <style:style style:name="T166" style:family="text">
      <style:text-properties fo:language="es" fo:country="ES" fo:font-style="normal" fo:font-weight="normal" officeooo:rsid="00ec41a6" style:font-style-asian="normal" style:font-weight-asian="normal" style:font-style-complex="normal" style:font-weight-complex="normal"/>
    </style:style>
    <style:style style:name="T167" style:family="text">
      <style:text-properties fo:language="es" fo:country="ES" fo:font-style="normal" fo:font-weight="normal" officeooo:rsid="00f25cfc" style:font-style-asian="normal" style:font-weight-asian="normal" style:font-style-complex="normal" style:font-weight-complex="normal"/>
    </style:style>
    <style:style style:name="T168" style:family="text">
      <style:text-properties fo:language="es" fo:country="ES" fo:font-style="normal" fo:font-weight="normal" officeooo:rsid="00f5b2ef" style:font-style-asian="normal" style:font-weight-asian="normal" style:font-style-complex="normal" style:font-weight-complex="normal"/>
    </style:style>
    <style:style style:name="T169" style:family="text">
      <style:text-properties fo:language="es" fo:country="ES" fo:font-style="normal" fo:font-weight="normal" officeooo:rsid="00f70442" style:font-style-asian="normal" style:font-weight-asian="normal" style:font-style-complex="normal" style:font-weight-complex="normal"/>
    </style:style>
    <style:style style:name="T170" style:family="text">
      <style:text-properties fo:language="es" fo:country="ES" fo:font-style="normal" fo:font-weight="normal" officeooo:rsid="00f91552" style:font-style-asian="normal" style:font-weight-asian="normal" style:font-style-complex="normal" style:font-weight-complex="normal"/>
    </style:style>
    <style:style style:name="T171" style:family="text">
      <style:text-properties fo:language="es" fo:country="ES" fo:font-style="normal" fo:font-weight="normal" officeooo:rsid="00f9bfe8" style:font-style-asian="normal" style:font-weight-asian="normal" style:font-style-complex="normal" style:font-weight-complex="normal"/>
    </style:style>
    <style:style style:name="T172" style:family="text">
      <style:text-properties fo:language="es" fo:country="ES" fo:font-style="normal" fo:font-weight="normal" officeooo:rsid="00fb42f6" style:font-style-asian="normal" style:font-weight-asian="normal" style:font-style-complex="normal" style:font-weight-complex="normal"/>
    </style:style>
    <style:style style:name="T173" style:family="text">
      <style:text-properties fo:language="es" fo:country="ES" fo:font-style="normal" fo:font-weight="normal" officeooo:rsid="00fc308f" style:font-style-asian="normal" style:font-weight-asian="normal" style:font-style-complex="normal" style:font-weight-complex="normal"/>
    </style:style>
    <style:style style:name="T174" style:family="text">
      <style:text-properties fo:language="es" fo:country="ES" fo:font-style="normal" fo:font-weight="normal" officeooo:rsid="00fd8bd1" style:font-style-asian="normal" style:font-weight-asian="normal" style:font-style-complex="normal" style:font-weight-complex="normal"/>
    </style:style>
    <style:style style:name="T175" style:family="text">
      <style:text-properties fo:language="es" fo:country="ES" fo:font-style="normal" fo:font-weight="normal" officeooo:rsid="0100a0aa" style:font-style-asian="normal" style:font-weight-asian="normal" style:font-style-complex="normal" style:font-weight-complex="normal"/>
    </style:style>
    <style:style style:name="T176" style:family="text">
      <style:text-properties fo:language="es" fo:country="ES" fo:font-style="normal" fo:font-weight="normal" officeooo:rsid="010176cf" style:font-style-asian="normal" style:font-weight-asian="normal" style:font-style-complex="normal" style:font-weight-complex="normal"/>
    </style:style>
    <style:style style:name="T177" style:family="text">
      <style:text-properties fo:language="es" fo:country="ES" fo:font-style="normal" fo:font-weight="normal" officeooo:rsid="01027e29" style:font-style-asian="normal" style:font-weight-asian="normal" style:font-style-complex="normal" style:font-weight-complex="normal"/>
    </style:style>
    <style:style style:name="T178" style:family="text">
      <style:text-properties fo:language="es" fo:country="ES" fo:font-style="normal" fo:font-weight="normal" officeooo:rsid="01040875" style:font-style-asian="normal" style:font-weight-asian="normal" style:font-style-complex="normal" style:font-weight-complex="normal"/>
    </style:style>
    <style:style style:name="T179" style:family="text">
      <style:text-properties fo:language="es" fo:country="ES" fo:font-style="normal" fo:font-weight="normal" officeooo:rsid="0105bf7a" style:font-style-asian="normal" style:font-weight-asian="normal" style:font-style-complex="normal" style:font-weight-complex="normal"/>
    </style:style>
    <style:style style:name="T180" style:family="text">
      <style:text-properties fo:language="es" fo:country="ES" fo:font-style="normal" fo:font-weight="normal" officeooo:rsid="01072e80" style:font-style-asian="normal" style:font-weight-asian="normal" style:font-style-complex="normal" style:font-weight-complex="normal"/>
    </style:style>
    <style:style style:name="T181" style:family="text">
      <style:text-properties fo:language="es" fo:country="ES" fo:font-style="normal" fo:font-weight="normal" officeooo:rsid="0107f18f" style:font-style-asian="normal" style:font-weight-asian="normal" style:font-style-complex="normal" style:font-weight-complex="normal"/>
    </style:style>
    <style:style style:name="T182" style:family="text">
      <style:text-properties fo:language="es" fo:country="ES" fo:font-style="normal" fo:font-weight="normal" officeooo:rsid="01094bc6" style:font-style-asian="normal" style:font-weight-asian="normal" style:font-style-complex="normal" style:font-weight-complex="normal"/>
    </style:style>
    <style:style style:name="T183" style:family="text">
      <style:text-properties fo:language="es" fo:country="ES" fo:font-style="normal" fo:font-weight="normal" officeooo:rsid="010b3d1c" style:font-style-asian="normal" style:font-weight-asian="normal" style:font-style-complex="normal" style:font-weight-complex="normal"/>
    </style:style>
    <style:style style:name="T184" style:family="text">
      <style:text-properties fo:language="es" fo:country="ES" fo:font-style="normal" fo:font-weight="normal" officeooo:rsid="010ca346" style:font-style-asian="normal" style:font-weight-asian="normal" style:font-style-complex="normal" style:font-weight-complex="normal"/>
    </style:style>
    <style:style style:name="T185" style:family="text">
      <style:text-properties fo:language="es" fo:country="ES" fo:font-style="normal" fo:font-weight="normal" officeooo:rsid="010cad01" style:font-style-asian="normal" style:font-weight-asian="normal" style:font-style-complex="normal" style:font-weight-complex="normal"/>
    </style:style>
    <style:style style:name="T186" style:family="text">
      <style:text-properties fo:language="es" fo:country="ES" fo:font-style="normal" fo:font-weight="normal" officeooo:rsid="010e6bb8" style:font-style-asian="normal" style:font-weight-asian="normal" style:font-style-complex="normal" style:font-weight-complex="normal"/>
    </style:style>
    <style:style style:name="T187" style:family="text">
      <style:text-properties fo:language="es" fo:country="ES" fo:font-style="normal" fo:font-weight="normal" officeooo:rsid="01100ee2" style:font-style-asian="normal" style:font-weight-asian="normal" style:font-style-complex="normal" style:font-weight-complex="normal"/>
    </style:style>
    <style:style style:name="T188" style:family="text">
      <style:text-properties fo:language="es" fo:country="ES" fo:font-style="normal" fo:font-weight="normal" officeooo:rsid="011266ca" style:font-style-asian="normal" style:font-weight-asian="normal" style:font-style-complex="normal" style:font-weight-complex="normal"/>
    </style:style>
    <style:style style:name="T189" style:family="text">
      <style:text-properties fo:language="es" fo:country="ES" fo:font-style="normal" fo:font-weight="normal" officeooo:rsid="01139810" style:font-style-asian="normal" style:font-weight-asian="normal" style:font-style-complex="normal" style:font-weight-complex="normal"/>
    </style:style>
    <style:style style:name="T190" style:family="text">
      <style:text-properties fo:language="es" fo:country="ES" fo:font-style="normal" fo:font-weight="normal" officeooo:rsid="01144e47" style:font-style-asian="normal" style:font-weight-asian="normal" style:font-style-complex="normal" style:font-weight-complex="normal"/>
    </style:style>
    <style:style style:name="T191" style:family="text">
      <style:text-properties fo:language="es" fo:country="ES" fo:font-style="normal" fo:font-weight="normal" officeooo:rsid="01150236" style:font-style-asian="normal" style:font-weight-asian="normal" style:font-style-complex="normal" style:font-weight-complex="normal"/>
    </style:style>
    <style:style style:name="T192" style:family="text">
      <style:text-properties fo:language="es" fo:country="ES" fo:font-style="normal" fo:font-weight="normal" officeooo:rsid="01152b27" style:font-style-asian="normal" style:font-weight-asian="normal" style:font-style-complex="normal" style:font-weight-complex="normal"/>
    </style:style>
    <style:style style:name="T193" style:family="text">
      <style:text-properties fo:language="es" fo:country="ES" fo:font-style="normal" fo:font-weight="normal" officeooo:rsid="0115bc3a" style:font-style-asian="normal" style:font-weight-asian="normal" style:font-style-complex="normal" style:font-weight-complex="normal"/>
    </style:style>
    <style:style style:name="T194" style:family="text">
      <style:text-properties fo:language="es" fo:country="ES" fo:font-style="normal" fo:font-weight="normal" officeooo:rsid="01173e6c" style:font-style-asian="normal" style:font-weight-asian="normal" style:font-style-complex="normal" style:font-weight-complex="normal"/>
    </style:style>
    <style:style style:name="T195" style:family="text">
      <style:text-properties fo:language="es" fo:country="ES" fo:font-style="normal" fo:font-weight="normal" officeooo:rsid="0117789d" style:font-style-asian="normal" style:font-weight-asian="normal" style:font-style-complex="normal" style:font-weight-complex="normal"/>
    </style:style>
    <style:style style:name="T196" style:family="text">
      <style:text-properties fo:language="es" fo:country="ES" fo:font-style="normal" fo:font-weight="normal" officeooo:rsid="011a8b24" style:font-style-asian="normal" style:font-weight-asian="normal" style:font-style-complex="normal" style:font-weight-complex="normal"/>
    </style:style>
    <style:style style:name="T197" style:family="text">
      <style:text-properties fo:language="es" fo:country="ES" fo:font-style="normal" fo:font-weight="normal" officeooo:rsid="011ad405" style:font-style-asian="normal" style:font-weight-asian="normal" style:font-style-complex="normal" style:font-weight-complex="normal"/>
    </style:style>
    <style:style style:name="T198" style:family="text">
      <style:text-properties fo:language="es" fo:country="ES" fo:font-style="normal" fo:font-weight="normal" officeooo:rsid="011d812b" style:font-style-asian="normal" style:font-weight-asian="normal" style:font-style-complex="normal" style:font-weight-complex="normal"/>
    </style:style>
    <style:style style:name="T199" style:family="text">
      <style:text-properties fo:language="es" fo:country="ES" fo:font-style="normal" fo:font-weight="normal" officeooo:rsid="011dbe30" style:font-style-asian="normal" style:font-weight-asian="normal" style:font-style-complex="normal" style:font-weight-complex="normal"/>
    </style:style>
    <style:style style:name="T200" style:family="text">
      <style:text-properties fo:language="es" fo:country="ES" fo:font-style="normal" fo:font-weight="normal" officeooo:rsid="011faaa4" style:font-style-asian="normal" style:font-weight-asian="normal" style:font-style-complex="normal" style:font-weight-complex="normal"/>
    </style:style>
    <style:style style:name="T201" style:family="text">
      <style:text-properties fo:language="es" fo:country="ES" fo:font-style="normal" fo:font-weight="normal" officeooo:rsid="0121487d" style:font-style-asian="normal" style:font-weight-asian="normal" style:font-style-complex="normal" style:font-weight-complex="normal"/>
    </style:style>
    <style:style style:name="T202" style:family="text">
      <style:text-properties fo:language="es" fo:country="ES" fo:font-style="normal" fo:font-weight="normal" officeooo:rsid="012300d3" style:font-style-asian="normal" style:font-weight-asian="normal" style:font-style-complex="normal" style:font-weight-complex="normal"/>
    </style:style>
    <style:style style:name="T203" style:family="text">
      <style:text-properties fo:language="es" fo:country="ES" fo:font-style="normal" fo:font-weight="normal" officeooo:rsid="0124dc89" style:font-style-asian="normal" style:font-weight-asian="normal" style:font-style-complex="normal" style:font-weight-complex="normal"/>
    </style:style>
    <style:style style:name="T204" style:family="text">
      <style:text-properties fo:language="es" fo:country="ES" fo:font-style="normal" fo:font-weight="normal" officeooo:rsid="0126d40b" style:font-style-asian="normal" style:font-weight-asian="normal" style:font-style-complex="normal" style:font-weight-complex="normal"/>
    </style:style>
    <style:style style:name="T205" style:family="text">
      <style:text-properties fo:language="es" fo:country="ES" fo:font-style="normal" fo:font-weight="normal" officeooo:rsid="012814df" style:font-style-asian="normal" style:font-weight-asian="normal" style:font-style-complex="normal" style:font-weight-complex="normal"/>
    </style:style>
    <style:style style:name="T206" style:family="text">
      <style:text-properties fo:language="es" fo:country="ES" fo:font-style="normal" fo:font-weight="normal" officeooo:rsid="0128495b" style:font-style-asian="normal" style:font-weight-asian="normal" style:font-style-complex="normal" style:font-weight-complex="normal"/>
    </style:style>
    <style:style style:name="T207" style:family="text">
      <style:text-properties fo:language="es" fo:country="ES" fo:font-style="normal" fo:font-weight="normal" officeooo:rsid="0128cf04" style:font-style-asian="normal" style:font-weight-asian="normal" style:font-style-complex="normal" style:font-weight-complex="normal"/>
    </style:style>
    <style:style style:name="T208" style:family="text">
      <style:text-properties fo:language="es" fo:country="ES" fo:font-style="normal" fo:font-weight="normal" officeooo:rsid="0129a274" style:font-style-asian="normal" style:font-weight-asian="normal" style:font-style-complex="normal" style:font-weight-complex="normal"/>
    </style:style>
    <style:style style:name="T209" style:family="text">
      <style:text-properties fo:language="es" fo:country="ES" fo:font-style="normal" fo:font-weight="normal" officeooo:rsid="012b5cac" style:font-style-asian="normal" style:font-weight-asian="normal" style:font-style-complex="normal" style:font-weight-complex="normal"/>
    </style:style>
    <style:style style:name="T210" style:family="text">
      <style:text-properties fo:language="es" fo:country="ES" fo:font-style="normal" fo:font-weight="normal" officeooo:rsid="012bae3f" style:font-style-asian="normal" style:font-weight-asian="normal" style:font-style-complex="normal" style:font-weight-complex="normal"/>
    </style:style>
    <style:style style:name="T211" style:family="text">
      <style:text-properties fo:language="es" fo:country="ES" fo:font-style="normal" fo:font-weight="normal" officeooo:rsid="012bea13" style:font-style-asian="normal" style:font-weight-asian="normal" style:font-style-complex="normal" style:font-weight-complex="normal"/>
    </style:style>
    <style:style style:name="T212" style:family="text">
      <style:text-properties fo:language="es" fo:country="ES" fo:font-style="normal" fo:font-weight="normal" officeooo:rsid="0137129c" style:font-style-asian="normal" style:font-weight-asian="normal" style:font-style-complex="normal" style:font-weight-complex="normal"/>
    </style:style>
    <style:style style:name="T213" style:family="text">
      <style:text-properties fo:language="es" fo:country="ES" fo:font-style="normal" fo:font-weight="normal" officeooo:rsid="0137e38a" style:font-style-asian="normal" style:font-weight-asian="normal" style:font-style-complex="normal" style:font-weight-complex="normal"/>
    </style:style>
    <style:style style:name="T214" style:family="text">
      <style:text-properties fo:language="es" fo:country="ES" fo:font-style="normal" fo:font-weight="normal" officeooo:rsid="01389573" style:font-style-asian="normal" style:font-weight-asian="normal" style:font-style-complex="normal" style:font-weight-complex="normal"/>
    </style:style>
    <style:style style:name="T215" style:family="text">
      <style:text-properties fo:language="es" fo:country="ES" fo:font-style="normal" fo:font-weight="normal" officeooo:rsid="013ccc17" style:font-style-asian="normal" style:font-weight-asian="normal" style:font-style-complex="normal" style:font-weight-complex="normal"/>
    </style:style>
    <style:style style:name="T216" style:family="text">
      <style:text-properties fo:language="es" fo:country="ES" fo:font-style="normal" fo:font-weight="normal" officeooo:rsid="013dca2e" style:font-style-asian="normal" style:font-weight-asian="normal" style:font-style-complex="normal" style:font-weight-complex="normal"/>
    </style:style>
    <style:style style:name="T217" style:family="text">
      <style:text-properties fo:language="es" fo:country="ES" fo:font-style="normal" fo:font-weight="normal" officeooo:rsid="013f7f72" style:font-style-asian="normal" style:font-weight-asian="normal" style:font-style-complex="normal" style:font-weight-complex="normal"/>
    </style:style>
    <style:style style:name="T218" style:family="text">
      <style:text-properties fo:language="es" fo:country="ES" fo:font-style="normal" fo:font-weight="normal" officeooo:rsid="013f8c01" style:font-style-asian="normal" style:font-weight-asian="normal" style:font-style-complex="normal" style:font-weight-complex="normal"/>
    </style:style>
    <style:style style:name="T219" style:family="text">
      <style:text-properties fo:language="es" fo:country="ES" fo:font-style="normal" fo:font-weight="normal" officeooo:rsid="014088ae" style:font-style-asian="normal" style:font-weight-asian="normal" style:font-style-complex="normal" style:font-weight-complex="normal"/>
    </style:style>
    <style:style style:name="T220" style:family="text">
      <style:text-properties fo:language="es" fo:country="ES" fo:font-style="normal" fo:font-weight="normal" officeooo:rsid="0142d707" style:font-style-asian="normal" style:font-weight-asian="normal" style:font-style-complex="normal" style:font-weight-complex="normal"/>
    </style:style>
    <style:style style:name="T221" style:family="text">
      <style:text-properties fo:language="es" fo:country="ES" fo:font-style="normal" fo:font-weight="normal" officeooo:rsid="014427cf" style:font-style-asian="normal" style:font-weight-asian="normal" style:font-style-complex="normal" style:font-weight-complex="normal"/>
    </style:style>
    <style:style style:name="T222" style:family="text">
      <style:text-properties fo:language="es" fo:country="ES" fo:font-style="normal" fo:font-weight="normal" officeooo:rsid="01453eac" style:font-style-asian="normal" style:font-weight-asian="normal" style:font-style-complex="normal" style:font-weight-complex="normal"/>
    </style:style>
    <style:style style:name="T223" style:family="text">
      <style:text-properties fo:language="es" fo:country="ES" fo:font-style="normal" fo:font-weight="normal" officeooo:rsid="01480beb" style:font-style-asian="normal" style:font-weight-asian="normal" style:font-style-complex="normal" style:font-weight-complex="normal"/>
    </style:style>
    <style:style style:name="T224" style:family="text">
      <style:text-properties fo:language="es" fo:country="ES" fo:font-style="normal" fo:font-weight="normal" officeooo:rsid="014a98c0" style:font-style-asian="normal" style:font-weight-asian="normal" style:font-style-complex="normal" style:font-weight-complex="normal"/>
    </style:style>
    <style:style style:name="T225" style:family="text">
      <style:text-properties fo:language="es" fo:country="ES" fo:font-style="normal" fo:font-weight="normal" officeooo:rsid="014ad117" style:font-style-asian="normal" style:font-weight-asian="normal" style:font-style-complex="normal" style:font-weight-complex="normal"/>
    </style:style>
    <style:style style:name="T226" style:family="text">
      <style:text-properties fo:language="es" fo:country="ES" fo:font-style="normal" fo:font-weight="normal" officeooo:rsid="014cd925" style:font-style-asian="normal" style:font-weight-asian="normal" style:font-style-complex="normal" style:font-weight-complex="normal"/>
    </style:style>
    <style:style style:name="T227" style:family="text">
      <style:text-properties fo:language="es" fo:country="ES" fo:font-style="normal" fo:font-weight="normal" officeooo:rsid="014e3906" style:font-style-asian="normal" style:font-weight-asian="normal" style:font-style-complex="normal" style:font-weight-complex="normal"/>
    </style:style>
    <style:style style:name="T228" style:family="text">
      <style:text-properties fo:language="es" fo:country="ES" fo:font-style="normal" fo:font-weight="normal" officeooo:rsid="014e50c4" style:font-style-asian="normal" style:font-weight-asian="normal" style:font-style-complex="normal" style:font-weight-complex="normal"/>
    </style:style>
    <style:style style:name="T229" style:family="text">
      <style:text-properties fo:language="es" fo:country="ES" fo:font-style="normal" fo:font-weight="normal" officeooo:rsid="015240ad" style:font-style-asian="normal" style:font-weight-asian="normal" style:font-style-complex="normal" style:font-weight-complex="normal"/>
    </style:style>
    <style:style style:name="T230" style:family="text">
      <style:text-properties fo:language="es" fo:country="ES" fo:font-style="normal" fo:font-weight="normal" officeooo:rsid="01526bca" style:font-style-asian="normal" style:font-weight-asian="normal" style:font-style-complex="normal" style:font-weight-complex="normal"/>
    </style:style>
    <style:style style:name="T231" style:family="text">
      <style:text-properties fo:language="es" fo:country="ES" fo:font-style="normal" fo:font-weight="normal" officeooo:rsid="015391f3" style:font-style-asian="normal" style:font-weight-asian="normal" style:font-style-complex="normal" style:font-weight-complex="normal"/>
    </style:style>
    <style:style style:name="T232" style:family="text">
      <style:text-properties fo:language="es" fo:country="ES" fo:font-style="normal" fo:font-weight="normal" officeooo:rsid="01550854" style:font-style-asian="normal" style:font-weight-asian="normal" style:font-style-complex="normal" style:font-weight-complex="normal"/>
    </style:style>
    <style:style style:name="T233" style:family="text">
      <style:text-properties fo:language="es" fo:country="ES" fo:font-style="normal" fo:font-weight="normal" officeooo:rsid="0155f56b" style:font-style-asian="normal" style:font-weight-asian="normal" style:font-style-complex="normal" style:font-weight-complex="normal"/>
    </style:style>
    <style:style style:name="T234" style:family="text">
      <style:text-properties fo:language="es" fo:country="ES" fo:font-style="normal" fo:font-weight="normal" officeooo:rsid="01560a01" style:font-style-asian="normal" style:font-weight-asian="normal" style:font-style-complex="normal" style:font-weight-complex="normal"/>
    </style:style>
    <style:style style:name="T235" style:family="text">
      <style:text-properties fo:language="es" fo:country="ES" fo:font-style="normal" fo:font-weight="normal" officeooo:rsid="0157c7ca" style:font-style-asian="normal" style:font-weight-asian="normal" style:font-style-complex="normal" style:font-weight-complex="normal"/>
    </style:style>
    <style:style style:name="T236" style:family="text">
      <style:text-properties fo:language="es" fo:country="ES" fo:font-style="normal" fo:font-weight="normal" officeooo:rsid="015a151c" style:font-style-asian="normal" style:font-weight-asian="normal" style:font-style-complex="normal" style:font-weight-complex="normal"/>
    </style:style>
    <style:style style:name="T237" style:family="text">
      <style:text-properties fo:language="es" fo:country="ES" fo:font-style="normal" fo:font-weight="normal" officeooo:rsid="015b103d" style:font-style-asian="normal" style:font-weight-asian="normal" style:font-style-complex="normal" style:font-weight-complex="normal"/>
    </style:style>
    <style:style style:name="T238" style:family="text">
      <style:text-properties fo:language="es" fo:country="ES" fo:font-style="normal" fo:font-weight="normal" officeooo:rsid="015db029" style:font-style-asian="normal" style:font-weight-asian="normal" style:font-style-complex="normal" style:font-weight-complex="normal"/>
    </style:style>
    <style:style style:name="T239" style:family="text">
      <style:text-properties fo:language="es" fo:country="ES" fo:font-style="normal" fo:font-weight="normal" officeooo:rsid="015dbef3" style:font-style-asian="normal" style:font-weight-asian="normal" style:font-style-complex="normal" style:font-weight-complex="normal"/>
    </style:style>
    <style:style style:name="T240" style:family="text">
      <style:text-properties fo:language="es" fo:country="ES" fo:font-style="normal" fo:font-weight="normal" officeooo:rsid="015f771e" style:font-style-asian="normal" style:font-weight-asian="normal" style:font-style-complex="normal" style:font-weight-complex="normal"/>
    </style:style>
    <style:style style:name="T241" style:family="text">
      <style:text-properties fo:language="es" fo:country="ES" fo:font-style="normal" fo:font-weight="normal" officeooo:rsid="01627161" style:font-style-asian="normal" style:font-weight-asian="normal" style:font-style-complex="normal" style:font-weight-complex="normal"/>
    </style:style>
    <style:style style:name="T242" style:family="text">
      <style:text-properties fo:language="es" fo:country="ES" fo:font-style="normal" fo:font-weight="normal" officeooo:rsid="01628dc8" style:font-style-asian="normal" style:font-weight-asian="normal" style:font-style-complex="normal" style:font-weight-complex="normal"/>
    </style:style>
    <style:style style:name="T243" style:family="text">
      <style:text-properties fo:language="es" fo:country="ES" fo:font-style="normal" fo:font-weight="normal" officeooo:rsid="01670423" style:font-style-asian="normal" style:font-weight-asian="normal" style:font-style-complex="normal" style:font-weight-complex="normal"/>
    </style:style>
    <style:style style:name="T244" style:family="text">
      <style:text-properties fo:language="es" fo:country="ES" fo:font-style="normal" fo:font-weight="normal" officeooo:rsid="01674037" style:font-style-asian="normal" style:font-weight-asian="normal" style:font-style-complex="normal" style:font-weight-complex="normal"/>
    </style:style>
    <style:style style:name="T245" style:family="text">
      <style:text-properties fo:language="es" fo:country="ES" fo:font-style="normal" fo:font-weight="normal" officeooo:rsid="0167f910" style:font-style-asian="normal" style:font-weight-asian="normal" style:font-style-complex="normal" style:font-weight-complex="normal"/>
    </style:style>
    <style:style style:name="T246" style:family="text">
      <style:text-properties fo:language="es" fo:country="ES" fo:font-style="normal" fo:font-weight="normal" officeooo:rsid="0169abba" style:font-style-asian="normal" style:font-weight-asian="normal" style:font-style-complex="normal" style:font-weight-complex="normal"/>
    </style:style>
    <style:style style:name="T247" style:family="text">
      <style:text-properties fo:language="es" fo:country="ES" fo:font-style="normal" fo:font-weight="normal" officeooo:rsid="016ad55f" style:font-style-asian="normal" style:font-weight-asian="normal" style:font-style-complex="normal" style:font-weight-complex="normal"/>
    </style:style>
    <style:style style:name="T248" style:family="text">
      <style:text-properties fo:language="es" fo:country="ES" fo:font-style="normal" fo:font-weight="normal" officeooo:rsid="018f9f35" style:font-style-asian="normal" style:font-weight-asian="normal" style:font-style-complex="normal" style:font-weight-complex="normal"/>
    </style:style>
    <style:style style:name="T249" style:family="text">
      <style:text-properties fo:language="es" fo:country="ES" fo:font-style="normal" fo:font-weight="normal" officeooo:rsid="018fa6e6" style:font-style-asian="normal" style:font-weight-asian="normal" style:font-style-complex="normal" style:font-weight-complex="normal"/>
    </style:style>
    <style:style style:name="T250" style:family="text">
      <style:text-properties fo:language="es" fo:country="ES" fo:font-style="normal" fo:font-weight="normal" officeooo:rsid="01903356" style:font-style-asian="normal" style:font-weight-asian="normal" style:font-style-complex="normal" style:font-weight-complex="normal"/>
    </style:style>
    <style:style style:name="T251" style:family="text">
      <style:text-properties fo:language="es" fo:country="ES" fo:font-style="normal" fo:font-weight="normal" officeooo:rsid="019095c6" style:font-style-asian="normal" style:font-weight-asian="normal" style:font-style-complex="normal" style:font-weight-complex="normal"/>
    </style:style>
    <style:style style:name="T252" style:family="text">
      <style:text-properties fo:language="es" fo:country="ES" fo:font-style="normal" fo:font-weight="normal" officeooo:rsid="0190dba5" style:font-style-asian="normal" style:font-weight-asian="normal" style:font-style-complex="normal" style:font-weight-complex="normal"/>
    </style:style>
    <style:style style:name="T253" style:family="text">
      <style:text-properties fo:language="es" fo:country="ES" fo:font-style="normal" fo:font-weight="normal" officeooo:rsid="019219a2" style:font-style-asian="normal" style:font-weight-asian="normal" style:font-style-complex="normal" style:font-weight-complex="normal"/>
    </style:style>
    <style:style style:name="T254" style:family="text">
      <style:text-properties fo:language="es" fo:country="ES" fo:font-style="normal" fo:font-weight="normal" officeooo:rsid="01940f56" style:font-style-asian="normal" style:font-weight-asian="normal" style:font-style-complex="normal" style:font-weight-complex="normal"/>
    </style:style>
    <style:style style:name="T255" style:family="text">
      <style:text-properties fo:language="es" fo:country="ES" fo:font-style="normal" fo:font-weight="normal" officeooo:rsid="0194908e" style:font-style-asian="normal" style:font-weight-asian="normal" style:font-style-complex="normal" style:font-weight-complex="normal"/>
    </style:style>
    <style:style style:name="T256" style:family="text">
      <style:text-properties fo:language="es" fo:country="ES" fo:font-style="normal" fo:font-weight="normal" officeooo:rsid="0195d9e8" style:font-style-asian="normal" style:font-weight-asian="normal" style:font-style-complex="normal" style:font-weight-complex="normal"/>
    </style:style>
    <style:style style:name="T257" style:family="text">
      <style:text-properties fo:language="es" fo:country="ES" fo:font-style="normal" fo:font-weight="normal" officeooo:rsid="01960adc" style:font-style-asian="normal" style:font-weight-asian="normal" style:font-style-complex="normal" style:font-weight-complex="normal"/>
    </style:style>
    <style:style style:name="T258" style:family="text">
      <style:text-properties fo:language="es" fo:country="ES" fo:font-style="normal" fo:font-weight="normal" officeooo:rsid="0196194e" style:font-style-asian="normal" style:font-weight-asian="normal" style:font-style-complex="normal" style:font-weight-complex="normal"/>
    </style:style>
    <style:style style:name="T259" style:family="text">
      <style:text-properties fo:language="es" fo:country="ES" fo:font-style="normal" fo:font-weight="normal" officeooo:rsid="01967696" style:font-style-asian="normal" style:font-weight-asian="normal" style:font-style-complex="normal" style:font-weight-complex="normal"/>
    </style:style>
    <style:style style:name="T260" style:family="text">
      <style:text-properties fo:language="es" fo:country="ES" fo:font-style="normal" fo:font-weight="normal" officeooo:rsid="01977ae7" style:font-style-asian="normal" style:font-weight-asian="normal" style:font-style-complex="normal" style:font-weight-complex="normal"/>
    </style:style>
    <style:style style:name="T261" style:family="text">
      <style:text-properties fo:language="es" fo:country="ES" fo:font-style="normal" fo:font-weight="normal" officeooo:rsid="019897e7" style:font-style-asian="normal" style:font-weight-asian="normal" style:font-style-complex="normal" style:font-weight-complex="normal"/>
    </style:style>
    <style:style style:name="T262" style:family="text">
      <style:text-properties fo:language="es" fo:country="ES" fo:font-style="normal" fo:font-weight="normal" officeooo:rsid="0199be6b" style:font-style-asian="normal" style:font-weight-asian="normal" style:font-style-complex="normal" style:font-weight-complex="normal"/>
    </style:style>
    <style:style style:name="T263" style:family="text">
      <style:text-properties fo:language="es" fo:country="ES" fo:font-style="normal" fo:font-weight="normal" officeooo:rsid="019b9758" style:font-style-asian="normal" style:font-weight-asian="normal" style:font-style-complex="normal" style:font-weight-complex="normal"/>
    </style:style>
    <style:style style:name="T264" style:family="text">
      <style:text-properties fo:language="es" fo:country="ES" fo:font-style="normal" fo:font-weight="normal" officeooo:rsid="019c2736" style:font-style-asian="normal" style:font-weight-asian="normal" style:font-style-complex="normal" style:font-weight-complex="normal"/>
    </style:style>
    <style:style style:name="T265" style:family="text">
      <style:text-properties fo:language="es" fo:country="ES" fo:font-style="normal" fo:font-weight="normal" officeooo:rsid="019f4468" style:font-style-asian="normal" style:font-weight-asian="normal" style:font-style-complex="normal" style:font-weight-complex="normal"/>
    </style:style>
    <style:style style:name="T266" style:family="text">
      <style:text-properties fo:language="es" fo:country="ES" fo:font-style="normal" fo:font-weight="normal" officeooo:rsid="01a40210" style:font-style-asian="normal" style:font-weight-asian="normal" style:font-style-complex="normal" style:font-weight-complex="normal"/>
    </style:style>
    <style:style style:name="T267" style:family="text">
      <style:text-properties fo:language="es" fo:country="ES" fo:font-style="normal" fo:font-weight="normal" officeooo:rsid="01a78ad0" style:font-style-asian="normal" style:font-weight-asian="normal" style:font-style-complex="normal" style:font-weight-complex="normal"/>
    </style:style>
    <style:style style:name="T268" style:family="text">
      <style:text-properties fo:language="es" fo:country="ES" fo:font-style="normal" fo:font-weight="normal" officeooo:rsid="01a9186b" style:font-style-asian="normal" style:font-weight-asian="normal" style:font-style-complex="normal" style:font-weight-complex="normal"/>
    </style:style>
    <style:style style:name="T269" style:family="text">
      <style:text-properties fo:language="es" fo:country="ES" fo:font-style="normal" fo:font-weight="normal" officeooo:rsid="01aafd7f" style:font-style-asian="normal" style:font-weight-asian="normal" style:font-style-complex="normal" style:font-weight-complex="normal"/>
    </style:style>
    <style:style style:name="T270"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271" style:family="text">
      <style:text-properties fo:language="es" fo:country="ES" fo:font-style="normal" fo:font-weight="normal" officeooo:rsid="012dca77" fo:background-color="transparent" loext:char-shading-value="0" style:font-style-asian="normal" style:font-weight-asian="normal" style:font-style-complex="normal" style:font-weight-complex="normal"/>
    </style:style>
    <style:style style:name="T272"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273" style:family="text">
      <style:text-properties fo:language="es" fo:country="ES" fo:font-style="normal" fo:font-weight="normal" officeooo:rsid="0093c276" fo:background-color="transparent" loext:char-shading-value="0" style:font-style-asian="normal" style:font-weight-asian="normal" style:font-style-complex="normal" style:font-weight-complex="normal"/>
    </style:style>
    <style:style style:name="T274" style:family="text">
      <style:text-properties fo:language="es" fo:country="ES" fo:font-style="normal" fo:font-weight="normal" officeooo:rsid="0093c276" fo:background-color="transparent" loext:char-shading-value="0" style:font-style-asian="normal" style:font-weight-asian="normal" style:font-style-complex="normal" style:font-weight-complex="normal"/>
    </style:style>
    <style:style style:name="T275" style:family="text">
      <style:text-properties fo:language="es" fo:country="ES" fo:font-style="normal" fo:font-weight="normal" officeooo:rsid="009f4fe5" fo:background-color="transparent" loext:char-shading-value="0" style:font-style-asian="normal" style:font-weight-asian="normal" style:font-style-complex="normal" style:font-weight-complex="normal"/>
    </style:style>
    <style:style style:name="T276" style:family="text">
      <style:text-properties fo:language="es" fo:country="ES" fo:font-style="normal" fo:font-weight="normal" officeooo:rsid="009f4fe5" fo:background-color="transparent" loext:char-shading-value="0" style:font-style-asian="normal" style:font-weight-asian="normal" style:font-style-complex="normal" style:font-weight-complex="normal"/>
    </style:style>
    <style:style style:name="T277" style:family="text">
      <style:text-properties fo:language="es" fo:country="ES" fo:font-style="normal" fo:font-weight="normal" officeooo:rsid="00aaeb7e" fo:background-color="transparent" loext:char-shading-value="0" style:font-style-asian="normal" style:font-weight-asian="normal" style:font-style-complex="normal" style:font-weight-complex="normal"/>
    </style:style>
    <style:style style:name="T278" style:family="text">
      <style:text-properties fo:language="es" fo:country="ES" fo:font-style="normal" fo:font-weight="normal" officeooo:rsid="00aaeb7e" fo:background-color="#e8f2a1" loext:char-shading-value="0" style:font-style-asian="normal" style:font-weight-asian="normal" style:font-style-complex="normal" style:font-weight-complex="normal"/>
    </style:style>
    <style:style style:name="T279" style:family="text">
      <style:text-properties fo:language="es" fo:country="ES" fo:font-style="normal" fo:font-weight="normal" officeooo:rsid="00b0a39e" fo:background-color="#e8f2a1" loext:char-shading-value="0" style:font-style-asian="normal" style:font-weight-asian="normal" style:font-style-complex="normal" style:font-weight-complex="normal"/>
    </style:style>
    <style:style style:name="T280" style:family="text">
      <style:text-properties fo:language="es" fo:country="ES" fo:font-style="italic" fo:font-weight="normal" officeooo:rsid="0024a4c5" style:font-style-asian="italic" style:font-weight-asian="normal" style:font-style-complex="italic" style:font-weight-complex="normal"/>
    </style:style>
    <style:style style:name="T281" style:family="text">
      <style:text-properties fo:language="es" fo:country="ES" fo:font-style="italic" fo:font-weight="normal" officeooo:rsid="003eeaa3" style:font-style-asian="italic" style:font-weight-asian="normal" style:font-style-complex="italic" style:font-weight-complex="normal"/>
    </style:style>
    <style:style style:name="T282" style:family="text">
      <style:text-properties fo:language="es" fo:country="ES" fo:font-style="italic" fo:font-weight="normal" officeooo:rsid="004996af" style:font-style-asian="italic" style:font-weight-asian="normal" style:font-style-complex="italic" style:font-weight-complex="normal"/>
    </style:style>
    <style:style style:name="T283" style:family="text">
      <style:text-properties fo:language="es" fo:country="ES" fo:font-style="italic" fo:font-weight="normal" officeooo:rsid="00b5bf23" style:font-style-asian="italic" style:font-weight-asian="normal" style:font-style-complex="italic" style:font-weight-complex="normal"/>
    </style:style>
    <style:style style:name="T284" style:family="text">
      <style:text-properties fo:language="es" fo:country="ES" fo:font-style="italic" fo:font-weight="normal" officeooo:rsid="009f4fe5" style:font-style-asian="italic" style:font-weight-asian="normal" style:font-style-complex="italic" style:font-weight-complex="normal"/>
    </style:style>
    <style:style style:name="T285" style:family="text">
      <style:text-properties fo:language="es" fo:country="ES" fo:font-style="italic" fo:font-weight="normal" officeooo:rsid="00ec2ff8" style:font-style-asian="italic" style:font-weight-asian="normal" style:font-style-complex="italic" style:font-weight-complex="normal"/>
    </style:style>
    <style:style style:name="T286" style:family="text">
      <style:text-properties fo:language="es" fo:country="ES" fo:font-style="italic" fo:font-weight="normal" officeooo:rsid="00ec415f" style:font-style-asian="italic" style:font-weight-asian="normal" style:font-style-complex="italic" style:font-weight-complex="normal"/>
    </style:style>
    <style:style style:name="T287" style:family="text">
      <style:text-properties fo:language="es" fo:country="ES" fo:font-style="italic" fo:font-weight="normal" officeooo:rsid="00ec41a6" style:font-style-asian="italic" style:font-weight-asian="normal" style:font-style-complex="italic" style:font-weight-complex="normal"/>
    </style:style>
    <style:style style:name="T288" style:family="text">
      <style:text-properties fo:language="es" fo:country="ES" fo:font-style="italic" fo:font-weight="normal" officeooo:rsid="00f25cfc" style:font-style-asian="italic" style:font-weight-asian="normal" style:font-style-complex="italic" style:font-weight-complex="normal"/>
    </style:style>
    <style:style style:name="T289" style:family="text">
      <style:text-properties fo:language="es" fo:country="ES" fo:font-style="italic" fo:font-weight="normal" officeooo:rsid="00f5b2ef" style:font-style-asian="italic" style:font-weight-asian="normal" style:font-style-complex="italic" style:font-weight-complex="normal"/>
    </style:style>
    <style:style style:name="T290" style:family="text">
      <style:text-properties fo:language="es" fo:country="ES" fo:font-style="italic" fo:font-weight="normal" officeooo:rsid="005531a2" style:font-style-asian="italic" style:font-weight-asian="normal" style:font-style-complex="italic" style:font-weight-complex="normal"/>
    </style:style>
    <style:style style:name="T291" style:family="text">
      <style:text-properties fo:language="es" fo:country="ES" fo:font-style="italic" fo:font-weight="normal" officeooo:rsid="004f8330" style:font-style-asian="italic" style:font-weight-asian="normal" style:font-style-complex="italic" style:font-weight-complex="normal"/>
    </style:style>
    <style:style style:name="T292" style:family="text">
      <style:text-properties fo:language="es" fo:country="ES" fo:font-style="italic" fo:font-weight="normal" officeooo:rsid="0053bc52" style:font-style-asian="italic" style:font-weight-asian="normal" style:font-style-complex="italic" style:font-weight-complex="normal"/>
    </style:style>
    <style:style style:name="T293" style:family="text">
      <style:text-properties fo:language="es" fo:country="ES" fo:font-style="italic" fo:font-weight="normal" officeooo:rsid="01072e80" style:font-style-asian="italic" style:font-weight-asian="normal" style:font-style-complex="italic" style:font-weight-complex="normal"/>
    </style:style>
    <style:style style:name="T294" style:family="text">
      <style:text-properties fo:language="es" fo:country="ES" fo:font-style="italic" fo:font-weight="normal" officeooo:rsid="0060e9e7" style:font-style-asian="italic" style:font-weight-asian="normal" style:font-style-complex="italic" style:font-weight-complex="normal"/>
    </style:style>
    <style:style style:name="T295" style:family="text">
      <style:text-properties fo:language="es" fo:country="ES" fo:font-style="italic" fo:font-weight="normal" officeooo:rsid="0107f18f" style:font-style-asian="italic" style:font-weight-asian="normal" style:font-style-complex="italic" style:font-weight-complex="normal"/>
    </style:style>
    <style:style style:name="T296" style:family="text">
      <style:text-properties fo:language="es" fo:country="ES" fo:font-weight="normal" style:font-weight-asian="normal" style:font-weight-complex="normal"/>
    </style:style>
    <style:style style:name="T297" style:family="text">
      <style:text-properties fo:language="es" fo:country="ES" fo:font-weight="normal" officeooo:rsid="01a5c6e9" style:font-weight-asian="normal" style:font-weight-complex="normal"/>
    </style:style>
    <style:style style:name="T298" style:family="text">
      <style:text-properties fo:font-style="italic" style:font-style-asian="italic" style:font-style-complex="italic"/>
    </style:style>
    <style:style style:name="T299" style:family="text">
      <style:text-properties fo:font-style="italic" fo:font-weight="normal" officeooo:rsid="000e53b5" style:font-style-asian="italic" style:font-weight-asian="normal" style:font-style-complex="italic" style:font-weight-complex="normal"/>
    </style:style>
    <style:style style:name="T300" style:family="text">
      <style:text-properties fo:font-style="italic" fo:font-weight="normal" officeooo:rsid="01b339e9" style:font-style-asian="italic" style:font-weight-asian="normal" style:font-style-complex="italic" style:font-weight-complex="normal"/>
    </style:style>
    <style:style style:name="T301" style:family="text">
      <style:text-properties fo:font-style="italic" fo:font-weight="normal" officeooo:rsid="01b339e9" fo:background-color="#ffff00" loext:char-shading-value="0" style:font-style-asian="italic" style:font-weight-asian="normal" style:font-style-complex="italic" style:font-weight-complex="normal"/>
    </style:style>
    <style:style style:name="T302" style:family="text">
      <style:text-properties fo:font-style="italic" fo:font-weight="normal" officeooo:rsid="01b339e9" fo:background-color="#ffff00" loext:char-shading-value="0" style:font-style-asian="italic" style:font-weight-asian="normal" style:font-style-complex="italic" style:font-weight-complex="normal"/>
    </style:style>
    <style:style style:name="T303" style:family="text">
      <style:text-properties fo:font-style="italic" fo:background-color="transparent" loext:char-shading-value="0" style:font-style-asian="italic" style:font-style-complex="italic"/>
    </style:style>
    <style:style style:name="T304" style:family="text">
      <style:text-properties fo:font-style="italic" officeooo:rsid="00a6cce3" fo:background-color="transparent" loext:char-shading-value="0" style:font-style-asian="italic" style:font-style-complex="italic"/>
    </style:style>
    <style:style style:name="T305" style:family="text">
      <style:text-properties fo:font-style="italic" officeooo:rsid="017f9e40" fo:background-color="transparent" loext:char-shading-value="0" style:font-style-asian="italic" style:font-style-complex="italic"/>
    </style:style>
    <style:style style:name="T306" style:family="text">
      <style:text-properties fo:font-style="italic" officeooo:rsid="0188d234" fo:background-color="transparent" loext:char-shading-value="0" style:font-style-asian="italic" style:font-style-complex="italic"/>
    </style:style>
    <style:style style:name="T307" style:family="text">
      <style:text-properties fo:font-style="italic" officeooo:rsid="018a577f" fo:background-color="transparent" loext:char-shading-value="0" style:font-style-asian="italic" style:font-style-complex="italic"/>
    </style:style>
    <style:style style:name="T308" style:family="text">
      <style:text-properties officeooo:rsid="0093c276"/>
    </style:style>
    <style:style style:name="T309" style:family="text">
      <style:text-properties fo:background-color="#e8f2a1" loext:char-shading-value="0"/>
    </style:style>
    <style:style style:name="T310" style:family="text">
      <style:text-properties officeooo:rsid="00a9b42b" fo:background-color="#e8f2a1" loext:char-shading-value="0"/>
    </style:style>
    <style:style style:name="T311" style:family="text">
      <style:text-properties officeooo:rsid="00b0a39e" fo:background-color="#e8f2a1" loext:char-shading-value="0"/>
    </style:style>
    <style:style style:name="T312" style:family="text">
      <style:text-properties officeooo:rsid="00a4ebe6"/>
    </style:style>
    <style:style style:name="T313" style:family="text">
      <style:text-properties officeooo:rsid="00a632e6"/>
    </style:style>
    <style:style style:name="T314" style:family="text">
      <style:text-properties fo:background-color="transparent" loext:char-shading-value="0"/>
    </style:style>
    <style:style style:name="T315" style:family="text">
      <style:text-properties officeooo:rsid="00a632e6" fo:background-color="transparent" loext:char-shading-value="0"/>
    </style:style>
    <style:style style:name="T316" style:family="text">
      <style:text-properties officeooo:rsid="00a6cce3" fo:background-color="transparent" loext:char-shading-value="0"/>
    </style:style>
    <style:style style:name="T317" style:family="text">
      <style:text-properties officeooo:rsid="00a7d6f8" fo:background-color="transparent" loext:char-shading-value="0"/>
    </style:style>
    <style:style style:name="T318" style:family="text">
      <style:text-properties officeooo:rsid="00a8e2eb" fo:background-color="transparent" loext:char-shading-value="0"/>
    </style:style>
    <style:style style:name="T319" style:family="text">
      <style:text-properties officeooo:rsid="00abe1b9" fo:background-color="transparent" loext:char-shading-value="0"/>
    </style:style>
    <style:style style:name="T320" style:family="text">
      <style:text-properties officeooo:rsid="00adb91b" fo:background-color="transparent" loext:char-shading-value="0"/>
    </style:style>
    <style:style style:name="T321" style:family="text">
      <style:text-properties officeooo:rsid="00ae4cf0" fo:background-color="transparent" loext:char-shading-value="0"/>
    </style:style>
    <style:style style:name="T322" style:family="text">
      <style:text-properties officeooo:rsid="00ae9a87" fo:background-color="transparent" loext:char-shading-value="0"/>
    </style:style>
    <style:style style:name="T323" style:family="text">
      <style:text-properties officeooo:rsid="00d18ca2" fo:background-color="transparent" loext:char-shading-value="0"/>
    </style:style>
    <style:style style:name="T324" style:family="text">
      <style:text-properties officeooo:rsid="00d2b496" fo:background-color="transparent" loext:char-shading-value="0"/>
    </style:style>
    <style:style style:name="T325" style:family="text">
      <style:text-properties officeooo:rsid="00d415af" fo:background-color="transparent" loext:char-shading-value="0"/>
    </style:style>
    <style:style style:name="T326" style:family="text">
      <style:text-properties officeooo:rsid="00d60c66" fo:background-color="transparent" loext:char-shading-value="0"/>
    </style:style>
    <style:style style:name="T327" style:family="text">
      <style:text-properties officeooo:rsid="00d690f4" fo:background-color="transparent" loext:char-shading-value="0"/>
    </style:style>
    <style:style style:name="T328" style:family="text">
      <style:text-properties officeooo:rsid="00d7b3ed" fo:background-color="transparent" loext:char-shading-value="0"/>
    </style:style>
    <style:style style:name="T329" style:family="text">
      <style:text-properties officeooo:rsid="00d81980" fo:background-color="transparent" loext:char-shading-value="0"/>
    </style:style>
    <style:style style:name="T330" style:family="text">
      <style:text-properties fo:background-color="transparent" loext:char-shading-value="0"/>
    </style:style>
    <style:style style:name="T331" style:family="text">
      <style:text-properties officeooo:rsid="016ee61a" fo:background-color="transparent" loext:char-shading-value="0"/>
    </style:style>
    <style:style style:name="T332" style:family="text">
      <style:text-properties officeooo:rsid="016eef21" fo:background-color="transparent" loext:char-shading-value="0"/>
    </style:style>
    <style:style style:name="T333" style:family="text">
      <style:text-properties officeooo:rsid="01706443" fo:background-color="transparent" loext:char-shading-value="0"/>
    </style:style>
    <style:style style:name="T334" style:family="text">
      <style:text-properties officeooo:rsid="01709d2d" fo:background-color="transparent" loext:char-shading-value="0"/>
    </style:style>
    <style:style style:name="T335" style:family="text">
      <style:text-properties officeooo:rsid="0176654e" fo:background-color="transparent" loext:char-shading-value="0"/>
    </style:style>
    <style:style style:name="T336" style:family="text">
      <style:text-properties officeooo:rsid="0177cd29" fo:background-color="transparent" loext:char-shading-value="0"/>
    </style:style>
    <style:style style:name="T337" style:family="text">
      <style:text-properties officeooo:rsid="0178c954" fo:background-color="transparent" loext:char-shading-value="0"/>
    </style:style>
    <style:style style:name="T338" style:family="text">
      <style:text-properties officeooo:rsid="017a8df7" fo:background-color="transparent" loext:char-shading-value="0"/>
    </style:style>
    <style:style style:name="T339" style:family="text">
      <style:text-properties officeooo:rsid="017acfe0" fo:background-color="transparent" loext:char-shading-value="0"/>
    </style:style>
    <style:style style:name="T340" style:family="text">
      <style:text-properties officeooo:rsid="017ca689" fo:background-color="transparent" loext:char-shading-value="0"/>
    </style:style>
    <style:style style:name="T341" style:family="text">
      <style:text-properties officeooo:rsid="017f0e69" fo:background-color="transparent" loext:char-shading-value="0"/>
    </style:style>
    <style:style style:name="T342" style:family="text">
      <style:text-properties officeooo:rsid="017f9e40" fo:background-color="transparent" loext:char-shading-value="0"/>
    </style:style>
    <style:style style:name="T343" style:family="text">
      <style:text-properties officeooo:rsid="01850920" fo:background-color="transparent" loext:char-shading-value="0"/>
    </style:style>
    <style:style style:name="T344" style:family="text">
      <style:text-properties officeooo:rsid="0185f9fe" fo:background-color="transparent" loext:char-shading-value="0"/>
    </style:style>
    <style:style style:name="T345" style:family="text">
      <style:text-properties officeooo:rsid="0187691b" fo:background-color="transparent" loext:char-shading-value="0"/>
    </style:style>
    <style:style style:name="T346" style:family="text">
      <style:text-properties officeooo:rsid="0187de33" fo:background-color="transparent" loext:char-shading-value="0"/>
    </style:style>
    <style:style style:name="T347" style:family="text">
      <style:text-properties officeooo:rsid="0188d234" fo:background-color="transparent" loext:char-shading-value="0"/>
    </style:style>
    <style:style style:name="T348" style:family="text">
      <style:text-properties officeooo:rsid="018c72b8" fo:background-color="transparent" loext:char-shading-value="0"/>
    </style:style>
    <style:style style:name="T349" style:family="text">
      <style:text-properties officeooo:rsid="00a8e2eb"/>
    </style:style>
    <style:style style:name="T350" style:family="text">
      <style:text-properties officeooo:rsid="00a9b42b"/>
    </style:style>
    <style:style style:name="T351" style:family="text">
      <style:text-properties officeooo:rsid="00ae9a87"/>
    </style:style>
    <style:style style:name="T352" style:family="text">
      <style:text-properties officeooo:rsid="00b0a39e"/>
    </style:style>
    <style:style style:name="T353" style:family="text">
      <style:text-properties fo:color="#c9211e" loext:opacity="100%" fo:language="es" fo:country="ES" fo:font-style="normal" fo:font-weight="normal" officeooo:rsid="004de3f5" fo:background-color="transparent" loext:char-shading-value="0" style:font-style-asian="normal" style:font-weight-asian="normal" style:font-style-complex="normal" style:font-weight-complex="normal"/>
    </style:style>
    <style:style style:name="T354" style:family="text">
      <style:text-properties style:use-window-font-color="true" loext:opacity="0%" fo:language="es" fo:country="ES" fo:font-style="normal" fo:font-weight="normal" fo:background-color="transparent" loext:char-shading-value="0" style:font-style-asian="normal" style:font-weight-asian="normal" style:font-style-complex="normal" style:font-weight-complex="normal"/>
    </style:style>
    <style:style style:name="T355" style:family="text">
      <style:text-properties style:use-window-font-color="true" loext:opacity="0%" fo:language="es" fo:country="ES" fo:font-style="normal" fo:font-weight="normal" officeooo:rsid="01303ae7" fo:background-color="transparent" loext:char-shading-value="0" style:font-style-asian="normal" style:font-weight-asian="normal" style:font-style-complex="normal" style:font-weight-complex="normal"/>
    </style:style>
    <style:style style:name="T356" style:family="text">
      <style:text-properties style:use-window-font-color="true" loext:opacity="0%" fo:language="es" fo:country="ES" fo:font-style="normal" fo:font-weight="normal" officeooo:rsid="01311cf0" fo:background-color="transparent" loext:char-shading-value="0" style:font-style-asian="normal" style:font-weight-asian="normal" style:font-style-complex="normal" style:font-weight-complex="normal"/>
    </style:style>
    <style:style style:name="T357" style:family="text">
      <style:text-properties style:use-window-font-color="true" loext:opacity="0%" fo:language="es" fo:country="ES" fo:font-style="normal" fo:font-weight="normal" officeooo:rsid="01320a2d" fo:background-color="transparent" loext:char-shading-value="0" style:font-style-asian="normal" style:font-weight-asian="normal" style:font-style-complex="normal" style:font-weight-complex="normal"/>
    </style:style>
    <style:style style:name="T358" style:family="text">
      <style:text-properties style:use-window-font-color="true" loext:opacity="0%" fo:language="es" fo:country="ES" fo:font-style="normal" fo:font-weight="normal" officeooo:rsid="01338f67" fo:background-color="transparent" loext:char-shading-value="0" style:font-style-asian="normal" style:font-weight-asian="normal" style:font-style-complex="normal" style:font-weight-complex="normal"/>
    </style:style>
    <style:style style:name="T359" style:family="text">
      <style:text-properties style:use-window-font-color="true" loext:opacity="0%" fo:language="es" fo:country="ES" fo:font-style="normal" fo:font-weight="normal" officeooo:rsid="01339fc0" fo:background-color="transparent" loext:char-shading-value="0" style:font-style-asian="normal" style:font-weight-asian="normal" style:font-style-complex="normal" style:font-weight-complex="normal"/>
    </style:style>
    <style:style style:name="T360" style:family="text">
      <style:text-properties style:use-window-font-color="true" loext:opacity="0%" fo:language="es" fo:country="ES" fo:font-style="normal" fo:font-weight="normal" officeooo:rsid="01351195" fo:background-color="transparent" loext:char-shading-value="0" style:font-style-asian="normal" style:font-weight-asian="normal" style:font-style-complex="normal" style:font-weight-complex="normal"/>
    </style:style>
    <style:style style:name="T361" style:family="text">
      <style:text-properties style:use-window-font-color="true" loext:opacity="0%" fo:language="es" fo:country="ES" fo:font-style="normal" fo:font-weight="normal" officeooo:rsid="01355534" fo:background-color="transparent" loext:char-shading-value="0" style:font-style-asian="normal" style:font-weight-asian="normal" style:font-style-complex="normal" style:font-weight-complex="normal"/>
    </style:style>
    <style:style style:name="T362" style:family="text">
      <style:text-properties style:use-window-font-color="true" loext:opacity="0%" fo:language="es" fo:country="ES" fo:font-style="normal" fo:font-weight="normal" officeooo:rsid="01358691" fo:background-color="transparent" loext:char-shading-value="0" style:font-style-asian="normal" style:font-weight-asian="normal" style:font-style-complex="normal" style:font-weight-complex="normal"/>
    </style:style>
    <style:style style:name="T363" style:family="text">
      <style:text-properties style:use-window-font-color="true" loext:opacity="0%" fo:language="es" fo:country="ES" fo:font-style="normal" fo:font-weight="normal" officeooo:rsid="0136aae7" fo:background-color="transparent" loext:char-shading-value="0" style:font-style-asian="normal" style:font-weight-asian="normal" style:font-style-complex="normal" style:font-weight-complex="normal"/>
    </style:style>
    <style:style style:name="T364" style:family="text">
      <style:text-properties officeooo:rsid="016e802e"/>
    </style:style>
    <style:style style:name="T365" style:family="text">
      <style:text-properties officeooo:rsid="00a7d6f8" fo:background-color="#ffff00" loext:char-shading-value="0"/>
    </style:style>
    <style:style style:name="T366" style:family="text">
      <style:text-properties officeooo:rsid="018e1419"/>
    </style:style>
  </office:automatic-styles>
  <office:body>
    <office:text text:use-soft-page-breaks="true">
      <office:forms form:automatic-focus="false" form:apply-design-mode="false"/>
      <text:tracked-changes>
        <text:changed-region xml:id="ct94261935017632" text:id="ct94261935017632">
          <text:deletion>
            <office:change-info>
              <dc:creator>Autor desconocido</dc:creator>
              <dc:date>2023-05-25T14:07:27</dc:date>
            </office:change-info>
            <text:p text:style-name="P28"><text:span text:style-name="T298"><text:s/></text:span><text:span text:style-name="T3">King Crimson</text:span></text:p>
          </text:deletion>
        </text:changed-region>
        <text:changed-region xml:id="ct94262038567216" text:id="ct94262038567216">
          <text:insertion>
            <office:change-info>
              <dc:creator>Autor desconocido</dc:creator>
              <dc:date>2023-05-25T14:07:27</dc:date>
            </office:change-info>
          </text:insertion>
        </text:changed-region>
        <text:changed-region xml:id="ct94262170773920" text:id="ct94262170773920">
          <text:insertion>
            <office:change-info>
              <dc:creator>Autor desconocido</dc:creator>
              <dc:date>2023-06-26T14:15:52</dc:date>
            </office:change-info>
          </text:insertion>
        </text:changed-region>
        <text:changed-region xml:id="ct94262171323408" text:id="ct94262171323408">
          <text:deletion>
            <office:change-info>
              <dc:creator>Autor desconocido</dc:creator>
              <dc:date>2023-06-26T14:15:52</dc:date>
            </office:change-info>
            <text:p text:style-name="P29"><text:span text:style-name="T7">los últimos colores</text:span></text:p>
          </text:deletion>
        </text:changed-region>
        <text:changed-region xml:id="ct94262001277168" text:id="ct94262001277168">
          <text:insertion>
            <office:change-info>
              <dc:creator>Autor desconocido</dc:creator>
              <dc:date>2023-06-26T14:15:53</dc:date>
            </office:change-info>
          </text:insertion>
        </text:changed-region>
        <text:changed-region xml:id="ct94262116691136" text:id="ct94262116691136">
          <text:insertion>
            <office:change-info>
              <dc:creator>Autor desconocido</dc:creator>
              <dc:date>2023-06-26T14:16:03</dc:date>
            </office:change-info>
          </text:insertion>
        </text:changed-region>
        <text:changed-region xml:id="ct94262197383056" text:id="ct94262197383056">
          <text:insertion>
            <office:change-info>
              <dc:creator>Autor desconocido</dc:creator>
              <dc:date>2023-06-26T14:16:37</dc:date>
            </office:change-info>
          </text:insertion>
        </text:changed-region>
        <text:changed-region xml:id="ct94261994021200" text:id="ct94261994021200">
          <text:deletion>
            <office:change-info>
              <dc:creator>Autor desconocido</dc:creator>
              <dc:date>2023-06-26T14:16:41</dc:date>
            </office:change-info>
            <text:p text:style-name="P29"><text:span text:style-name="T27">que </text:span></text:p>
          </text:deletion>
        </text:changed-region>
        <text:changed-region xml:id="ct94262115109888" text:id="ct94262115109888">
          <text:deletion>
            <office:change-info>
              <dc:creator>Autor desconocido</dc:creator>
              <dc:date>2023-06-26T14:16:48</dc:date>
            </office:change-info>
            <text:p text:style-name="P29"><text:span text:style-name="T7"><text:s/>entre</text:span></text:p>
          </text:deletion>
        </text:changed-region>
        <text:changed-region xml:id="ct94262192411040" text:id="ct94262192411040">
          <text:insertion>
            <office:change-info>
              <dc:creator>Autor desconocido</dc:creator>
              <dc:date>2023-06-26T14:19:11</dc:date>
            </office:change-info>
          </text:insertion>
        </text:changed-region>
        <text:changed-region xml:id="ct94261998860384" text:id="ct94261998860384">
          <text:deletion>
            <office:change-info>
              <dc:creator>Autor desconocido</dc:creator>
              <dc:date>2023-06-26T14:19:10</dc:date>
            </office:change-info>
            <text:p text:style-name="P29"><text:span text:style-name="T18">a la risa</text:span></text:p>
          </text:deletion>
        </text:changed-region>
        <text:changed-region xml:id="ct94262104642272" text:id="ct94262104642272">
          <text:deletion>
            <office:change-info>
              <dc:creator>Autor desconocido</dc:creator>
              <dc:date>2023-06-26T14:20:08</dc:date>
            </office:change-info>
            <text:p text:style-name="P29"><text:span text:style-name="T17">volver a </text:span></text:p>
          </text:deletion>
        </text:changed-region>
        <text:changed-region xml:id="ct94261989854736" text:id="ct94261989854736">
          <text:insertion>
            <office:change-info>
              <dc:creator>Autor desconocido</dc:creator>
              <dc:date>2023-06-26T14:20:17</dc:date>
            </office:change-info>
          </text:insertion>
        </text:changed-region>
        <text:changed-region xml:id="ct94262044071488" text:id="ct94262044071488">
          <text:deletion>
            <office:change-info>
              <dc:creator>Autor desconocido</dc:creator>
              <dc:date>2023-06-26T14:20:16</dc:date>
            </office:change-info>
            <text:p text:style-name="P29"><text:span text:style-name="T17">sino </text:span></text:p>
          </text:deletion>
        </text:changed-region>
        <text:changed-region xml:id="ct94262102539872" text:id="ct94262102539872">
          <text:deletion>
            <office:change-info>
              <dc:creator>Autor desconocido</dc:creator>
              <dc:date>2023-06-26T14:19:53</dc:date>
            </office:change-info>
            <text:p text:style-name="P29"><text:span text:style-name="T17">el </text:span><text:span text:style-name="T13">único </text:span></text:p>
          </text:deletion>
        </text:changed-region>
        <text:changed-region xml:id="ct94262175034672" text:id="ct94262175034672">
          <text:insertion>
            <office:change-info>
              <dc:creator>Autor desconocido</dc:creator>
              <dc:date>2023-06-26T14:20:18</dc:date>
            </office:change-info>
          </text:insertion>
        </text:changed-region>
        <text:changed-region xml:id="ct94262084635136" text:id="ct94262084635136">
          <text:deletion>
            <office:change-info>
              <dc:creator>Autor desconocido</dc:creator>
              <dc:date>2023-06-26T14:21:02</dc:date>
            </office:change-info>
            <text:p text:style-name="P29"><text:span text:style-name="T17">ba</text:span></text:p>
          </text:deletion>
        </text:changed-region>
        <text:changed-region xml:id="ct94262126081632" text:id="ct94262126081632">
          <text:insertion>
            <office:change-info>
              <dc:creator>Autor desconocido</dc:creator>
              <dc:date>2023-06-26T14:22:11</dc:date>
            </office:change-info>
          </text:insertion>
        </text:changed-region>
        <text:changed-region xml:id="ct94262047428128" text:id="ct94262047428128">
          <text:deletion>
            <office:change-info>
              <dc:creator>Autor desconocido</dc:creator>
              <dc:date>2023-06-26T14:22:13</dc:date>
            </office:change-info>
            <text:p text:style-name="P29"><text:span text:style-name="T13">una </text:span></text:p>
          </text:deletion>
        </text:changed-region>
        <text:changed-region xml:id="ct94262115369488" text:id="ct94262115369488">
          <text:insertion>
            <office:change-info>
              <dc:creator>Autor desconocido</dc:creator>
              <dc:date>2023-06-26T14:21:18</dc:date>
            </office:change-info>
          </text:insertion>
        </text:changed-region>
        <text:changed-region xml:id="ct94262011341056" text:id="ct94262011341056">
          <text:insertion>
            <office:change-info>
              <dc:creator>Autor desconocido</dc:creator>
              <dc:date>2023-06-26T14:22:38</dc:date>
            </office:change-info>
          </text:insertion>
        </text:changed-region>
        <text:changed-region xml:id="ct94262122962432" text:id="ct94262122962432">
          <text:deletion>
            <office:change-info>
              <dc:creator>Autor desconocido</dc:creator>
              <dc:date>2023-06-26T14:22:32</dc:date>
            </office:change-info>
            <text:p text:style-name="P29"><text:span text:style-name="T45">es </text:span></text:p>
          </text:deletion>
        </text:changed-region>
        <text:changed-region xml:id="ct94262047126624" text:id="ct94262047126624">
          <text:deletion>
            <office:change-info>
              <dc:creator>Autor desconocido</dc:creator>
              <dc:date>2023-06-26T14:22:34</dc:date>
            </office:change-info>
            <text:p text:style-name="P29"><text:span text:style-name="T17">el </text:span></text:p>
          </text:deletion>
        </text:changed-region>
        <text:changed-region xml:id="ct94262024623376" text:id="ct94262024623376">
          <text:deletion>
            <office:change-info>
              <dc:creator>Autor desconocido</dc:creator>
              <dc:date>2023-06-26T14:22:52</dc:date>
            </office:change-info>
            <text:p text:style-name="P29"><text:span text:style-name="T18"><text:s/>ahora</text:span></text:p>
          </text:deletion>
        </text:changed-region>
        <text:changed-region xml:id="ct94262129074064" text:id="ct94262129074064">
          <text:deletion>
            <office:change-info>
              <dc:creator>Autor desconocido</dc:creator>
              <dc:date>2023-06-26T14:23:11</dc:date>
            </office:change-info>
            <text:p text:style-name="P29"><text:span text:style-name="T18"><text:s/>ahora,</text:span></text:p>
          </text:deletion>
        </text:changed-region>
        <text:changed-region xml:id="ct94262042598640" text:id="ct94262042598640">
          <text:insertion>
            <office:change-info>
              <dc:creator>Autor desconocido</dc:creator>
              <dc:date>2023-06-26T14:23:18</dc:date>
            </office:change-info>
          </text:insertion>
        </text:changed-region>
        <text:changed-region xml:id="ct94262095745312" text:id="ct94262095745312">
          <text:insertion>
            <office:change-info>
              <dc:creator>Autor desconocido</dc:creator>
              <dc:date>2023-06-26T14:23:19</dc:date>
            </office:change-info>
          </text:insertion>
        </text:changed-region>
        <text:changed-region xml:id="ct94262115374160" text:id="ct94262115374160">
          <text:insertion>
            <office:change-info>
              <dc:creator>Autor desconocido</dc:creator>
              <dc:date>2023-06-26T14:18:07</dc:date>
            </office:change-info>
          </text:insertion>
        </text:changed-region>
        <text:changed-region xml:id="ct94262038501328" text:id="ct94262038501328">
          <text:deletion>
            <office:change-info>
              <dc:creator>Autor desconocido</dc:creator>
              <dc:date>2023-05-23T20:45:25</dc:date>
            </office:change-info>
            <text:p text:style-name="P9"><text:span text:style-name="T174">,</text:span><text:span text:style-name="T173"> pero justo </text:span><text:span text:style-name="T174">antes </text:span><text:span text:style-name="T173">a poco que no</text:span></text:p>
          </text:deletion>
        </text:changed-region>
        <text:changed-region xml:id="ct94262038543680" text:id="ct94262038543680">
          <text:insertion>
            <office:change-info>
              <dc:creator>Autor desconocido</dc:creator>
              <dc:date>2023-05-23T20:45:33</dc:date>
            </office:change-info>
          </text:insertion>
        </text:changed-region>
        <text:changed-region xml:id="ct94261931071344" text:id="ct94261931071344">
          <text:deletion>
            <office:change-info>
              <dc:creator>Autor desconocido</dc:creator>
              <dc:date>2023-05-23T20:45:33</dc:date>
            </office:change-info>
            <text:p text:style-name="P9"><text:span text:style-name="T175">, </text:span></text:p>
          </text:deletion>
        </text:changed-region>
        <text:changed-region xml:id="ct94261931494928" text:id="ct94261931494928">
          <text:format-change>
            <office:change-info>
              <dc:creator>Autor desconocido</dc:creator>
              <dc:date>2023-05-23T20:56:10</dc:date>
            </office:change-info>
          </text:format-change>
        </text:changed-region>
        <text:changed-region xml:id="ct94261994481632" text:id="ct94261994481632">
          <text:deletion>
            <office:change-info>
              <dc:creator>Autor desconocido</dc:creator>
              <dc:date>2023-05-23T20:46:34</dc:date>
            </office:change-info>
            <text:p text:style-name="P12"><text:span text:style-name="T77">que piden curar por</text:span></text:p>
          </text:deletion>
        </text:changed-region>
        <text:changed-region xml:id="ct94261994482064" text:id="ct94261994482064">
          <text:insertion>
            <office:change-info>
              <dc:creator>Autor desconocido</dc:creator>
              <dc:date>2023-05-23T20:46:34</dc:date>
            </office:change-info>
          </text:insertion>
        </text:changed-region>
        <text:changed-region xml:id="ct94261994482304" text:id="ct94261994482304">
          <text:insertion>
            <office:change-info>
              <dc:creator>Autor desconocido</dc:creator>
              <dc:date>2023-05-23T20:47:58</dc:date>
            </office:change-info>
          </text:insertion>
        </text:changed-region>
        <text:changed-region xml:id="ct94261994607920" text:id="ct94261994607920">
          <text:deletion>
            <office:change-info>
              <dc:creator>Autor desconocido</dc:creator>
              <dc:date>2023-05-23T20:46:47</dc:date>
            </office:change-info>
            <text:p text:style-name="P12"><text:span text:style-name="T77"><text:s/></text:span><text:span text:style-name="T178">seguidos</text:span></text:p>
          </text:deletion>
        </text:changed-region>
        <text:changed-region xml:id="ct94261994608160" text:id="ct94261994608160">
          <text:insertion>
            <office:change-info>
              <dc:creator>Autor desconocido</dc:creator>
              <dc:date>2023-05-23T20:47:17</dc:date>
            </office:change-info>
          </text:insertion>
        </text:changed-region>
        <text:changed-region xml:id="ct94261994608400" text:id="ct94261994608400">
          <text:deletion>
            <office:change-info>
              <dc:creator>Autor desconocido</dc:creator>
              <dc:date>2023-05-23T20:46:59</dc:date>
            </office:change-info>
            <text:p text:style-name="P12"><text:span text:style-name="T178">invadidos</text:span></text:p>
          </text:deletion>
        </text:changed-region>
        <text:changed-region xml:id="ct94261994608640" text:id="ct94261994608640">
          <text:deletion>
            <office:change-info>
              <dc:creator>Autor desconocido</dc:creator>
              <dc:date>2023-05-23T20:47:31</dc:date>
            </office:change-info>
            <text:p text:style-name="P12"><text:span text:style-name="T178"><text:s/>por otros días que las</text:span></text:p>
          </text:deletion>
        </text:changed-region>
        <text:changed-region xml:id="ct94261994608880" text:id="ct94261994608880">
          <text:insertion>
            <office:change-info>
              <dc:creator>Autor desconocido</dc:creator>
              <dc:date>2023-05-23T20:47:37</dc:date>
            </office:change-info>
          </text:insertion>
        </text:changed-region>
        <text:changed-region xml:id="ct94261994609120" text:id="ct94261994609120">
          <text:deletion>
            <office:change-info>
              <dc:creator>Autor desconocido</dc:creator>
              <dc:date>2023-05-23T20:47:36</dc:date>
            </office:change-info>
            <text:p text:style-name="P12"><text:span text:style-name="T178">a hacer </text:span></text:p>
          </text:deletion>
        </text:changed-region>
        <text:changed-region xml:id="ct94261994609360" text:id="ct94261994609360">
          <text:insertion>
            <office:change-info>
              <dc:creator>Autor desconocido</dc:creator>
              <dc:date>2023-05-23T20:48:17</dc:date>
            </office:change-info>
          </text:insertion>
        </text:changed-region>
        <text:changed-region xml:id="ct94261994609600" text:id="ct94261994609600">
          <text:deletion>
            <office:change-info>
              <dc:creator>Autor desconocido</dc:creator>
              <dc:date>2023-05-23T20:48:19</dc:date>
            </office:change-info>
            <text:p text:style-name="P12"><text:span text:style-name="T178">, </text:span></text:p>
          </text:deletion>
        </text:changed-region>
        <text:changed-region xml:id="ct94261994609840" text:id="ct94261994609840">
          <text:deletion>
            <office:change-info>
              <dc:creator>Autor desconocido</dc:creator>
              <dc:date>2023-05-23T20:47:43</dc:date>
            </office:change-info>
            <text:p text:style-name="P12"><text:span text:style-name="T178">abriendolas</text:span></text:p>
          </text:deletion>
        </text:changed-region>
        <text:changed-region xml:id="ct94261994610080" text:id="ct94261994610080">
          <text:deletion>
            <office:change-info>
              <dc:creator>Autor desconocido</dc:creator>
              <dc:date>2023-05-23T20:48:19</dc:date>
            </office:change-info>
            <text:p text:style-name="P12"><text:span text:style-name="T178"><text:s/></text:span></text:p>
          </text:deletion>
        </text:changed-region>
        <text:changed-region xml:id="ct94261994610320" text:id="ct94261994610320">
          <text:insertion>
            <office:change-info>
              <dc:creator>Autor desconocido</dc:creator>
              <dc:date>2023-05-23T20:48:20</dc:date>
            </office:change-info>
          </text:insertion>
        </text:changed-region>
        <text:changed-region xml:id="ct94261994610560" text:id="ct94261994610560">
          <text:deletion>
            <office:change-info>
              <dc:creator>Autor desconocido</dc:creator>
              <dc:date>2023-05-23T20:48:29</dc:date>
            </office:change-info>
            <text:p text:style-name="P12"><text:span text:style-name="T178"><text:s/>denuevo</text:span></text:p>
          </text:deletion>
        </text:changed-region>
        <text:changed-region xml:id="ct94261994610800" text:id="ct94261994610800">
          <text:insertion>
            <office:change-info>
              <dc:creator>Autor desconocido</dc:creator>
              <dc:date>2023-05-23T20:48:29</dc:date>
            </office:change-info>
          </text:insertion>
        </text:changed-region>
        <text:changed-region xml:id="ct94261994611040" text:id="ct94261994611040">
          <text:insertion>
            <office:change-info>
              <dc:creator>Autor desconocido</dc:creator>
              <dc:date>2023-05-23T20:49:04</dc:date>
            </office:change-info>
          </text:insertion>
        </text:changed-region>
        <text:changed-region xml:id="ct94261994611280" text:id="ct94261994611280">
          <text:deletion>
            <office:change-info>
              <dc:creator>Autor desconocido</dc:creator>
              <dc:date>2023-05-23T20:48:56</dc:date>
            </office:change-info>
            <text:p text:style-name="P12"><text:span text:style-name="T178">lo que un </text:span></text:p>
          </text:deletion>
        </text:changed-region>
        <text:changed-region xml:id="ct94261994619392" text:id="ct94261994619392">
          <text:insertion>
            <office:change-info>
              <dc:creator>Autor desconocido</dc:creator>
              <dc:date>2023-05-23T20:49:10</dc:date>
            </office:change-info>
          </text:insertion>
        </text:changed-region>
        <text:changed-region xml:id="ct94261994468640" text:id="ct94261994468640">
          <text:deletion>
            <office:change-info>
              <dc:creator>Autor desconocido</dc:creator>
              <dc:date>2023-05-23T20:49:09</dc:date>
            </office:change-info>
            <text:p text:style-name="P12"><text:span text:style-name="T178">bestia</text:span></text:p>
          </text:deletion>
        </text:changed-region>
        <text:changed-region xml:id="ct94261994567776" text:id="ct94261994567776">
          <text:insertion>
            <office:change-info>
              <dc:creator>Autor desconocido</dc:creator>
              <dc:date>2023-05-23T20:49:50</dc:date>
            </office:change-info>
          </text:insertion>
        </text:changed-region>
        <text:changed-region xml:id="ct94261994566368" text:id="ct94261994566368">
          <text:deletion>
            <office:change-info>
              <dc:creator>Autor desconocido</dc:creator>
              <dc:date>2023-05-23T20:49:50</dc:date>
            </office:change-info>
            <text:p text:style-name="P12"><text:span text:style-name="T178">para dejar </text:span></text:p>
          </text:deletion>
        </text:changed-region>
        <text:changed-region xml:id="ct94261994565104" text:id="ct94261994565104">
          <text:insertion>
            <office:change-info>
              <dc:creator>Autor desconocido</dc:creator>
              <dc:date>2023-05-23T20:49:55</dc:date>
            </office:change-info>
          </text:insertion>
        </text:changed-region>
        <text:changed-region xml:id="ct94261994588352" text:id="ct94261994588352">
          <text:deletion>
            <office:change-info>
              <dc:creator>Autor desconocido</dc:creator>
              <dc:date>2023-05-23T20:50:15</dc:date>
            </office:change-info>
            <text:p text:style-name="P12"><text:span text:style-name="T178"><text:s/>en bandeja</text:span></text:p>
          </text:deletion>
        </text:changed-region>
        <text:changed-region xml:id="ct94261994544608" text:id="ct94261994544608">
          <text:insertion>
            <office:change-info>
              <dc:creator>Autor desconocido</dc:creator>
              <dc:date>2023-05-23T20:50:28</dc:date>
            </office:change-info>
          </text:insertion>
        </text:changed-region>
        <text:changed-region xml:id="ct94261994470784" text:id="ct94261994470784">
          <text:insertion>
            <office:change-info>
              <dc:creator>Autor desconocido</dc:creator>
              <dc:date>2023-05-23T20:50:51</dc:date>
            </office:change-info>
          </text:insertion>
        </text:changed-region>
        <text:changed-region xml:id="ct94261994647904" text:id="ct94261994647904">
          <text:deletion>
            <office:change-info>
              <dc:creator>Autor desconocido</dc:creator>
              <dc:date>2023-05-23T20:50:50</dc:date>
            </office:change-info>
            <text:p text:style-name="P12"><text:span text:style-name="T78">Y</text:span><text:span text:style-name="T179"> q</text:span></text:p>
          </text:deletion>
        </text:changed-region>
        <text:changed-region xml:id="ct94261994542240" text:id="ct94261994542240">
          <text:insertion>
            <office:change-info>
              <dc:creator>Autor desconocido</dc:creator>
              <dc:date>2023-05-23T20:50:59</dc:date>
            </office:change-info>
          </text:insertion>
        </text:changed-region>
        <text:changed-region xml:id="ct94261994529744" text:id="ct94261994529744">
          <text:deletion>
            <office:change-info>
              <dc:creator>Autor desconocido</dc:creator>
              <dc:date>2023-05-23T20:50:58</dc:date>
            </office:change-info>
            <text:p text:style-name="P12"><text:span text:style-name="T179">e</text:span></text:p>
          </text:deletion>
        </text:changed-region>
        <text:changed-region xml:id="ct94261994555792" text:id="ct94261994555792">
          <text:insertion>
            <office:change-info>
              <dc:creator>Autor desconocido</dc:creator>
              <dc:date>2023-05-23T20:51:25</dc:date>
            </office:change-info>
          </text:insertion>
        </text:changed-region>
        <text:changed-region xml:id="ct94261994534720" text:id="ct94261994534720">
          <text:insertion>
            <office:change-info>
              <dc:creator>Autor desconocido</dc:creator>
              <dc:date>2023-05-23T20:51:38</dc:date>
            </office:change-info>
          </text:insertion>
        </text:changed-region>
        <text:changed-region xml:id="ct94261994491760" text:id="ct94261994491760">
          <text:deletion>
            <office:change-info>
              <dc:creator>Autor desconocido</dc:creator>
              <dc:date>2023-05-23T20:51:38</dc:date>
            </office:change-info>
            <text:p text:style-name="P12"><text:span text:style-name="T88">en</text:span></text:p>
          </text:deletion>
        </text:changed-region>
        <text:changed-region xml:id="ct94261994482704" text:id="ct94261994482704">
          <text:insertion>
            <office:change-info>
              <dc:creator>Autor desconocido</dc:creator>
              <dc:date>2023-05-23T20:53:06</dc:date>
            </office:change-info>
          </text:insertion>
        </text:changed-region>
        <text:changed-region xml:id="ct94261994595792" text:id="ct94261994595792">
          <text:insertion>
            <office:change-info>
              <dc:creator>Autor desconocido</dc:creator>
              <dc:date>2023-05-23T20:51:54</dc:date>
            </office:change-info>
          </text:insertion>
        </text:changed-region>
        <text:changed-region xml:id="ct94261994645824" text:id="ct94261994645824">
          <text:deletion>
            <office:change-info>
              <dc:creator>Autor desconocido</dc:creator>
              <dc:date>2023-05-23T20:51:54</dc:date>
            </office:change-info>
            <text:p text:style-name="P12"><text:span text:style-name="T89">su contra</text:span></text:p>
          </text:deletion>
        </text:changed-region>
        <text:changed-region xml:id="ct94261994645344" text:id="ct94261994645344">
          <text:insertion>
            <office:change-info>
              <dc:creator>Autor desconocido</dc:creator>
              <dc:date>2023-05-23T20:52:09</dc:date>
            </office:change-info>
          </text:insertion>
        </text:changed-region>
        <text:changed-region xml:id="ct94261994483984" text:id="ct94261994483984">
          <text:deletion>
            <office:change-info>
              <dc:creator>Autor desconocido</dc:creator>
              <dc:date>2023-05-23T20:52:13</dc:date>
            </office:change-info>
            <text:p text:style-name="P12"><text:span text:style-name="T89">n</text:span></text:p>
          </text:deletion>
        </text:changed-region>
        <text:changed-region xml:id="ct94261994476736" text:id="ct94261994476736">
          <text:insertion>
            <office:change-info>
              <dc:creator>Autor desconocido</dc:creator>
              <dc:date>2023-05-23T20:52:18</dc:date>
            </office:change-info>
          </text:insertion>
        </text:changed-region>
        <text:changed-region xml:id="ct94261994496144" text:id="ct94261994496144">
          <text:deletion>
            <office:change-info>
              <dc:creator>Autor desconocido</dc:creator>
              <dc:date>2023-05-23T20:52:42</dc:date>
            </office:change-info>
            <text:p text:style-name="P12"><text:span text:style-name="T89"><text:s/></text:span></text:p>
          </text:deletion>
        </text:changed-region>
        <text:changed-region xml:id="ct94261994647152" text:id="ct94261994647152">
          <text:insertion>
            <office:change-info>
              <dc:creator>Autor desconocido</dc:creator>
              <dc:date>2023-05-23T20:53:26</dc:date>
            </office:change-info>
          </text:insertion>
        </text:changed-region>
        <text:changed-region xml:id="ct94261994525824" text:id="ct94261994525824">
          <text:deletion>
            <office:change-info>
              <dc:creator>Autor desconocido</dc:creator>
              <dc:date>2023-05-23T20:53:25</dc:date>
            </office:change-info>
            <text:p text:style-name="P12"><text:span text:style-name="T89">su propia </text:span></text:p>
          </text:deletion>
        </text:changed-region>
        <text:changed-region xml:id="ct94261994614576" text:id="ct94261994614576">
          <text:insertion>
            <office:change-info>
              <dc:creator>Autor desconocido</dc:creator>
              <dc:date>2023-05-23T20:53:28</dc:date>
            </office:change-info>
          </text:insertion>
        </text:changed-region>
        <text:changed-region xml:id="ct94261994473984" text:id="ct94261994473984">
          <text:insertion>
            <office:change-info>
              <dc:creator>Autor desconocido</dc:creator>
              <dc:date>2023-05-23T20:54:04</dc:date>
            </office:change-info>
          </text:insertion>
        </text:changed-region>
        <text:changed-region xml:id="ct94261994557104" text:id="ct94261994557104">
          <text:deletion>
            <office:change-info>
              <dc:creator>Autor desconocido</dc:creator>
              <dc:date>2023-05-23T20:54:23</dc:date>
            </office:change-info>
            <text:p text:style-name="P31"><text:span text:style-name="T183"><text:s/></text:span><text:span text:style-name="T81">de</text:span><text:span text:style-name="T184"> mi</text:span></text:p>
          </text:deletion>
        </text:changed-region>
        <text:changed-region xml:id="ct94261994501616" text:id="ct94261994501616">
          <text:insertion>
            <office:change-info>
              <dc:creator>Autor desconocido</dc:creator>
              <dc:date>2023-05-23T20:54:25</dc:date>
            </office:change-info>
          </text:insertion>
        </text:changed-region>
        <text:changed-region xml:id="ct94261994592848" text:id="ct94261994592848">
          <text:insertion>
            <office:change-info>
              <dc:creator>Autor desconocido</dc:creator>
              <dc:date>2023-05-23T20:54:36</dc:date>
            </office:change-info>
          </text:insertion>
        </text:changed-region>
        <text:changed-region xml:id="ct94261994593488" text:id="ct94261994593488">
          <text:insertion>
            <office:change-info>
              <dc:creator>Autor desconocido</dc:creator>
              <dc:date>2023-05-23T20:55:16</dc:date>
            </office:change-info>
          </text:insertion>
        </text:changed-region>
        <text:changed-region xml:id="ct94261994601456" text:id="ct94261994601456">
          <text:deletion>
            <office:change-info>
              <dc:creator>Autor desconocido</dc:creator>
              <dc:date>2023-05-23T20:54:36</dc:date>
            </office:change-info>
            <text:p text:style-name="P31"><text:span text:style-name="T47">.</text:span></text:p>
          </text:deletion>
        </text:changed-region>
        <text:changed-region xml:id="ct94261994601696" text:id="ct94261994601696">
          <text:insertion>
            <office:change-info>
              <dc:creator>Autor desconocido</dc:creator>
              <dc:date>2023-05-23T20:55:35</dc:date>
            </office:change-info>
          </text:insertion>
        </text:changed-region>
        <text:changed-region xml:id="ct94261994570320" text:id="ct94261994570320">
          <text:insertion>
            <office:change-info>
              <dc:creator>Autor desconocido</dc:creator>
              <dc:date>2023-05-23T20:55:46</dc:date>
            </office:change-info>
          </text:insertion>
        </text:changed-region>
        <text:changed-region xml:id="ct94261994616912" text:id="ct94261994616912">
          <text:insertion>
            <office:change-info>
              <dc:creator>Autor desconocido</dc:creator>
              <dc:date>2023-05-23T20:56:33</dc:date>
            </office:change-info>
          </text:insertion>
        </text:changed-region>
        <text:changed-region xml:id="ct94261994353776" text:id="ct94261994353776">
          <text:format-change>
            <office:change-info>
              <dc:creator>Autor desconocido</dc:creator>
              <dc:date>2023-05-23T20:56:28</dc:date>
            </office:change-info>
          </text:format-change>
        </text:changed-region>
        <text:changed-region xml:id="ct94261994532576" text:id="ct94261994532576">
          <text:insertion>
            <office:change-info>
              <dc:creator>Autor desconocido</dc:creator>
              <dc:date>2023-05-23T20:55:56</dc:date>
            </office:change-info>
          </text:insertion>
        </text:changed-region>
        <text:changed-region xml:id="ct94261994497200" text:id="ct94261994497200">
          <text:deletion>
            <office:change-info>
              <dc:creator>Autor desconocido</dc:creator>
              <dc:date>2023-05-23T20:55:56</dc:date>
            </office:change-info>
            <text:p text:style-name="P34"><text:span text:style-name="T47"><text:s/>su</text:span></text:p>
          </text:deletion>
        </text:changed-region>
        <text:changed-region xml:id="ct94261990860080" text:id="ct94261990860080">
          <text:format-change>
            <office:change-info>
              <dc:creator>Autor desconocido</dc:creator>
              <dc:date>2023-06-26T10:20:40</dc:date>
            </office:change-info>
          </text:format-change>
        </text:changed-region>
        <text:changed-region xml:id="ct94261994503168" text:id="ct94261994503168">
          <text:deletion>
            <office:change-info>
              <dc:creator>Autor desconocido</dc:creator>
              <dc:date>2023-05-23T20:57:07</dc:date>
            </office:change-info>
            <text:p text:style-name="P34"><text:span text:style-name="T272"><text:s/></text:span></text:p>
          </text:deletion>
        </text:changed-region>
        <text:changed-region xml:id="ct94261994599792" text:id="ct94261994599792">
          <text:insertion>
            <office:change-info>
              <dc:creator>Autor desconocido</dc:creator>
              <dc:date>2023-05-23T20:57:07</dc:date>
            </office:change-info>
          </text:insertion>
        </text:changed-region>
        <text:changed-region xml:id="ct94261989672880" text:id="ct94261989672880">
          <text:insertion>
            <office:change-info>
              <dc:creator>Autor desconocido</dc:creator>
              <dc:date>2023-06-26T10:32:10</dc:date>
            </office:change-info>
          </text:insertion>
        </text:changed-region>
        <text:changed-region xml:id="ct94262109004304" text:id="ct94262109004304">
          <text:insertion>
            <office:change-info>
              <dc:creator>Autor desconocido</dc:creator>
              <dc:date>2023-06-26T10:31:19</dc:date>
            </office:change-info>
          </text:insertion>
        </text:changed-region>
        <text:changed-region xml:id="ct94262102743280" text:id="ct94262102743280">
          <text:insertion>
            <office:change-info>
              <dc:creator>Autor desconocido</dc:creator>
              <dc:date>2023-06-26T10:32:46</dc:date>
            </office:change-info>
          </text:insertion>
        </text:changed-region>
        <text:changed-region xml:id="ct94262122610848" text:id="ct94262122610848">
          <text:insertion>
            <office:change-info>
              <dc:creator>Autor desconocido</dc:creator>
              <dc:date>2023-06-26T10:33:00</dc:date>
            </office:change-info>
          </text:insertion>
        </text:changed-region>
        <text:changed-region xml:id="ct94262122882224" text:id="ct94262122882224">
          <text:insertion>
            <office:change-info>
              <dc:creator>Autor desconocido</dc:creator>
              <dc:date>2023-06-26T10:34:00</dc:date>
            </office:change-info>
          </text:insertion>
        </text:changed-region>
        <text:changed-region xml:id="ct94262123059184" text:id="ct94262123059184">
          <text:insertion>
            <office:change-info>
              <dc:creator>Autor desconocido</dc:creator>
              <dc:date>2023-06-26T10:42:08</dc:date>
            </office:change-info>
          </text:insertion>
        </text:changed-region>
        <text:changed-region xml:id="ct94262111144336" text:id="ct94262111144336">
          <text:insertion>
            <office:change-info>
              <dc:creator>Autor desconocido</dc:creator>
              <dc:date>2023-06-26T10:43:39</dc:date>
            </office:change-info>
          </text:insertion>
        </text:changed-region>
        <text:changed-region xml:id="ct94262109911936" text:id="ct94262109911936">
          <text:insertion>
            <office:change-info>
              <dc:creator>Autor desconocido</dc:creator>
              <dc:date>2023-06-26T10:24:04</dc:date>
            </office:change-info>
          </text:insertion>
        </text:changed-region>
        <text:changed-region xml:id="ct94261994471488" text:id="ct94261994471488">
          <text:insertion>
            <office:change-info>
              <dc:creator>Autor desconocido</dc:creator>
              <dc:date>2023-05-23T20:56:56</dc:date>
            </office:change-info>
          </text:insertion>
        </text:changed-region>
        <text:changed-region xml:id="ct94262174229488" text:id="ct94262174229488">
          <text:insertion>
            <office:change-info>
              <dc:creator>Autor desconocido</dc:creator>
              <dc:date>2023-06-26T12:43:08</dc:date>
            </office:change-info>
          </text:insertion>
        </text:changed-region>
        <text:changed-region xml:id="ct94262175542384" text:id="ct94262175542384">
          <text:deletion>
            <office:change-info>
              <dc:creator>Autor desconocido</dc:creator>
              <dc:date>2023-06-26T12:43:13</dc:date>
            </office:change-info>
            <text:p text:style-name="P32"><text:span text:style-name="T81">como </text:span></text:p>
          </text:deletion>
        </text:changed-region>
        <text:changed-region xml:id="ct94262120695040" text:id="ct94262120695040">
          <text:insertion>
            <office:change-info>
              <dc:creator>Autor desconocido</dc:creator>
              <dc:date>2023-06-26T12:43:15</dc:date>
            </office:change-info>
          </text:insertion>
        </text:changed-region>
        <text:changed-region xml:id="ct94262052326048" text:id="ct94262052326048">
          <text:deletion>
            <office:change-info>
              <dc:creator>Autor desconocido</dc:creator>
              <dc:date>2023-06-26T12:43:18</dc:date>
            </office:change-info>
            <text:p text:style-name="P32"><text:span text:style-name="T81">al </text:span></text:p>
          </text:deletion>
        </text:changed-region>
        <text:changed-region xml:id="ct94262046748368" text:id="ct94262046748368">
          <text:insertion>
            <office:change-info>
              <dc:creator>Autor desconocido</dc:creator>
              <dc:date>2023-06-26T12:43:44</dc:date>
            </office:change-info>
          </text:insertion>
        </text:changed-region>
        <text:changed-region xml:id="ct94262042971648" text:id="ct94262042971648">
          <text:deletion>
            <office:change-info>
              <dc:creator>Autor desconocido</dc:creator>
              <dc:date>2023-06-26T12:45:26</dc:date>
            </office:change-info>
            <text:p text:style-name="P24"><text:span text:style-name="T87"><text:s/></text:span><text:span text:style-name="T189">todavía</text:span></text:p>
          </text:deletion>
        </text:changed-region>
        <text:changed-region xml:id="ct94262196014352" text:id="ct94262196014352">
          <text:deletion>
            <office:change-info>
              <dc:creator>Autor desconocido</dc:creator>
              <dc:date>2023-06-26T12:45:43</dc:date>
            </office:change-info>
            <text:p text:style-name="P24"><text:span text:style-name="T190">repica la </text:span></text:p>
          </text:deletion>
        </text:changed-region>
        <text:changed-region xml:id="ct94262194955024" text:id="ct94262194955024">
          <text:insertion>
            <office:change-info>
              <dc:creator>Autor desconocido</dc:creator>
              <dc:date>2023-06-26T12:45:57</dc:date>
            </office:change-info>
          </text:insertion>
        </text:changed-region>
        <text:changed-region xml:id="ct94262185105392" text:id="ct94262185105392">
          <text:deletion>
            <office:change-info>
              <dc:creator>Autor desconocido</dc:creator>
              <dc:date>2023-06-26T12:45:48</dc:date>
            </office:change-info>
            <text:p text:style-name="P24"><text:span text:style-name="T190">del</text:span><text:span text:style-name="T93"> </text:span></text:p>
          </text:deletion>
        </text:changed-region>
        <text:changed-region xml:id="ct94262041706576" text:id="ct94262041706576">
          <text:insertion>
            <office:change-info>
              <dc:creator>Autor desconocido</dc:creator>
              <dc:date>2023-06-26T12:45:58</dc:date>
            </office:change-info>
          </text:insertion>
        </text:changed-region>
        <text:changed-region xml:id="ct94262038520144" text:id="ct94262038520144">
          <text:insertion>
            <office:change-info>
              <dc:creator>Autor desconocido</dc:creator>
              <dc:date>2023-06-26T12:46:08</dc:date>
            </office:change-info>
          </text:insertion>
        </text:changed-region>
        <text:changed-region xml:id="ct94262196119456" text:id="ct94262196119456">
          <text:deletion>
            <office:change-info>
              <dc:creator>Autor desconocido</dc:creator>
              <dc:date>2023-06-26T12:46:08</dc:date>
            </office:change-info>
            <text:p text:style-name="P24"><text:span text:style-name="T190">ausencia</text:span></text:p>
          </text:deletion>
        </text:changed-region>
        <text:changed-region xml:id="ct94262050528960" text:id="ct94262050528960">
          <text:insertion>
            <office:change-info>
              <dc:creator>Autor desconocido</dc:creator>
              <dc:date>2023-06-26T12:46:10</dc:date>
            </office:change-info>
          </text:insertion>
        </text:changed-region>
        <text:changed-region xml:id="ct94262184983520" text:id="ct94262184983520">
          <text:deletion>
            <office:change-info>
              <dc:creator>Autor desconocido</dc:creator>
              <dc:date>2023-06-26T12:46:33</dc:date>
            </office:change-info>
            <text:p text:style-name="P24"><text:span text:style-name="T190"><text:s/></text:span></text:p>
          </text:deletion>
        </text:changed-region>
        <text:changed-region xml:id="ct94262137213424" text:id="ct94262137213424">
          <text:insertion>
            <office:change-info>
              <dc:creator>Autor desconocido</dc:creator>
              <dc:date>2023-06-26T12:46:43</dc:date>
            </office:change-info>
          </text:insertion>
        </text:changed-region>
        <text:changed-region xml:id="ct94262198458704" text:id="ct94262198458704">
          <text:insertion>
            <office:change-info>
              <dc:creator>Autor desconocido</dc:creator>
              <dc:date>2023-06-26T12:46:49</dc:date>
            </office:change-info>
          </text:insertion>
        </text:changed-region>
        <text:changed-region xml:id="ct94262043031936" text:id="ct94262043031936">
          <text:insertion>
            <office:change-info>
              <dc:creator>Autor desconocido</dc:creator>
              <dc:date>2023-06-26T12:47:09</dc:date>
            </office:change-info>
          </text:insertion>
        </text:changed-region>
        <text:changed-region xml:id="ct94262052312336" text:id="ct94262052312336">
          <text:insertion>
            <office:change-info>
              <dc:creator>Autor desconocido</dc:creator>
              <dc:date>2023-06-26T12:47:10</dc:date>
            </office:change-info>
          </text:insertion>
        </text:changed-region>
        <text:changed-region xml:id="ct94262172798032" text:id="ct94262172798032">
          <text:insertion>
            <office:change-info>
              <dc:creator>Autor desconocido</dc:creator>
              <dc:date>2023-06-26T12:47:12</dc:date>
            </office:change-info>
          </text:insertion>
        </text:changed-region>
        <text:changed-region xml:id="ct94262193100112" text:id="ct94262193100112">
          <text:insertion>
            <office:change-info>
              <dc:creator>Autor desconocido</dc:creator>
              <dc:date>2023-06-26T12:47:15</dc:date>
            </office:change-info>
          </text:insertion>
        </text:changed-region>
        <text:changed-region xml:id="ct94262043734976" text:id="ct94262043734976">
          <text:deletion>
            <office:change-info>
              <dc:creator>Autor desconocido</dc:creator>
              <dc:date>2023-06-26T12:47:16</dc:date>
            </office:change-info>
            <text:p text:style-name="P24"><text:span text:style-name="T190"><text:s/></text:span></text:p>
          </text:deletion>
        </text:changed-region>
        <text:changed-region xml:id="ct94262114835040" text:id="ct94262114835040">
          <text:insertion>
            <office:change-info>
              <dc:creator>Autor desconocido</dc:creator>
              <dc:date>2023-06-26T12:47:16</dc:date>
            </office:change-info>
          </text:insertion>
        </text:changed-region>
        <text:changed-region xml:id="ct94262041875888" text:id="ct94262041875888">
          <text:deletion>
            <office:change-info>
              <dc:creator>Autor desconocido</dc:creator>
              <dc:date>2023-06-26T12:47:20</dc:date>
            </office:change-info>
            <text:p text:style-name="P24"><text:span text:style-name="T108">siempre</text:span><text:span text:style-name="T93"> </text:span></text:p>
          </text:deletion>
        </text:changed-region>
        <text:changed-region xml:id="ct94262198453920" text:id="ct94262198453920">
          <text:insertion>
            <office:change-info>
              <dc:creator>Autor desconocido</dc:creator>
              <dc:date>2023-06-26T12:47:38</dc:date>
            </office:change-info>
          </text:insertion>
        </text:changed-region>
        <text:changed-region xml:id="ct94262178390800" text:id="ct94262178390800">
          <text:deletion>
            <office:change-info>
              <dc:creator>Autor desconocido</dc:creator>
              <dc:date>2023-06-26T12:47:38</dc:date>
            </office:change-info>
            <text:p text:style-name="P24"><text:span text:style-name="T93">ás</text:span></text:p>
          </text:deletion>
        </text:changed-region>
        <text:changed-region xml:id="ct94262189234512" text:id="ct94262189234512">
          <text:deletion>
            <office:change-info>
              <dc:creator>Autor desconocido</dc:creator>
              <dc:date>2023-06-26T12:47:25</dc:date>
            </office:change-info>
            <text:p text:style-name="P24"><text:span text:style-name="T93">;</text:span></text:p>
          </text:deletion>
        </text:changed-region>
        <text:changed-region xml:id="ct94262052964768" text:id="ct94262052964768">
          <text:insertion>
            <office:change-info>
              <dc:creator>Autor desconocido</dc:creator>
              <dc:date>2023-06-26T12:47:26</dc:date>
            </office:change-info>
          </text:insertion>
        </text:changed-region>
        <text:changed-region xml:id="ct94262120931568" text:id="ct94262120931568">
          <text:insertion>
            <office:change-info>
              <dc:creator>Autor desconocido</dc:creator>
              <dc:date>2023-06-26T13:04:12</dc:date>
            </office:change-info>
          </text:insertion>
        </text:changed-region>
        <text:changed-region xml:id="ct94262050228288" text:id="ct94262050228288">
          <text:deletion>
            <office:change-info>
              <dc:creator>Autor desconocido</dc:creator>
              <dc:date>2023-06-26T13:04:12</dc:date>
            </office:change-info>
            <text:p text:style-name="P24"><text:span text:style-name="T93">y</text:span></text:p>
          </text:deletion>
        </text:changed-region>
        <text:changed-region xml:id="ct94262194493776" text:id="ct94262194493776">
          <text:insertion>
            <office:change-info>
              <dc:creator>Autor desconocido</dc:creator>
              <dc:date>2023-06-26T13:04:13</dc:date>
            </office:change-info>
          </text:insertion>
        </text:changed-region>
        <text:changed-region xml:id="ct94262175745616" text:id="ct94262175745616">
          <text:deletion>
            <office:change-info>
              <dc:creator>Autor desconocido</dc:creator>
              <dc:date>2023-06-26T13:03:43</dc:date>
            </office:change-info>
            <text:p text:style-name="P24"><text:span text:style-name="T93"><text:s/></text:span></text:p>
          </text:deletion>
        </text:changed-region>
        <text:changed-region xml:id="ct94262042778848" text:id="ct94262042778848">
          <text:deletion>
            <office:change-info>
              <dc:creator>Autor desconocido</dc:creator>
              <dc:date>2023-06-26T12:48:42</dc:date>
            </office:change-info>
            <text:p text:style-name="P24"><text:span text:style-name="T93"><text:s/></text:span></text:p>
          </text:deletion>
        </text:changed-region>
        <text:changed-region xml:id="ct94262041858144" text:id="ct94262041858144">
          <text:deletion>
            <office:change-info>
              <dc:creator>Autor desconocido</dc:creator>
              <dc:date>2023-06-26T13:03:32</dc:date>
            </office:change-info>
            <text:p text:style-name="P24"><text:span text:style-name="T93">en sus </text:span></text:p>
          </text:deletion>
        </text:changed-region>
        <text:changed-region xml:id="ct94262052935312" text:id="ct94262052935312">
          <text:deletion>
            <office:change-info>
              <dc:creator>Autor desconocido</dc:creator>
              <dc:date>2023-06-26T12:49:48</dc:date>
            </office:change-info>
            <text:p text:style-name="P24"><text:span text:style-name="T93">cánticos</text:span></text:p>
          </text:deletion>
        </text:changed-region>
        <text:changed-region xml:id="ct94262149927360" text:id="ct94262149927360">
          <text:deletion>
            <office:change-info>
              <dc:creator>Autor desconocido</dc:creator>
              <dc:date>2023-06-26T12:48:44</dc:date>
            </office:change-info>
            <text:p text:style-name="P24"><text:span text:style-name="T93"><text:s/></text:span></text:p>
          </text:deletion>
        </text:changed-region>
        <text:changed-region xml:id="ct94262048168352" text:id="ct94262048168352">
          <text:insertion>
            <office:change-info>
              <dc:creator>Autor desconocido</dc:creator>
              <dc:date>2023-06-26T13:04:26</dc:date>
            </office:change-info>
          </text:insertion>
        </text:changed-region>
        <text:changed-region xml:id="ct94262122226800" text:id="ct94262122226800">
          <text:insertion>
            <office:change-info>
              <dc:creator>Autor desconocido</dc:creator>
              <dc:date>2023-06-26T12:48:45</dc:date>
            </office:change-info>
          </text:insertion>
        </text:changed-region>
        <text:changed-region xml:id="ct94262121734096" text:id="ct94262121734096">
          <text:insertion>
            <office:change-info>
              <dc:creator>Autor desconocido</dc:creator>
              <dc:date>2023-06-26T12:49:30</dc:date>
            </office:change-info>
          </text:insertion>
        </text:changed-region>
        <text:changed-region xml:id="ct94262122061152" text:id="ct94262122061152">
          <text:deletion>
            <office:change-info>
              <dc:creator>Autor desconocido</dc:creator>
              <dc:date>2023-06-26T12:49:26</dc:date>
            </office:change-info>
            <text:p text:style-name="P24"><text:span text:style-name="T93">por </text:span></text:p>
          </text:deletion>
        </text:changed-region>
        <text:changed-region xml:id="ct94262176022704" text:id="ct94262176022704">
          <text:insertion>
            <office:change-info>
              <dc:creator>Autor desconocido</dc:creator>
              <dc:date>2023-06-26T12:49:30</dc:date>
            </office:change-info>
          </text:insertion>
        </text:changed-region>
        <text:changed-region xml:id="ct94262183460592" text:id="ct94262183460592">
          <text:deletion>
            <office:change-info>
              <dc:creator>Autor desconocido</dc:creator>
              <dc:date>2023-06-26T13:06:22</dc:date>
            </office:change-info>
            <text:p text:style-name="P25"><text:span text:style-name="T96"><text:s/>de</text:span></text:p>
          </text:deletion>
        </text:changed-region>
        <text:changed-region xml:id="ct94262175072592" text:id="ct94262175072592">
          <text:insertion>
            <office:change-info>
              <dc:creator>Autor desconocido</dc:creator>
              <dc:date>2023-06-26T13:06:32</dc:date>
            </office:change-info>
          </text:insertion>
        </text:changed-region>
        <text:changed-region xml:id="ct94262186819168" text:id="ct94262186819168">
          <text:deletion>
            <office:change-info>
              <dc:creator>Autor desconocido</dc:creator>
              <dc:date>2023-06-26T13:06:31</dc:date>
            </office:change-info>
            <text:p text:style-name="P25"><text:span text:style-name="T95">ensilbando </text:span></text:p>
          </text:deletion>
        </text:changed-region>
        <text:changed-region xml:id="ct94262047795344" text:id="ct94262047795344">
          <text:insertion>
            <office:change-info>
              <dc:creator>Autor desconocido</dc:creator>
              <dc:date>2023-06-26T13:06:33</dc:date>
            </office:change-info>
          </text:insertion>
        </text:changed-region>
        <text:changed-region xml:id="ct94261991122032" text:id="ct94261991122032">
          <text:deletion>
            <office:change-info>
              <dc:creator>Autor desconocido</dc:creator>
              <dc:date>2023-06-26T13:06:36</dc:date>
            </office:change-info>
            <text:p text:style-name="P25"><text:span text:style-name="T100">en</text:span><text:span text:style-name="T94"> </text:span></text:p>
          </text:deletion>
        </text:changed-region>
        <text:changed-region xml:id="ct94262115538272" text:id="ct94262115538272">
          <text:insertion>
            <office:change-info>
              <dc:creator>Autor desconocido</dc:creator>
              <dc:date>2023-06-26T13:06:54</dc:date>
            </office:change-info>
          </text:insertion>
        </text:changed-region>
        <text:changed-region xml:id="ct94262048476320" text:id="ct94262048476320">
          <text:deletion>
            <office:change-info>
              <dc:creator>Autor desconocido</dc:creator>
              <dc:date>2023-06-26T13:06:53</dc:date>
            </office:change-info>
            <text:p text:style-name="P45"><text:span text:style-name="T119"/></text:p>
            <text:p text:style-name="P16"/>
            <text:p text:style-name="P45"><text:span text:style-name="T119">Por</text:span></text:p>
          </text:deletion>
        </text:changed-region>
        <text:changed-region xml:id="ct94262043222864" text:id="ct94262043222864">
          <text:insertion>
            <office:change-info>
              <dc:creator>Autor desconocido</dc:creator>
              <dc:date>2023-06-26T13:06:55</dc:date>
            </office:change-info>
          </text:insertion>
        </text:changed-region>
        <text:changed-region xml:id="ct94262175380208" text:id="ct94262175380208">
          <text:insertion>
            <office:change-info>
              <dc:creator>Autor desconocido</dc:creator>
              <dc:date>2023-06-26T13:07:03</dc:date>
            </office:change-info>
          </text:insertion>
        </text:changed-region>
        <text:changed-region xml:id="ct94262051425408" text:id="ct94262051425408">
          <text:insertion>
            <office:change-info>
              <dc:creator>Autor desconocido</dc:creator>
              <dc:date>2023-06-26T13:07:03</dc:date>
            </office:change-info>
          </text:insertion>
        </text:changed-region>
        <text:changed-region xml:id="ct94262050380704" text:id="ct94262050380704">
          <text:insertion>
            <office:change-info>
              <dc:creator>Autor desconocido</dc:creator>
              <dc:date>2023-06-26T13:07:12</dc:date>
            </office:change-info>
          </text:insertion>
        </text:changed-region>
        <text:changed-region xml:id="ct94262177620272" text:id="ct94262177620272">
          <text:deletion>
            <office:change-info>
              <dc:creator>Autor desconocido</dc:creator>
              <dc:date>2023-06-26T13:07:12</dc:date>
            </office:change-info>
            <text:p text:style-name="P45"><text:span text:style-name="T129">de la familia</text:span></text:p>
          </text:deletion>
        </text:changed-region>
        <text:changed-region xml:id="ct94262122514864" text:id="ct94262122514864">
          <text:deletion>
            <office:change-info>
              <dc:creator>Autor desconocido</dc:creator>
              <dc:date>2023-06-26T13:07:21</dc:date>
            </office:change-info>
            <text:p text:style-name="P45"><text:span text:style-name="T103"><text:s/>sangra</text:span><text:span text:style-name="T114">nt</text:span><text:span text:style-name="T103">e</text:span></text:p>
          </text:deletion>
        </text:changed-region>
        <text:changed-region xml:id="ct94262050061072" text:id="ct94262050061072">
          <text:insertion>
            <office:change-info>
              <dc:creator>Autor desconocido</dc:creator>
              <dc:date>2023-06-26T13:07:23</dc:date>
            </office:change-info>
          </text:insertion>
        </text:changed-region>
        <text:changed-region xml:id="ct94262050067600" text:id="ct94262050067600">
          <text:deletion>
            <office:change-info>
              <dc:creator>Autor desconocido</dc:creator>
              <dc:date>2023-06-26T13:08:19</dc:date>
            </office:change-info>
            <text:p text:style-name="P45"><text:span text:style-name="T130">confu</text:span></text:p>
          </text:deletion>
        </text:changed-region>
        <text:changed-region xml:id="ct94262024570864" text:id="ct94262024570864">
          <text:insertion>
            <office:change-info>
              <dc:creator>Autor desconocido</dc:creator>
              <dc:date>2023-06-26T13:08:19</dc:date>
            </office:change-info>
          </text:insertion>
        </text:changed-region>
        <text:changed-region xml:id="ct94262175834352" text:id="ct94262175834352">
          <text:deletion>
            <office:change-info>
              <dc:creator>Autor desconocido</dc:creator>
              <dc:date>2023-06-26T13:07:34</dc:date>
            </office:change-info>
            <text:p text:style-name="P45"><text:span text:style-name="T130">sa</text:span></text:p>
          </text:deletion>
        </text:changed-region>
        <text:changed-region xml:id="ct94262173550928" text:id="ct94262173550928">
          <text:deletion>
            <office:change-info>
              <dc:creator>Autor desconocido</dc:creator>
              <dc:date>2023-06-26T13:08:25</dc:date>
            </office:change-info>
            <text:p text:style-name="P45"><text:span text:style-name="T101">gordos</text:span></text:p>
          </text:deletion>
        </text:changed-region>
        <text:changed-region xml:id="ct94262039302928" text:id="ct94262039302928">
          <text:insertion>
            <office:change-info>
              <dc:creator>Autor desconocido</dc:creator>
              <dc:date>2023-06-26T13:08:27</dc:date>
            </office:change-info>
          </text:insertion>
        </text:changed-region>
        <text:changed-region xml:id="ct94262035037232" text:id="ct94262035037232">
          <text:deletion>
            <office:change-info>
              <dc:creator>Autor desconocido</dc:creator>
              <dc:date>2023-06-26T13:08:31</dc:date>
            </office:change-info>
            <text:p text:style-name="P45"><text:span text:style-name="T101"><text:s/></text:span></text:p>
          </text:deletion>
        </text:changed-region>
        <text:changed-region xml:id="ct94262051181952" text:id="ct94262051181952">
          <text:insertion>
            <office:change-info>
              <dc:creator>Autor desconocido</dc:creator>
              <dc:date>2023-06-26T13:08:31</dc:date>
            </office:change-info>
          </text:insertion>
        </text:changed-region>
        <text:changed-region xml:id="ct94262044042896" text:id="ct94262044042896">
          <text:insertion>
            <office:change-info>
              <dc:creator>Autor desconocido</dc:creator>
              <dc:date>2023-06-26T13:08:49</dc:date>
            </office:change-info>
          </text:insertion>
        </text:changed-region>
        <text:changed-region xml:id="ct94262178326528" text:id="ct94262178326528">
          <text:deletion>
            <office:change-info>
              <dc:creator>Autor desconocido</dc:creator>
              <dc:date>2023-06-26T13:08:49</dc:date>
            </office:change-info>
            <text:p text:style-name="P45"><text:span text:style-name="T130">me clavaba</text:span></text:p>
          </text:deletion>
        </text:changed-region>
        <text:changed-region xml:id="ct94262180953168" text:id="ct94262180953168">
          <text:insertion>
            <office:change-info>
              <dc:creator>Autor desconocido</dc:creator>
              <dc:date>2023-06-26T13:09:07</dc:date>
            </office:change-info>
          </text:insertion>
        </text:changed-region>
        <text:changed-region xml:id="ct94262103323088" text:id="ct94262103323088">
          <text:deletion>
            <office:change-info>
              <dc:creator>Autor desconocido</dc:creator>
              <dc:date>2023-06-26T13:10:32</dc:date>
            </office:change-info>
            <text:p text:style-name="P45"><text:span text:style-name="T130">volv</text:span></text:p>
          </text:deletion>
        </text:changed-region>
        <text:changed-region xml:id="ct94262181085376" text:id="ct94262181085376">
          <text:insertion>
            <office:change-info>
              <dc:creator>Autor desconocido</dc:creator>
              <dc:date>2023-06-26T13:10:25</dc:date>
            </office:change-info>
          </text:insertion>
        </text:changed-region>
        <text:changed-region xml:id="ct94262103329568" text:id="ct94262103329568">
          <text:deletion>
            <office:change-info>
              <dc:creator>Autor desconocido</dc:creator>
              <dc:date>2023-06-26T13:10:21</dc:date>
            </office:change-info>
            <text:p text:style-name="P45"><text:span text:style-name="T130">ía</text:span></text:p>
          </text:deletion>
        </text:changed-region>
        <text:changed-region xml:id="ct94262103333648" text:id="ct94262103333648">
          <text:insertion>
            <office:change-info>
              <dc:creator>Autor desconocido</dc:creator>
              <dc:date>2023-06-26T13:10:37</dc:date>
            </office:change-info>
          </text:insertion>
        </text:changed-region>
        <text:changed-region xml:id="ct94262048659520" text:id="ct94262048659520">
          <text:deletion>
            <office:change-info>
              <dc:creator>Autor desconocido</dc:creator>
              <dc:date>2023-06-26T13:10:42</dc:date>
            </office:change-info>
            <text:p text:style-name="P26"><text:span text:style-name="T101">Es siempre l</text:span></text:p>
          </text:deletion>
        </text:changed-region>
        <text:changed-region xml:id="ct94262197496720" text:id="ct94262197496720">
          <text:insertion>
            <office:change-info>
              <dc:creator>Autor desconocido</dc:creator>
              <dc:date>2023-06-26T13:10:43</dc:date>
            </office:change-info>
          </text:insertion>
        </text:changed-region>
        <text:changed-region xml:id="ct94262045532896" text:id="ct94262045532896">
          <text:deletion>
            <office:change-info>
              <dc:creator>Autor desconocido</dc:creator>
              <dc:date>2023-06-26T13:10:58</dc:date>
            </office:change-info>
            <text:p text:style-name="P26"><text:span text:style-name="T131"><text:s/>alguna</text:span></text:p>
          </text:deletion>
        </text:changed-region>
        <text:changed-region xml:id="ct94262181102336" text:id="ct94262181102336">
          <text:insertion>
            <office:change-info>
              <dc:creator>Autor desconocido</dc:creator>
              <dc:date>2023-06-26T13:12:35</dc:date>
            </office:change-info>
          </text:insertion>
        </text:changed-region>
        <text:changed-region xml:id="ct94262185140896" text:id="ct94262185140896">
          <text:deletion>
            <office:change-info>
              <dc:creator>Autor desconocido</dc:creator>
              <dc:date>2023-06-26T13:12:26</dc:date>
            </office:change-info>
            <text:p text:style-name="P26"><text:span text:style-name="T125">o </text:span><text:span text:style-name="T126">con </text:span></text:p>
          </text:deletion>
        </text:changed-region>
        <text:changed-region xml:id="ct94262103274496" text:id="ct94262103274496">
          <text:insertion>
            <office:change-info>
              <dc:creator>Autor desconocido</dc:creator>
              <dc:date>2023-06-26T13:12:26</dc:date>
            </office:change-info>
          </text:insertion>
        </text:changed-region>
        <text:changed-region xml:id="ct94262195794000" text:id="ct94262195794000">
          <text:insertion>
            <office:change-info>
              <dc:creator>Autor desconocido</dc:creator>
              <dc:date>2023-06-26T13:12:29</dc:date>
            </office:change-info>
          </text:insertion>
        </text:changed-region>
        <text:changed-region xml:id="ct94262188796352" text:id="ct94262188796352">
          <text:deletion>
            <office:change-info>
              <dc:creator>Autor desconocido</dc:creator>
              <dc:date>2023-06-26T13:12:28</dc:date>
            </office:change-info>
            <text:p text:style-name="P26"><text:span text:style-name="T132">perfilando </text:span></text:p>
          </text:deletion>
        </text:changed-region>
        <text:changed-region xml:id="ct94262103401040" text:id="ct94262103401040">
          <text:insertion>
            <office:change-info>
              <dc:creator>Autor desconocido</dc:creator>
              <dc:date>2023-06-26T13:12:30</dc:date>
            </office:change-info>
          </text:insertion>
        </text:changed-region>
        <text:changed-region xml:id="ct94262175710400" text:id="ct94262175710400">
          <text:deletion>
            <office:change-info>
              <dc:creator>Autor desconocido</dc:creator>
              <dc:date>2023-06-26T13:23:02</dc:date>
            </office:change-info>
            <text:p text:style-name="P26"><text:span text:style-name="T125"><text:s/>y</text:span></text:p>
          </text:deletion>
        </text:changed-region>
        <text:changed-region xml:id="ct94262095693504" text:id="ct94262095693504">
          <text:insertion>
            <office:change-info>
              <dc:creator>Autor desconocido</dc:creator>
              <dc:date>2023-06-26T13:23:03</dc:date>
            </office:change-info>
          </text:insertion>
        </text:changed-region>
        <text:changed-region xml:id="ct94262122328320" text:id="ct94262122328320">
          <text:insertion>
            <office:change-info>
              <dc:creator>Autor desconocido</dc:creator>
              <dc:date>2023-06-26T13:24:17</dc:date>
            </office:change-info>
          </text:insertion>
        </text:changed-region>
        <text:changed-region xml:id="ct94262043992048" text:id="ct94262043992048">
          <text:deletion>
            <office:change-info>
              <dc:creator>Autor desconocido</dc:creator>
              <dc:date>2023-06-26T13:24:16</dc:date>
            </office:change-info>
            <text:p text:style-name="P26"><text:span text:style-name="T132">nublando sus vahos</text:span></text:p>
          </text:deletion>
        </text:changed-region>
        <text:changed-region xml:id="ct94262191954128" text:id="ct94262191954128">
          <text:insertion>
            <office:change-info>
              <dc:creator>Autor desconocido</dc:creator>
              <dc:date>2023-06-26T13:24:17</dc:date>
            </office:change-info>
          </text:insertion>
        </text:changed-region>
        <text:changed-region xml:id="ct94262123235776" text:id="ct94262123235776">
          <text:insertion>
            <office:change-info>
              <dc:creator>Autor desconocido</dc:creator>
              <dc:date>2023-06-26T13:25:01</dc:date>
            </office:change-info>
          </text:insertion>
        </text:changed-region>
        <text:changed-region xml:id="ct94262112422208" text:id="ct94262112422208">
          <text:deletion>
            <office:change-info>
              <dc:creator>Autor desconocido</dc:creator>
              <dc:date>2023-06-26T13:24:41</dc:date>
            </office:change-info>
            <text:p text:style-name="P26"><text:span text:style-name="T125">Ú</text:span><text:span text:style-name="T132">nico </text:span></text:p>
          </text:deletion>
        </text:changed-region>
        <text:changed-region xml:id="ct94262103154928" text:id="ct94262103154928">
          <text:insertion>
            <office:change-info>
              <dc:creator>Autor desconocido</dc:creator>
              <dc:date>2023-06-26T13:25:02</dc:date>
            </office:change-info>
          </text:insertion>
        </text:changed-region>
        <text:changed-region xml:id="ct94262136007296" text:id="ct94262136007296">
          <text:deletion>
            <office:change-info>
              <dc:creator>Autor desconocido</dc:creator>
              <dc:date>2023-06-26T13:25:22</dc:date>
            </office:change-info>
            <text:p text:style-name="P26"><text:span text:style-name="T132">era el </text:span></text:p>
          </text:deletion>
        </text:changed-region>
        <text:changed-region xml:id="ct94262052228064" text:id="ct94262052228064">
          <text:insertion>
            <office:change-info>
              <dc:creator>Autor desconocido</dc:creator>
              <dc:date>2023-06-26T13:25:40</dc:date>
            </office:change-info>
          </text:insertion>
        </text:changed-region>
        <text:changed-region xml:id="ct94262103251136" text:id="ct94262103251136">
          <text:insertion>
            <office:change-info>
              <dc:creator>Autor desconocido</dc:creator>
              <dc:date>2023-06-26T13:25:44</dc:date>
            </office:change-info>
          </text:insertion>
        </text:changed-region>
        <text:changed-region xml:id="ct94262123214608" text:id="ct94262123214608">
          <text:deletion>
            <office:change-info>
              <dc:creator>Autor desconocido</dc:creator>
              <dc:date>2023-06-26T13:25:43</dc:date>
            </office:change-info>
            <text:p text:style-name="P26"><text:span text:style-name="T126">que </text:span></text:p>
          </text:deletion>
        </text:changed-region>
        <text:changed-region xml:id="ct94262136130336" text:id="ct94262136130336">
          <text:insertion>
            <office:change-info>
              <dc:creator>Autor desconocido</dc:creator>
              <dc:date>2023-06-26T13:25:44</dc:date>
            </office:change-info>
          </text:insertion>
        </text:changed-region>
        <text:changed-region xml:id="ct94262195797456" text:id="ct94262195797456">
          <text:insertion>
            <office:change-info>
              <dc:creator>Autor desconocido</dc:creator>
              <dc:date>2023-06-26T13:25:48</dc:date>
            </office:change-info>
          </text:insertion>
        </text:changed-region>
        <text:changed-region xml:id="ct94262136491904" text:id="ct94262136491904">
          <text:deletion>
            <office:change-info>
              <dc:creator>Autor desconocido</dc:creator>
              <dc:date>2023-06-26T13:25:47</dc:date>
            </office:change-info>
            <text:p text:style-name="P26"><text:span text:style-name="T126">encontraba </text:span></text:p>
          </text:deletion>
        </text:changed-region>
        <text:changed-region xml:id="ct94262049370368" text:id="ct94262049370368">
          <text:deletion>
            <office:change-info>
              <dc:creator>Autor desconocido</dc:creator>
              <dc:date>2023-06-26T13:25:46</dc:date>
            </office:change-info>
            <text:p text:style-name="P26"><text:span text:style-name="T126">yo </text:span></text:p>
          </text:deletion>
        </text:changed-region>
        <text:changed-region xml:id="ct94262117110464" text:id="ct94262117110464">
          <text:insertion>
            <office:change-info>
              <dc:creator>Autor desconocido</dc:creator>
              <dc:date>2023-06-26T13:25:50</dc:date>
            </office:change-info>
          </text:insertion>
        </text:changed-region>
        <text:changed-region xml:id="ct94262117113984" text:id="ct94262117113984">
          <text:insertion>
            <office:change-info>
              <dc:creator>Autor desconocido</dc:creator>
              <dc:date>2023-06-26T13:26:12</dc:date>
            </office:change-info>
          </text:insertion>
        </text:changed-region>
        <text:changed-region xml:id="ct94262197539360" text:id="ct94262197539360">
          <text:insertion>
            <office:change-info>
              <dc:creator>Autor desconocido</dc:creator>
              <dc:date>2023-06-26T13:26:19</dc:date>
            </office:change-info>
          </text:insertion>
        </text:changed-region>
        <text:changed-region xml:id="ct94262181033888" text:id="ct94262181033888">
          <text:deletion>
            <office:change-info>
              <dc:creator>Autor desconocido</dc:creator>
              <dc:date>2023-06-26T13:27:38</dc:date>
            </office:change-info>
            <text:p text:style-name="P27"><text:span text:style-name="T127">, </text:span></text:p>
          </text:deletion>
        </text:changed-region>
        <text:changed-region xml:id="ct94262103711424" text:id="ct94262103711424">
          <text:insertion>
            <office:change-info>
              <dc:creator>Autor desconocido</dc:creator>
              <dc:date>2023-06-26T13:27:38</dc:date>
            </office:change-info>
          </text:insertion>
        </text:changed-region>
        <text:changed-region xml:id="ct94262136490272" text:id="ct94262136490272">
          <text:insertion>
            <office:change-info>
              <dc:creator>Autor desconocido</dc:creator>
              <dc:date>2023-06-26T13:27:49</dc:date>
            </office:change-info>
          </text:insertion>
        </text:changed-region>
        <text:changed-region xml:id="ct94262117102896" text:id="ct94262117102896">
          <text:deletion>
            <office:change-info>
              <dc:creator>Autor desconocido</dc:creator>
              <dc:date>2023-06-26T13:27:49</dc:date>
            </office:change-info>
            <text:p text:style-name="P27"><text:span text:style-name="T133">de </text:span></text:p>
          </text:deletion>
        </text:changed-region>
        <text:changed-region xml:id="ct94262122364272" text:id="ct94262122364272">
          <text:insertion>
            <office:change-info>
              <dc:creator>Autor desconocido</dc:creator>
              <dc:date>2023-06-26T13:27:49</dc:date>
            </office:change-info>
          </text:insertion>
        </text:changed-region>
        <text:changed-region xml:id="ct94262136444720" text:id="ct94262136444720">
          <text:insertion>
            <office:change-info>
              <dc:creator>Autor desconocido</dc:creator>
              <dc:date>2023-06-26T13:28:07</dc:date>
            </office:change-info>
          </text:insertion>
        </text:changed-region>
        <text:changed-region xml:id="ct94262044735264" text:id="ct94262044735264">
          <text:insertion>
            <office:change-info>
              <dc:creator>Autor desconocido</dc:creator>
              <dc:date>2023-06-26T14:12:29</dc:date>
            </office:change-info>
          </text:insertion>
        </text:changed-region>
        <text:changed-region xml:id="ct94262149314704" text:id="ct94262149314704">
          <text:format-change>
            <office:change-info>
              <dc:creator>Autor desconocido</dc:creator>
              <dc:date>2023-06-26T13:30:01</dc:date>
            </office:change-info>
          </text:format-change>
        </text:changed-region>
        <text:changed-region xml:id="ct94262095681792" text:id="ct94262095681792">
          <text:insertion>
            <office:change-info>
              <dc:creator>Autor desconocido</dc:creator>
              <dc:date>2023-06-26T13:28:46</dc:date>
            </office:change-info>
          </text:insertion>
        </text:changed-region>
        <text:changed-region xml:id="ct94262136066736" text:id="ct94262136066736">
          <text:deletion>
            <office:change-info>
              <dc:creator>Autor desconocido</dc:creator>
              <dc:date>2023-06-26T13:28:34</dc:date>
            </office:change-info>
            <text:p text:style-name="P47"><text:span text:style-name="T129">no considero sino </text:span></text:p>
          </text:deletion>
        </text:changed-region>
        <text:changed-region xml:id="ct94262136545984" text:id="ct94262136545984">
          <text:insertion>
            <office:change-info>
              <dc:creator>Autor desconocido</dc:creator>
              <dc:date>2023-06-26T13:28:46</dc:date>
            </office:change-info>
          </text:insertion>
        </text:changed-region>
        <text:changed-region xml:id="ct94262042372896" text:id="ct94262042372896">
          <text:deletion>
            <office:change-info>
              <dc:creator>Autor desconocido</dc:creator>
              <dc:date>2023-06-26T13:28:41</dc:date>
            </office:change-info>
            <text:p text:style-name="P47"><text:span text:style-name="T129">,</text:span></text:p>
          </text:deletion>
        </text:changed-region>
        <text:changed-region xml:id="ct94262184919792" text:id="ct94262184919792">
          <text:deletion>
            <office:change-info>
              <dc:creator>Autor desconocido</dc:creator>
              <dc:date>2023-06-26T14:13:02</dc:date>
            </office:change-info>
            <text:p text:style-name="P47"><text:span text:style-name="T129"><text:s/>único</text:span></text:p>
          </text:deletion>
        </text:changed-region>
        <text:changed-region xml:id="ct94262137041664" text:id="ct94262137041664">
          <text:deletion>
            <office:change-info>
              <dc:creator>Autor desconocido</dc:creator>
              <dc:date>2023-06-26T13:28:52</dc:date>
            </office:change-info>
            <text:p text:style-name="P47"><text:span text:style-name="T139"><text:s/></text:span></text:p>
          </text:deletion>
        </text:changed-region>
        <text:changed-region xml:id="ct94262178883536" text:id="ct94262178883536">
          <text:insertion>
            <office:change-info>
              <dc:creator>Autor desconocido</dc:creator>
              <dc:date>2023-06-26T13:28:52</dc:date>
            </office:change-info>
          </text:insertion>
        </text:changed-region>
        <text:changed-region xml:id="ct94262187378208" text:id="ct94262187378208">
          <text:insertion>
            <office:change-info>
              <dc:creator>Autor desconocido</dc:creator>
              <dc:date>2023-06-26T14:13:12</dc:date>
            </office:change-info>
          </text:insertion>
        </text:changed-region>
        <text:changed-region xml:id="ct94262084280928" text:id="ct94262084280928">
          <text:insertion>
            <office:change-info>
              <dc:creator>Autor desconocido</dc:creator>
              <dc:date>2023-06-26T14:13:13</dc:date>
            </office:change-info>
          </text:insertion>
        </text:changed-region>
        <text:changed-region xml:id="ct94262172510240" text:id="ct94262172510240">
          <text:deletion>
            <office:change-info>
              <dc:creator>Autor desconocido</dc:creator>
              <dc:date>2023-06-26T14:13:46</dc:date>
            </office:change-info>
            <text:p text:style-name="P47"><text:span text:style-name="T133">,</text:span></text:p>
          </text:deletion>
        </text:changed-region>
        <text:changed-region xml:id="ct94262190172688" text:id="ct94262190172688">
          <text:insertion>
            <office:change-info>
              <dc:creator>Autor desconocido</dc:creator>
              <dc:date>2023-06-26T14:13:47</dc:date>
            </office:change-info>
          </text:insertion>
        </text:changed-region>
        <text:changed-region xml:id="ct94262111225536" text:id="ct94262111225536">
          <text:insertion>
            <office:change-info>
              <dc:creator>Autor desconocido</dc:creator>
              <dc:date>2023-06-26T14:13:49</dc:date>
            </office:change-info>
          </text:insertion>
        </text:changed-region>
        <text:changed-region xml:id="ct94262042786496" text:id="ct94262042786496">
          <text:deletion>
            <office:change-info>
              <dc:creator>Autor desconocido</dc:creator>
              <dc:date>2023-06-26T14:13:49</dc:date>
            </office:change-info>
            <text:p text:style-name="P47"><text:span text:style-name="T133">y n</text:span></text:p>
          </text:deletion>
        </text:changed-region>
        <text:changed-region xml:id="ct94262172087168" text:id="ct94262172087168">
          <text:deletion>
            <office:change-info>
              <dc:creator>Autor desconocido</dc:creator>
              <dc:date>2023-06-26T14:14:07</dc:date>
            </office:change-info>
            <text:p text:style-name="P47"><text:span text:style-name="T133"><text:s/>que pase</text:span></text:p>
          </text:deletion>
        </text:changed-region>
        <text:changed-region xml:id="ct94262120492064" text:id="ct94262120492064">
          <text:insertion>
            <office:change-info>
              <dc:creator>Autor desconocido</dc:creator>
              <dc:date>2023-06-26T14:14:25</dc:date>
            </office:change-info>
          </text:insertion>
        </text:changed-region>
        <text:changed-region xml:id="ct94262196587200" text:id="ct94262196587200">
          <text:deletion>
            <office:change-info>
              <dc:creator>Autor desconocido</dc:creator>
              <dc:date>2023-06-26T13:29:38</dc:date>
            </office:change-info>
            <text:p text:style-name="P47"><text:span text:style-name="T133">sopesando</text:span></text:p>
          </text:deletion>
        </text:changed-region>
        <text:changed-region xml:id="ct94262041143712" text:id="ct94262041143712">
          <text:insertion>
            <office:change-info>
              <dc:creator>Autor desconocido</dc:creator>
              <dc:date>2023-06-26T14:14:25</dc:date>
            </office:change-info>
          </text:insertion>
        </text:changed-region>
        <text:changed-region xml:id="ct94262103712336" text:id="ct94262103712336">
          <text:deletion>
            <office:change-info>
              <dc:creator>Autor desconocido</dc:creator>
              <dc:date>2023-06-26T13:29:42</dc:date>
            </office:change-info>
            <text:p text:style-name="P47"><text:span text:style-name="T133">s </text:span></text:p>
          </text:deletion>
        </text:changed-region>
        <text:changed-region xml:id="ct94262136537168" text:id="ct94262136537168">
          <text:insertion>
            <office:change-info>
              <dc:creator>Autor desconocido</dc:creator>
              <dc:date>2023-06-26T13:29:42</dc:date>
            </office:change-info>
          </text:insertion>
        </text:changed-region>
        <text:changed-region xml:id="ct94262149378256" text:id="ct94262149378256">
          <text:deletion>
            <office:change-info>
              <dc:creator>Autor desconocido</dc:creator>
              <dc:date>2023-06-26T13:30:15</dc:date>
            </office:change-info>
            <text:p text:style-name="P47"><text:span text:style-name="T133">.</text:span></text:p>
          </text:deletion>
        </text:changed-region>
        <text:changed-region xml:id="ct94262136552544" text:id="ct94262136552544">
          <text:insertion>
            <office:change-info>
              <dc:creator>Autor desconocido</dc:creator>
              <dc:date>2023-06-26T13:30:16</dc:date>
            </office:change-info>
          </text:insertion>
        </text:changed-region>
        <text:changed-region xml:id="ct94262136280032" text:id="ct94262136280032">
          <text:deletion>
            <office:change-info>
              <dc:creator>Autor desconocido</dc:creator>
              <dc:date>2023-06-26T13:30:17</dc:date>
            </office:change-info>
            <text:p text:style-name="P47"><text:span text:style-name="T134"><text:s/></text:span></text:p>
          </text:deletion>
        </text:changed-region>
        <text:changed-region xml:id="ct94262180838560" text:id="ct94262180838560">
          <text:deletion>
            <office:change-info>
              <dc:creator>Autor desconocido</dc:creator>
              <dc:date>2023-06-26T13:30:58</dc:date>
            </office:change-info>
            <text:p text:style-name="P47"><text:span text:style-name="T134">vitales</text:span></text:p>
          </text:deletion>
        </text:changed-region>
        <text:changed-region xml:id="ct94262048501200" text:id="ct94262048501200">
          <text:insertion>
            <office:change-info>
              <dc:creator>Autor desconocido</dc:creator>
              <dc:date>2023-06-26T13:31:00</dc:date>
            </office:change-info>
          </text:insertion>
        </text:changed-region>
        <text:changed-region xml:id="ct94262198312624" text:id="ct94262198312624">
          <text:insertion>
            <office:change-info>
              <dc:creator>Autor desconocido</dc:creator>
              <dc:date>2023-06-26T13:31:29</dc:date>
            </office:change-info>
          </text:insertion>
        </text:changed-region>
        <text:changed-region xml:id="ct94262043280928" text:id="ct94262043280928">
          <text:insertion>
            <office:change-info>
              <dc:creator>Autor desconocido</dc:creator>
              <dc:date>2023-06-26T13:32:16</dc:date>
            </office:change-info>
          </text:insertion>
        </text:changed-region>
        <text:changed-region xml:id="ct94262180065440" text:id="ct94262180065440">
          <text:insertion>
            <office:change-info>
              <dc:creator>Autor desconocido</dc:creator>
              <dc:date>2023-06-26T13:32:16</dc:date>
            </office:change-info>
          </text:insertion>
        </text:changed-region>
        <text:changed-region xml:id="ct94262178896960" text:id="ct94262178896960">
          <text:deletion>
            <office:change-info>
              <dc:creator>Autor desconocido</dc:creator>
              <dc:date>2023-06-26T13:32:15</dc:date>
            </office:change-info>
            <text:p text:style-name="P47"><text:span text:style-name="T135">desaparece al desvanecido</text:span></text:p>
          </text:deletion>
        </text:changed-region>
        <text:changed-region xml:id="ct94262125917888" text:id="ct94262125917888">
          <text:insertion>
            <office:change-info>
              <dc:creator>Autor desconocido</dc:creator>
              <dc:date>2023-06-26T13:32:18</dc:date>
            </office:change-info>
          </text:insertion>
        </text:changed-region>
        <text:changed-region xml:id="ct94262117036848" text:id="ct94262117036848">
          <text:insertion>
            <office:change-info>
              <dc:creator>Autor desconocido</dc:creator>
              <dc:date>2023-06-26T13:32:32</dc:date>
            </office:change-info>
          </text:insertion>
        </text:changed-region>
        <text:changed-region xml:id="ct94262115788480" text:id="ct94262115788480">
          <text:insertion>
            <office:change-info>
              <dc:creator>Autor desconocido</dc:creator>
              <dc:date>2023-06-26T13:32:52</dc:date>
            </office:change-info>
          </text:insertion>
        </text:changed-region>
        <text:changed-region xml:id="ct94262116999776" text:id="ct94262116999776">
          <text:deletion>
            <office:change-info>
              <dc:creator>Autor desconocido</dc:creator>
              <dc:date>2023-06-26T13:32:52</dc:date>
            </office:change-info>
            <text:p text:style-name="P47"><text:span text:style-name="T138">o</text:span></text:p>
          </text:deletion>
        </text:changed-region>
        <text:changed-region xml:id="ct94262048697824" text:id="ct94262048697824">
          <text:insertion>
            <office:change-info>
              <dc:creator>Autor desconocido</dc:creator>
              <dc:date>2023-06-26T13:33:06</dc:date>
            </office:change-info>
          </text:insertion>
        </text:changed-region>
        <text:changed-region xml:id="ct94262173139280" text:id="ct94262173139280">
          <text:deletion>
            <office:change-info>
              <dc:creator>Autor desconocido</dc:creator>
              <dc:date>2023-06-26T13:33:06</dc:date>
            </office:change-info>
            <text:p text:style-name="P47"><text:span text:style-name="T138">cualquier</text:span></text:p>
          </text:deletion>
        </text:changed-region>
        <text:changed-region xml:id="ct94262182048752" text:id="ct94262182048752">
          <text:insertion>
            <office:change-info>
              <dc:creator>Autor desconocido</dc:creator>
              <dc:date>2023-06-26T13:33:07</dc:date>
            </office:change-info>
          </text:insertion>
        </text:changed-region>
        <text:changed-region xml:id="ct94262044551056" text:id="ct94262044551056">
          <text:deletion>
            <office:change-info>
              <dc:creator>Autor desconocido</dc:creator>
              <dc:date>2023-06-26T13:33:12</dc:date>
            </office:change-info>
            <text:p text:style-name="P47"><text:span text:style-name="T161"><text:s/>naciente</text:span><text:span text:style-name="T138">.</text:span></text:p>
          </text:deletion>
        </text:changed-region>
        <text:changed-region xml:id="ct94262182499024" text:id="ct94262182499024">
          <text:insertion>
            <office:change-info>
              <dc:creator>Autor desconocido</dc:creator>
              <dc:date>2023-06-26T13:33:13</dc:date>
            </office:change-info>
          </text:insertion>
        </text:changed-region>
        <text:changed-region xml:id="ct94262177222144" text:id="ct94262177222144">
          <text:format-change>
            <office:change-info>
              <dc:creator>Autor desconocido</dc:creator>
              <dc:date>2023-06-26T13:33:19</dc:date>
            </office:change-info>
          </text:format-change>
        </text:changed-region>
        <text:changed-region xml:id="ct94262197393920" text:id="ct94262197393920">
          <text:format-change>
            <office:change-info>
              <dc:creator>Autor desconocido</dc:creator>
              <dc:date>2023-06-26T13:33:19</dc:date>
            </office:change-info>
          </text:format-change>
        </text:changed-region>
        <text:changed-region xml:id="ct94262025966112" text:id="ct94262025966112">
          <text:deletion>
            <office:change-info>
              <dc:creator>Autor desconocido</dc:creator>
              <dc:date>2023-06-26T14:12:25</dc:date>
            </office:change-info>
            <text:p text:style-name="P47"><text:span text:style-name="T277"><text:s/></text:span></text:p>
          </text:deletion>
        </text:changed-region>
        <text:changed-region xml:id="ct94262120755856" text:id="ct94262120755856">
          <text:deletion>
            <office:change-info>
              <dc:creator>Autor desconocido</dc:creator>
              <dc:date>2023-06-26T13:38:33</dc:date>
            </office:change-info>
            <text:p text:style-name="P47"><text:span text:style-name="T277"/></text:p>
            <text:p text:style-name="P47"><text:span text:style-name="T277"/></text:p>
          </text:deletion>
        </text:changed-region>
        <text:changed-region xml:id="ct94262182264304" text:id="ct94262182264304">
          <text:insertion>
            <office:change-info>
              <dc:creator>Autor desconocido</dc:creator>
              <dc:date>2023-06-26T13:38:35</dc:date>
            </office:change-info>
          </text:insertion>
        </text:changed-region>
        <text:changed-region xml:id="ct94262103827200" text:id="ct94262103827200">
          <text:deletion>
            <office:change-info>
              <dc:creator>Autor desconocido</dc:creator>
              <dc:date>2023-06-26T13:36:16</dc:date>
            </office:change-info>
            <text:p text:style-name="P49">t</text:p>
          </text:deletion>
        </text:changed-region>
        <text:changed-region xml:id="ct94262182311632" text:id="ct94262182311632">
          <text:insertion>
            <office:change-info>
              <dc:creator>Autor desconocido</dc:creator>
              <dc:date>2023-06-26T13:36:53</dc:date>
            </office:change-info>
          </text:insertion>
        </text:changed-region>
        <text:changed-region xml:id="ct94262116208224" text:id="ct94262116208224">
          <text:deletion>
            <office:change-info>
              <dc:creator>Autor desconocido</dc:creator>
              <dc:date>2023-06-26T13:36:52</dc:date>
            </office:change-info>
            <text:p text:style-name="P49"><text:span text:style-name="T364">quedaba</text:span></text:p>
          </text:deletion>
        </text:changed-region>
        <text:changed-region xml:id="ct94262190086848" text:id="ct94262190086848">
          <text:deletion>
            <office:change-info>
              <dc:creator>Autor desconocido</dc:creator>
              <dc:date>2023-06-26T13:37:12</dc:date>
            </office:change-info>
            <text:p text:style-name="P49"><text:span text:style-name="T315">lo </text:span></text:p>
          </text:deletion>
        </text:changed-region>
        <text:changed-region xml:id="ct94262041889120" text:id="ct94262041889120">
          <text:insertion>
            <office:change-info>
              <dc:creator>Autor desconocido</dc:creator>
              <dc:date>2023-06-26T13:37:21</dc:date>
            </office:change-info>
          </text:insertion>
        </text:changed-region>
        <text:changed-region xml:id="ct94262170604336" text:id="ct94262170604336">
          <text:insertion>
            <office:change-info>
              <dc:creator>Autor desconocido</dc:creator>
              <dc:date>2023-06-26T13:37:28</dc:date>
            </office:change-info>
          </text:insertion>
        </text:changed-region>
        <text:changed-region xml:id="ct94262173014624" text:id="ct94262173014624">
          <text:deletion>
            <office:change-info>
              <dc:creator>Autor desconocido</dc:creator>
              <dc:date>2023-06-26T13:37:27</dc:date>
            </office:change-info>
            <text:p text:style-name="P49"><text:span text:style-name="T315">existencia</text:span></text:p>
          </text:deletion>
        </text:changed-region>
        <text:changed-region xml:id="ct94262103636400" text:id="ct94262103636400">
          <text:deletion>
            <office:change-info>
              <dc:creator>Autor desconocido</dc:creator>
              <dc:date>2023-06-26T13:37:38</dc:date>
            </office:change-info>
            <text:p text:style-name="P49"><text:span text:style-name="T315">por lo que nunca hice de mí esa frase y</text:span></text:p>
          </text:deletion>
        </text:changed-region>
        <text:changed-region xml:id="ct94262112239376" text:id="ct94262112239376">
          <text:insertion>
            <office:change-info>
              <dc:creator>Autor desconocido</dc:creator>
              <dc:date>2023-06-26T13:37:38</dc:date>
            </office:change-info>
          </text:insertion>
        </text:changed-region>
        <text:changed-region xml:id="ct94262137033408" text:id="ct94262137033408">
          <text:deletion>
            <office:change-info>
              <dc:creator>Autor desconocido</dc:creator>
              <dc:date>2023-06-26T13:37:44</dc:date>
            </office:change-info>
            <text:p text:style-name="P49"><text:span text:style-name="T314">me </text:span></text:p>
          </text:deletion>
        </text:changed-region>
        <text:changed-region xml:id="ct94262149185520" text:id="ct94262149185520">
          <text:insertion>
            <office:change-info>
              <dc:creator>Autor desconocido</dc:creator>
              <dc:date>2023-06-26T13:37:55</dc:date>
            </office:change-info>
          </text:insertion>
        </text:changed-region>
        <text:changed-region xml:id="ct94262196594672" text:id="ct94262196594672">
          <text:insertion>
            <office:change-info>
              <dc:creator>Autor desconocido</dc:creator>
              <dc:date>2023-06-26T13:37:57</dc:date>
            </office:change-info>
          </text:insertion>
        </text:changed-region>
        <text:changed-region xml:id="ct94262126723872" text:id="ct94262126723872">
          <text:deletion>
            <office:change-info>
              <dc:creator>Autor desconocido</dc:creator>
              <dc:date>2023-06-26T13:38:14</dc:date>
            </office:change-info>
            <text:p text:style-name="P49"><text:span text:style-name="T316">yo </text:span></text:p>
          </text:deletion>
        </text:changed-region>
        <text:changed-region xml:id="ct94262173194672" text:id="ct94262173194672">
          <text:insertion>
            <office:change-info>
              <dc:creator>Autor desconocido</dc:creator>
              <dc:date>2023-06-26T13:38:02</dc:date>
            </office:change-info>
          </text:insertion>
        </text:changed-region>
        <text:changed-region xml:id="ct94262047763248" text:id="ct94262047763248">
          <text:deletion>
            <office:change-info>
              <dc:creator>Autor desconocido</dc:creator>
              <dc:date>2023-06-26T13:38:01</dc:date>
            </office:change-info>
            <text:p text:style-name="P49"><text:span text:style-name="T316">c</text:span></text:p>
          </text:deletion>
        </text:changed-region>
        <text:changed-region xml:id="ct94262136440752" text:id="ct94262136440752">
          <text:insertion>
            <office:change-info>
              <dc:creator>Autor desconocido</dc:creator>
              <dc:date>2023-06-26T13:38:03</dc:date>
            </office:change-info>
          </text:insertion>
        </text:changed-region>
        <text:changed-region xml:id="ct94262043977120" text:id="ct94262043977120">
          <text:insertion>
            <office:change-info>
              <dc:creator>Autor desconocido</dc:creator>
              <dc:date>2023-06-26T13:39:14</dc:date>
            </office:change-info>
          </text:insertion>
        </text:changed-region>
        <text:changed-region xml:id="ct94262103663744" text:id="ct94262103663744">
          <text:format-change>
            <office:change-info>
              <dc:creator>Autor desconocido</dc:creator>
              <dc:date>2023-06-26T13:39:39</dc:date>
            </office:change-info>
          </text:format-change>
        </text:changed-region>
        <text:changed-region xml:id="ct94262195914736" text:id="ct94262195914736">
          <text:deletion>
            <office:change-info>
              <dc:creator>Autor desconocido</dc:creator>
              <dc:date>2023-06-26T13:39:27</dc:date>
            </office:change-info>
            <text:p text:style-name="P49"><text:span text:style-name="T39">de causas y azares </text:span></text:p>
          </text:deletion>
        </text:changed-region>
        <text:changed-region xml:id="ct94262179241984" text:id="ct94262179241984">
          <text:format-change>
            <office:change-info>
              <dc:creator>Autor desconocido</dc:creator>
              <dc:date>2023-06-26T13:39:39</dc:date>
            </office:change-info>
          </text:format-change>
        </text:changed-region>
        <text:changed-region xml:id="ct94262137041152" text:id="ct94262137041152">
          <text:format-change>
            <office:change-info>
              <dc:creator>Autor desconocido</dc:creator>
              <dc:date>2023-06-26T13:39:39</dc:date>
            </office:change-info>
          </text:format-change>
        </text:changed-region>
        <text:changed-region xml:id="ct94262112931520" text:id="ct94262112931520">
          <text:format-change>
            <office:change-info>
              <dc:creator>Autor desconocido</dc:creator>
              <dc:date>2023-06-26T13:39:39</dc:date>
            </office:change-info>
          </text:format-change>
        </text:changed-region>
        <text:changed-region xml:id="ct94262197536064" text:id="ct94262197536064">
          <text:deletion>
            <office:change-info>
              <dc:creator>Autor desconocido</dc:creator>
              <dc:date>2023-06-26T13:40:06</dc:date>
            </office:change-info>
            <text:p text:style-name="P49"><text:span text:style-name="T316">a sabiendas </text:span></text:p>
          </text:deletion>
        </text:changed-region>
        <text:changed-region xml:id="ct94262034340592" text:id="ct94262034340592">
          <text:insertion>
            <office:change-info>
              <dc:creator>Autor desconocido</dc:creator>
              <dc:date>2023-06-26T13:40:20</dc:date>
            </office:change-info>
          </text:insertion>
        </text:changed-region>
        <text:changed-region xml:id="ct94262149101440" text:id="ct94262149101440">
          <text:deletion>
            <office:change-info>
              <dc:creator>Autor desconocido</dc:creator>
              <dc:date>2023-06-26T13:40:16</dc:date>
            </office:change-info>
            <text:p text:style-name="P49"><text:span text:style-name="T336">Prous</text:span><text:span text:style-name="T317">t</text:span></text:p>
          </text:deletion>
        </text:changed-region>
        <text:changed-region xml:id="ct94262103496992" text:id="ct94262103496992">
          <text:insertion>
            <office:change-info>
              <dc:creator>Autor desconocido</dc:creator>
              <dc:date>2023-06-26T13:40:22</dc:date>
            </office:change-info>
          </text:insertion>
        </text:changed-region>
        <text:changed-region xml:id="ct94262170497184" text:id="ct94262170497184">
          <text:insertion>
            <office:change-info>
              <dc:creator>Autor desconocido</dc:creator>
              <dc:date>2023-06-26T13:41:01</dc:date>
            </office:change-info>
          </text:insertion>
        </text:changed-region>
        <text:changed-region xml:id="ct94262034151888" text:id="ct94262034151888">
          <text:deletion>
            <office:change-info>
              <dc:creator>Autor desconocido</dc:creator>
              <dc:date>2023-06-26T13:41:28</dc:date>
            </office:change-info>
            <text:p text:style-name="P49"><text:span text:style-name="T319">,</text:span></text:p>
          </text:deletion>
        </text:changed-region>
        <text:changed-region xml:id="ct94262196434464" text:id="ct94262196434464">
          <text:insertion>
            <office:change-info>
              <dc:creator>Autor desconocido</dc:creator>
              <dc:date>2023-06-26T13:41:29</dc:date>
            </office:change-info>
          </text:insertion>
        </text:changed-region>
        <text:changed-region xml:id="ct94262170735968" text:id="ct94262170735968">
          <text:deletion>
            <office:change-info>
              <dc:creator>Autor desconocido</dc:creator>
              <dc:date>2023-06-26T13:41:32</dc:date>
            </office:change-info>
            <text:p text:style-name="P49"><text:span text:style-name="T319"><text:s/>a</text:span><text:span text:style-name="T338">ún</text:span></text:p>
          </text:deletion>
        </text:changed-region>
        <text:changed-region xml:id="ct94261994521504" text:id="ct94261994521504">
          <text:insertion>
            <office:change-info>
              <dc:creator>Autor desconocido</dc:creator>
              <dc:date>2023-06-26T13:41:32</dc:date>
            </office:change-info>
          </text:insertion>
        </text:changed-region>
        <text:changed-region xml:id="ct94262170735392" text:id="ct94262170735392">
          <text:insertion>
            <office:change-info>
              <dc:creator>Autor desconocido</dc:creator>
              <dc:date>2023-06-26T13:41:36</dc:date>
            </office:change-info>
          </text:insertion>
        </text:changed-region>
        <text:changed-region xml:id="ct94262148981120" text:id="ct94262148981120">
          <text:insertion>
            <office:change-info>
              <dc:creator>Autor desconocido</dc:creator>
              <dc:date>2023-06-26T13:41:37</dc:date>
            </office:change-info>
          </text:insertion>
        </text:changed-region>
        <text:changed-region xml:id="ct94261932587344" text:id="ct94261932587344">
          <text:deletion>
            <office:change-info>
              <dc:creator>Autor desconocido</dc:creator>
              <dc:date>2023-06-26T13:41:37</dc:date>
            </office:change-info>
            <text:p text:style-name="P49"><text:span text:style-name="T338">leído</text:span></text:p>
          </text:deletion>
        </text:changed-region>
        <text:changed-region xml:id="ct94262147666544" text:id="ct94262147666544">
          <text:deletion>
            <office:change-info>
              <dc:creator>Autor desconocido</dc:creator>
              <dc:date>2023-06-26T13:45:30</dc:date>
            </office:change-info>
            <text:p text:style-name="P49"><text:span text:style-name="T365"><text:s/></text:span><text:span text:style-name="T324">El r</text:span><text:span text:style-name="T317">esto</text:span><text:span text:style-name="T320"> </text:span><text:span text:style-name="T324">era </text:span><text:span text:style-name="T320">incierto</text:span><text:span text:style-name="T317"> para el ser del presente, en cambio para nosotros,</text:span></text:p>
          </text:deletion>
        </text:changed-region>
        <text:changed-region xml:id="ct94262170725328" text:id="ct94262170725328">
          <text:insertion>
            <office:change-info>
              <dc:creator>Autor desconocido</dc:creator>
              <dc:date>2023-06-26T13:45:30</dc:date>
            </office:change-info>
          </text:insertion>
        </text:changed-region>
        <text:changed-region xml:id="ct94262148529952" text:id="ct94262148529952">
          <text:insertion>
            <office:change-info>
              <dc:creator>Autor desconocido</dc:creator>
              <dc:date>2023-06-26T13:46:00</dc:date>
            </office:change-info>
          </text:insertion>
        </text:changed-region>
        <text:changed-region xml:id="ct94262173179600" text:id="ct94262173179600">
          <text:insertion>
            <office:change-info>
              <dc:creator>Autor desconocido</dc:creator>
              <dc:date>2023-06-26T13:43:14</dc:date>
            </office:change-info>
          </text:insertion>
        </text:changed-region>
        <text:changed-region xml:id="ct94262148365984" text:id="ct94262148365984">
          <text:deletion>
            <office:change-info>
              <dc:creator>Autor desconocido</dc:creator>
              <dc:date>2023-06-26T13:43:14</dc:date>
            </office:change-info>
            <text:p text:style-name="P49"><text:span text:style-name="T339">a</text:span></text:p>
          </text:deletion>
        </text:changed-region>
        <text:changed-region xml:id="ct94262012334416" text:id="ct94262012334416">
          <text:insertion>
            <office:change-info>
              <dc:creator>Autor desconocido</dc:creator>
              <dc:date>2023-06-26T13:43:15</dc:date>
            </office:change-info>
          </text:insertion>
        </text:changed-region>
        <text:changed-region xml:id="ct94262148930816" text:id="ct94262148930816">
          <text:deletion>
            <office:change-info>
              <dc:creator>Autor desconocido</dc:creator>
              <dc:date>2023-06-26T13:43:57</dc:date>
            </office:change-info>
            <text:p text:style-name="P49"><text:span text:style-name="T317">,</text:span><text:span text:style-name="T314"> </text:span></text:p>
          </text:deletion>
        </text:changed-region>
        <text:changed-region xml:id="ct94262148848784" text:id="ct94262148848784">
          <text:insertion>
            <office:change-info>
              <dc:creator>Autor desconocido</dc:creator>
              <dc:date>2023-06-26T13:43:57</dc:date>
            </office:change-info>
          </text:insertion>
        </text:changed-region>
        <text:changed-region xml:id="ct94262149149568" text:id="ct94262149149568">
          <text:deletion>
            <office:change-info>
              <dc:creator>Autor desconocido</dc:creator>
              <dc:date>2023-06-26T13:44:07</dc:date>
            </office:change-info>
            <text:p text:style-name="P49"><text:span text:style-name="T317">delgada </text:span></text:p>
          </text:deletion>
        </text:changed-region>
        <text:changed-region xml:id="ct94262171075520" text:id="ct94262171075520">
          <text:deletion>
            <office:change-info>
              <dc:creator>Autor desconocido</dc:creator>
              <dc:date>2023-06-26T13:43:36</dc:date>
            </office:change-info>
            <text:p text:style-name="P49"><text:span text:style-name="T317">y transparente</text:span><text:span text:style-name="T327"> </text:span></text:p>
          </text:deletion>
        </text:changed-region>
        <text:changed-region xml:id="ct94262148314976" text:id="ct94262148314976">
          <text:insertion>
            <office:change-info>
              <dc:creator>Autor desconocido</dc:creator>
              <dc:date>2023-06-26T13:44:09</dc:date>
            </office:change-info>
          </text:insertion>
        </text:changed-region>
        <text:changed-region xml:id="ct94262182994928" text:id="ct94262182994928">
          <text:insertion>
            <office:change-info>
              <dc:creator>Autor desconocido</dc:creator>
              <dc:date>2023-06-26T13:44:11</dc:date>
            </office:change-info>
          </text:insertion>
        </text:changed-region>
        <text:changed-region xml:id="ct94262148656080" text:id="ct94262148656080">
          <text:insertion>
            <office:change-info>
              <dc:creator>Autor desconocido</dc:creator>
              <dc:date>2023-06-26T13:44:12</dc:date>
            </office:change-info>
          </text:insertion>
        </text:changed-region>
        <text:changed-region xml:id="ct94262148907056" text:id="ct94262148907056">
          <text:deletion>
            <office:change-info>
              <dc:creator>Autor desconocido</dc:creator>
              <dc:date>2023-06-26T13:44:13</dc:date>
            </office:change-info>
            <text:p text:style-name="P49"><text:span text:style-name="T329">indomable</text:span><text:span text:style-name="T341">.</text:span></text:p>
          </text:deletion>
        </text:changed-region>
        <text:changed-region xml:id="ct94262113172816" text:id="ct94262113172816">
          <text:insertion>
            <office:change-info>
              <dc:creator>Autor desconocido</dc:creator>
              <dc:date>2023-06-26T13:44:14</dc:date>
            </office:change-info>
          </text:insertion>
        </text:changed-region>
        <text:changed-region xml:id="ct94262117335024" text:id="ct94262117335024">
          <text:deletion>
            <office:change-info>
              <dc:creator>Autor desconocido</dc:creator>
              <dc:date>2023-06-26T13:48:03</dc:date>
            </office:change-info>
            <text:p text:style-name="P50"><text:span text:style-name="T317"><text:s/>partidarios</text:span></text:p>
          </text:deletion>
        </text:changed-region>
        <text:changed-region xml:id="ct94262148172368" text:id="ct94262148172368">
          <text:insertion>
            <office:change-info>
              <dc:creator>Autor desconocido</dc:creator>
              <dc:date>2023-06-26T13:48:04</dc:date>
            </office:change-info>
          </text:insertion>
        </text:changed-region>
        <text:changed-region xml:id="ct94262117327264" text:id="ct94262117327264">
          <text:insertion>
            <office:change-info>
              <dc:creator>Autor desconocido</dc:creator>
              <dc:date>2023-06-26T13:48:04</dc:date>
            </office:change-info>
          </text:insertion>
        </text:changed-region>
        <text:changed-region xml:id="ct94262119344032" text:id="ct94262119344032">
          <text:deletion>
            <office:change-info>
              <dc:creator>Autor desconocido</dc:creator>
              <dc:date>2023-06-26T13:48:35</dc:date>
            </office:change-info>
            <text:p text:style-name="P50"><text:span text:style-name="T314"><text:s/>de</text:span></text:p>
          </text:deletion>
        </text:changed-region>
        <text:changed-region xml:id="ct94262147385296" text:id="ct94262147385296">
          <text:insertion>
            <office:change-info>
              <dc:creator>Autor desconocido</dc:creator>
              <dc:date>2023-06-26T13:48:40</dc:date>
            </office:change-info>
          </text:insertion>
        </text:changed-region>
        <text:changed-region xml:id="ct94262118063424" text:id="ct94262118063424">
          <text:deletion>
            <office:change-info>
              <dc:creator>Autor desconocido</dc:creator>
              <dc:date>2023-06-26T13:48:39</dc:date>
            </office:change-info>
            <text:p text:style-name="P50"><text:span text:style-name="T343">imagen</text:span></text:p>
          </text:deletion>
        </text:changed-region>
        <text:changed-region xml:id="ct94262118595072" text:id="ct94262118595072">
          <text:insertion>
            <office:change-info>
              <dc:creator>Autor desconocido</dc:creator>
              <dc:date>2023-06-26T13:48:41</dc:date>
            </office:change-info>
          </text:insertion>
        </text:changed-region>
        <text:changed-region xml:id="ct94262119228608" text:id="ct94262119228608">
          <text:deletion>
            <office:change-info>
              <dc:creator>Autor desconocido</dc:creator>
              <dc:date>2023-06-26T13:48:45</dc:date>
            </office:change-info>
            <text:p text:style-name="P50"><text:span text:style-name="T343"><text:s/></text:span></text:p>
          </text:deletion>
        </text:changed-region>
        <text:changed-region xml:id="ct94262118593184" text:id="ct94262118593184">
          <text:insertion>
            <office:change-info>
              <dc:creator>Autor desconocido</dc:creator>
              <dc:date>2023-06-26T13:48:46</dc:date>
            </office:change-info>
          </text:insertion>
        </text:changed-region>
        <text:changed-region xml:id="ct94262117785216" text:id="ct94262117785216">
          <text:insertion>
            <office:change-info>
              <dc:creator>Autor desconocido</dc:creator>
              <dc:date>2023-06-26T13:49:13</dc:date>
            </office:change-info>
          </text:insertion>
        </text:changed-region>
        <text:changed-region xml:id="ct94262095824928" text:id="ct94262095824928">
          <text:deletion>
            <office:change-info>
              <dc:creator>Autor desconocido</dc:creator>
              <dc:date>2023-06-26T13:49:12</dc:date>
            </office:change-info>
            <text:p text:style-name="P50"><text:span text:style-name="T344">siempre</text:span></text:p>
          </text:deletion>
        </text:changed-region>
        <text:changed-region xml:id="ct94262171064960" text:id="ct94262171064960">
          <text:insertion>
            <office:change-info>
              <dc:creator>Autor desconocido</dc:creator>
              <dc:date>2023-06-26T13:49:13</dc:date>
            </office:change-info>
          </text:insertion>
        </text:changed-region>
        <text:changed-region xml:id="ct94262147341248" text:id="ct94262147341248">
          <text:deletion>
            <office:change-info>
              <dc:creator>Autor desconocido</dc:creator>
              <dc:date>2023-06-26T13:49:19</dc:date>
            </office:change-info>
            <text:p text:style-name="P50"><text:span text:style-name="T344"><text:s/></text:span><text:span text:style-name="T318">fue </text:span><text:span text:style-name="T344">ciencia </text:span></text:p>
          </text:deletion>
        </text:changed-region>
        <text:changed-region xml:id="ct94262147850752" text:id="ct94262147850752">
          <text:deletion>
            <office:change-info>
              <dc:creator>Autor desconocido</dc:creator>
              <dc:date>2023-06-26T13:49:28</dc:date>
            </office:change-info>
            <text:p text:style-name="P50"><text:span text:style-name="T318">,</text:span></text:p>
          </text:deletion>
        </text:changed-region>
        <text:changed-region xml:id="ct94262118660352" text:id="ct94262118660352">
          <text:insertion>
            <office:change-info>
              <dc:creator>Autor desconocido</dc:creator>
              <dc:date>2023-06-26T13:49:28</dc:date>
            </office:change-info>
          </text:insertion>
        </text:changed-region>
        <text:changed-region xml:id="ct94262118657168" text:id="ct94262118657168">
          <text:insertion>
            <office:change-info>
              <dc:creator>Autor desconocido</dc:creator>
              <dc:date>2023-06-26T13:50:03</dc:date>
            </office:change-info>
          </text:insertion>
        </text:changed-region>
        <text:changed-region xml:id="ct94262118141424" text:id="ct94262118141424">
          <text:deletion>
            <office:change-info>
              <dc:creator>Autor desconocido</dc:creator>
              <dc:date>2023-06-26T13:50:08</dc:date>
            </office:change-info>
            <text:p text:style-name="P50"><text:span text:style-name="T318">la de l</text:span><text:span text:style-name="T345">os </text:span></text:p>
          </text:deletion>
        </text:changed-region>
        <text:changed-region xml:id="ct94262170990000" text:id="ct94262170990000">
          <text:insertion>
            <office:change-info>
              <dc:creator>Autor desconocido</dc:creator>
              <dc:date>2023-06-26T13:50:18</dc:date>
            </office:change-info>
          </text:insertion>
        </text:changed-region>
        <text:changed-region xml:id="ct94262147411920" text:id="ct94262147411920">
          <text:insertion>
            <office:change-info>
              <dc:creator>Autor desconocido</dc:creator>
              <dc:date>2023-06-26T13:50:43</dc:date>
            </office:change-info>
          </text:insertion>
        </text:changed-region>
        <text:changed-region xml:id="ct94261999167488" text:id="ct94261999167488">
          <text:deletion>
            <office:change-info>
              <dc:creator>Autor desconocido</dc:creator>
              <dc:date>2023-06-26T13:52:26</dc:date>
            </office:change-info>
            <text:p text:style-name="P50"><text:span text:style-name="T314">, </text:span></text:p>
          </text:deletion>
        </text:changed-region>
        <text:changed-region xml:id="ct94262122242528" text:id="ct94262122242528">
          <text:deletion>
            <office:change-info>
              <dc:creator>Autor desconocido</dc:creator>
              <dc:date>2023-06-26T13:50:58</dc:date>
            </office:change-info>
            <text:p text:style-name="P50"><text:span text:style-name="T347">como yo,</text:span></text:p>
          </text:deletion>
        </text:changed-region>
        <text:changed-region xml:id="ct94262025517312" text:id="ct94262025517312">
          <text:insertion>
            <office:change-info>
              <dc:creator>Autor desconocido</dc:creator>
              <dc:date>2023-06-26T13:52:03</dc:date>
            </office:change-info>
          </text:insertion>
        </text:changed-region>
        <text:changed-region xml:id="ct94262111117408" text:id="ct94262111117408">
          <text:format-change>
            <office:change-info>
              <dc:creator>Autor desconocido</dc:creator>
              <dc:date>2023-06-26T13:52:02</dc:date>
            </office:change-info>
          </text:format-change>
        </text:changed-region>
        <text:changed-region xml:id="ct94261995801088" text:id="ct94261995801088">
          <text:deletion>
            <office:change-info>
              <dc:creator>Autor desconocido</dc:creator>
              <dc:date>2023-06-26T13:53:00</dc:date>
            </office:change-info>
            <text:p text:style-name="P50"><text:span text:style-name="T314">s</text:span></text:p>
          </text:deletion>
        </text:changed-region>
        <text:changed-region xml:id="ct94262002298880" text:id="ct94262002298880">
          <text:insertion>
            <office:change-info>
              <dc:creator>Autor desconocido</dc:creator>
              <dc:date>2023-06-26T13:53:22</dc:date>
            </office:change-info>
          </text:insertion>
        </text:changed-region>
        <text:changed-region xml:id="ct94262149705232" text:id="ct94262149705232">
          <text:deletion>
            <office:change-info>
              <dc:creator>Autor desconocido</dc:creator>
              <dc:date>2023-06-26T13:53:22</dc:date>
            </office:change-info>
            <text:p text:style-name="P50"><text:span text:style-name="T348">toda la</text:span></text:p>
          </text:deletion>
        </text:changed-region>
        <text:changed-region xml:id="ct94262001082640" text:id="ct94262001082640">
          <text:insertion>
            <office:change-info>
              <dc:creator>Autor desconocido</dc:creator>
              <dc:date>2023-06-26T13:53:23</dc:date>
            </office:change-info>
          </text:insertion>
        </text:changed-region>
        <text:changed-region xml:id="ct94262000612112" text:id="ct94262000612112">
          <text:deletion>
            <office:change-info>
              <dc:creator>Autor desconocido</dc:creator>
              <dc:date>2023-06-26T13:53:26</dc:date>
            </office:change-info>
            <text:p text:style-name="P50"><text:span text:style-name="T348"><text:s/>vida</text:span></text:p>
          </text:deletion>
        </text:changed-region>
        <text:changed-region xml:id="ct94262025192448" text:id="ct94262025192448">
          <text:format-change>
            <office:change-info>
              <dc:creator>Autor desconocido</dc:creator>
              <dc:date>2023-06-26T13:55:12</dc:date>
            </office:change-info>
          </text:format-change>
        </text:changed-region>
        <text:changed-region xml:id="ct94262001147648" text:id="ct94262001147648">
          <text:format-change>
            <office:change-info>
              <dc:creator>Autor desconocido</dc:creator>
              <dc:date>2023-06-26T13:55:12</dc:date>
            </office:change-info>
          </text:format-change>
        </text:changed-region>
        <text:changed-region xml:id="ct94262025066976" text:id="ct94262025066976">
          <text:format-change>
            <office:change-info>
              <dc:creator>Autor desconocido</dc:creator>
              <dc:date>2023-06-26T13:55:12</dc:date>
            </office:change-info>
          </text:format-change>
        </text:changed-region>
        <text:changed-region xml:id="ct94262000337168" text:id="ct94262000337168">
          <text:insertion>
            <office:change-info>
              <dc:creator>Autor desconocido</dc:creator>
              <dc:date>2023-06-26T13:54:03</dc:date>
            </office:change-info>
          </text:insertion>
        </text:changed-region>
        <text:changed-region xml:id="ct94262051026624" text:id="ct94262051026624">
          <text:deletion>
            <office:change-info>
              <dc:creator>Autor desconocido</dc:creator>
              <dc:date>2023-06-26T13:53:50</dc:date>
            </office:change-info>
            <text:p text:style-name="P51"><text:span text:style-name="T366">no </text:span></text:p>
          </text:deletion>
        </text:changed-region>
        <text:changed-region xml:id="ct94262040989184" text:id="ct94262040989184">
          <text:deletion>
            <office:change-info>
              <dc:creator>Autor desconocido</dc:creator>
              <dc:date>2023-06-26T13:53:58</dc:date>
            </office:change-info>
            <text:p text:style-name="P51"><text:span text:style-name="T366">sale </text:span></text:p>
          </text:deletion>
        </text:changed-region>
        <text:changed-region xml:id="ct94262001266896" text:id="ct94262001266896">
          <text:insertion>
            <office:change-info>
              <dc:creator>Autor desconocido</dc:creator>
              <dc:date>2023-06-26T13:54:23</dc:date>
            </office:change-info>
          </text:insertion>
        </text:changed-region>
        <text:changed-region xml:id="ct94262000663040" text:id="ct94262000663040">
          <text:format-change>
            <office:change-info>
              <dc:creator>Autor desconocido</dc:creator>
              <dc:date>2023-06-26T13:55:12</dc:date>
            </office:change-info>
          </text:format-change>
        </text:changed-region>
        <text:changed-region xml:id="ct94262004328368" text:id="ct94262004328368">
          <text:format-change>
            <office:change-info>
              <dc:creator>Autor desconocido</dc:creator>
              <dc:date>2023-06-26T13:55:12</dc:date>
            </office:change-info>
          </text:format-change>
        </text:changed-region>
        <text:changed-region xml:id="ct94262105378816" text:id="ct94262105378816">
          <text:format-change>
            <office:change-info>
              <dc:creator>Autor desconocido</dc:creator>
              <dc:date>2023-06-26T13:55:12</dc:date>
            </office:change-info>
          </text:format-change>
        </text:changed-region>
        <text:changed-region xml:id="ct94262183283376" text:id="ct94262183283376">
          <text:format-change>
            <office:change-info>
              <dc:creator>Autor desconocido</dc:creator>
              <dc:date>2023-06-26T13:55:12</dc:date>
            </office:change-info>
          </text:format-change>
        </text:changed-region>
        <text:changed-region xml:id="ct94262188746848" text:id="ct94262188746848">
          <text:format-change>
            <office:change-info>
              <dc:creator>Autor desconocido</dc:creator>
              <dc:date>2023-06-26T13:55:12</dc:date>
            </office:change-info>
          </text:format-change>
        </text:changed-region>
        <text:changed-region xml:id="ct94262000068960" text:id="ct94262000068960">
          <text:format-change>
            <office:change-info>
              <dc:creator>Autor desconocido</dc:creator>
              <dc:date>2023-06-26T13:55:12</dc:date>
            </office:change-info>
          </text:format-change>
        </text:changed-region>
        <text:changed-region xml:id="ct94262000746224" text:id="ct94262000746224">
          <text:format-change>
            <office:change-info>
              <dc:creator>Autor desconocido</dc:creator>
              <dc:date>2023-06-26T13:55:12</dc:date>
            </office:change-info>
          </text:format-change>
        </text:changed-region>
        <text:changed-region xml:id="ct94262041783808" text:id="ct94262041783808">
          <text:format-change>
            <office:change-info>
              <dc:creator>Autor desconocido</dc:creator>
              <dc:date>2023-06-26T13:55:12</dc:date>
            </office:change-info>
          </text:format-change>
        </text:changed-region>
        <text:changed-region xml:id="ct94261990832608" text:id="ct94261990832608">
          <text:format-change>
            <office:change-info>
              <dc:creator>Autor desconocido</dc:creator>
              <dc:date>2023-06-26T13:55:12</dc:date>
            </office:change-info>
          </text:format-change>
        </text:changed-region>
        <text:changed-region xml:id="ct94261998633952" text:id="ct94261998633952">
          <text:format-change>
            <office:change-info>
              <dc:creator>Autor desconocido</dc:creator>
              <dc:date>2023-06-26T13:55:12</dc:date>
            </office:change-info>
          </text:format-change>
        </text:changed-region>
        <text:changed-region xml:id="ct94261999254528" text:id="ct94261999254528">
          <text:format-change>
            <office:change-info>
              <dc:creator>Autor desconocido</dc:creator>
              <dc:date>2023-06-26T13:55:12</dc:date>
            </office:change-info>
          </text:format-change>
        </text:changed-region>
        <text:changed-region xml:id="ct94262128791520" text:id="ct94262128791520">
          <text:format-change>
            <office:change-info>
              <dc:creator>Autor desconocido</dc:creator>
              <dc:date>2023-06-26T13:55:12</dc:date>
            </office:change-info>
          </text:format-change>
        </text:changed-region>
        <text:changed-region xml:id="ct94262180297728" text:id="ct94262180297728">
          <text:format-change>
            <office:change-info>
              <dc:creator>Autor desconocido</dc:creator>
              <dc:date>2023-06-26T13:55:12</dc:date>
            </office:change-info>
          </text:format-change>
        </text:changed-region>
        <text:changed-region xml:id="ct94261995862848" text:id="ct94261995862848">
          <text:format-change>
            <office:change-info>
              <dc:creator>Autor desconocido</dc:creator>
              <dc:date>2023-06-26T13:55:12</dc:date>
            </office:change-info>
          </text:format-change>
        </text:changed-region>
        <text:changed-region xml:id="ct94262119346016" text:id="ct94262119346016">
          <text:deletion>
            <office:change-info>
              <dc:creator>Autor desconocido</dc:creator>
              <dc:date>2023-06-26T13:55:42</dc:date>
            </office:change-info>
            <text:p text:style-name="P43"><text:span text:style-name="T310">M</text:span><text:span text:style-name="T309">atriculado </text:span><text:span text:style-name="T310">como estaba </text:span><text:span text:style-name="T309">en F</text:span><text:span text:style-name="T310">i</text:span><text:span text:style-name="T309">losofía, en primer año ya daba cuenta de</text:span><text:span text:style-name="T311"> lo errado del </text:span><text:span text:style-name="T309">saber </text:span><text:span text:style-name="T310">humano</text:span><text:span text:style-name="T311"> a lo </text:span><text:span text:style-name="T309">grande, aún entre los que </text:span><text:span text:style-name="T310">más </text:span><text:span text:style-name="T311">cerca de mis causas se hacían</text:span><text:span text:style-name="T310">.</text:span><text:span text:style-name="T309"> </text:span><text:span text:style-name="T311">Me había inscrito en una clase de tercer año </text:span><text:span text:style-name="T309">por probar si había en</text:span><text:span text:style-name="T311"> todo esto</text:span><text:span text:style-name="T309"> valía cierta</text:span><text:span text:style-name="T311">; al menos si lo </text:span><text:span text:style-name="T309">que no era ahora</text:span><text:span text:style-name="T311">,</text:span><text:span text:style-name="T309"> sería acaso después.</text:span></text:p>
            <text:p text:style-name="P52"/>
            <text:p text:style-name="P43"><text:span text:style-name="T279"/></text:p>
          </text:deletion>
        </text:changed-region>
        <text:changed-region xml:id="ct94261995794608" text:id="ct94261995794608">
          <text:insertion>
            <office:change-info>
              <dc:creator>Autor desconocido</dc:creator>
              <dc:date>2023-06-26T13:55:45</dc:date>
            </office:change-info>
          </text:insertion>
        </text:changed-region>
        <text:changed-region xml:id="ct94262148227552" text:id="ct94262148227552">
          <text:deletion>
            <office:change-info>
              <dc:creator>Autor desconocido</dc:creator>
              <dc:date>2023-06-26T13:55:45</dc:date>
            </office:change-info>
            <text:p text:style-name="P43"><text:span text:style-name="T140">transite </text:span></text:p>
          </text:deletion>
        </text:changed-region>
        <text:changed-region xml:id="ct94262182188784" text:id="ct94262182188784">
          <text:insertion>
            <office:change-info>
              <dc:creator>Autor desconocido</dc:creator>
              <dc:date>2023-06-26T13:55:47</dc:date>
            </office:change-info>
          </text:insertion>
        </text:changed-region>
        <text:changed-region xml:id="ct94262117330768" text:id="ct94262117330768">
          <text:deletion>
            <office:change-info>
              <dc:creator>Autor desconocido</dc:creator>
              <dc:date>2023-06-26T13:57:16</dc:date>
            </office:change-info>
            <text:p text:style-name="P43"><text:span text:style-name="T140"><text:s/>siempreviva</text:span></text:p>
          </text:deletion>
        </text:changed-region>
        <text:changed-region xml:id="ct94262117321712" text:id="ct94262117321712">
          <text:insertion>
            <office:change-info>
              <dc:creator>Autor desconocido</dc:creator>
              <dc:date>2023-06-26T13:57:19</dc:date>
            </office:change-info>
          </text:insertion>
        </text:changed-region>
        <text:changed-region xml:id="ct94262035560272" text:id="ct94262035560272">
          <text:deletion>
            <office:change-info>
              <dc:creator>Autor desconocido</dc:creator>
              <dc:date>2023-06-26T13:56:30</dc:date>
            </office:change-info>
            <text:p text:style-name="P43"><text:span text:style-name="T140">ya en años</text:span></text:p>
          </text:deletion>
        </text:changed-region>
        <text:changed-region xml:id="ct94262082482448" text:id="ct94262082482448">
          <text:insertion>
            <office:change-info>
              <dc:creator>Autor desconocido</dc:creator>
              <dc:date>2023-06-26T13:57:24</dc:date>
            </office:change-info>
          </text:insertion>
        </text:changed-region>
        <text:changed-region xml:id="ct94262172935200" text:id="ct94262172935200">
          <text:deletion>
            <office:change-info>
              <dc:creator>Autor desconocido</dc:creator>
              <dc:date>2023-06-26T13:58:06</dc:date>
            </office:change-info>
            <text:p text:style-name="P43"><text:span text:style-name="T140"><text:s/>e infinita </text:span></text:p>
          </text:deletion>
        </text:changed-region>
        <text:changed-region xml:id="ct94262122457472" text:id="ct94262122457472">
          <text:insertion>
            <office:change-info>
              <dc:creator>Autor desconocido</dc:creator>
              <dc:date>2023-06-26T13:58:06</dc:date>
            </office:change-info>
          </text:insertion>
        </text:changed-region>
        <text:changed-region xml:id="ct94262002537536" text:id="ct94262002537536">
          <text:insertion>
            <office:change-info>
              <dc:creator>Autor desconocido</dc:creator>
              <dc:date>2023-06-26T13:58:07</dc:date>
            </office:change-info>
          </text:insertion>
        </text:changed-region>
        <text:changed-region xml:id="ct94262000334480" text:id="ct94262000334480">
          <text:insertion>
            <office:change-info>
              <dc:creator>Autor desconocido</dc:creator>
              <dc:date>2023-06-26T13:58:27</dc:date>
            </office:change-info>
          </text:insertion>
        </text:changed-region>
        <text:changed-region xml:id="ct94262194418416" text:id="ct94262194418416">
          <text:deletion>
            <office:change-info>
              <dc:creator>Autor desconocido</dc:creator>
              <dc:date>2023-06-26T13:58:27</dc:date>
            </office:change-info>
            <text:p text:style-name="P43"><text:span text:style-name="T140">su</text:span></text:p>
          </text:deletion>
        </text:changed-region>
        <text:changed-region xml:id="ct94261995912048" text:id="ct94261995912048">
          <text:insertion>
            <office:change-info>
              <dc:creator>Autor desconocido</dc:creator>
              <dc:date>2023-06-26T13:58:33</dc:date>
            </office:change-info>
          </text:insertion>
        </text:changed-region>
        <text:changed-region xml:id="ct94262024530240" text:id="ct94262024530240">
          <text:deletion>
            <office:change-info>
              <dc:creator>Autor desconocido</dc:creator>
              <dc:date>2023-06-26T13:58:30</dc:date>
            </office:change-info>
            <text:p text:style-name="P43"><text:span text:style-name="T138">le calaba </text:span></text:p>
          </text:deletion>
        </text:changed-region>
        <text:changed-region xml:id="ct94262045408160" text:id="ct94262045408160">
          <text:insertion>
            <office:change-info>
              <dc:creator>Autor desconocido</dc:creator>
              <dc:date>2023-06-26T13:58:33</dc:date>
            </office:change-info>
          </text:insertion>
        </text:changed-region>
        <text:changed-region xml:id="ct94262192250432" text:id="ct94262192250432">
          <text:insertion>
            <office:change-info>
              <dc:creator>Autor desconocido</dc:creator>
              <dc:date>2023-06-26T13:58:39</dc:date>
            </office:change-info>
          </text:insertion>
        </text:changed-region>
        <text:changed-region xml:id="ct94262004638720" text:id="ct94262004638720">
          <text:insertion>
            <office:change-info>
              <dc:creator>Autor desconocido</dc:creator>
              <dc:date>2023-06-26T13:59:37</dc:date>
            </office:change-info>
          </text:insertion>
        </text:changed-region>
        <text:changed-region xml:id="ct94262148325888" text:id="ct94262148325888">
          <text:deletion>
            <office:change-info>
              <dc:creator>Autor desconocido</dc:creator>
              <dc:date>2023-06-26T13:59:34</dc:date>
            </office:change-info>
            <text:p text:style-name="P43"><text:span text:style-name="T138">de</text:span></text:p>
          </text:deletion>
        </text:changed-region>
        <text:changed-region xml:id="ct94262170496032" text:id="ct94262170496032">
          <text:deletion>
            <office:change-info>
              <dc:creator>Autor desconocido</dc:creator>
              <dc:date>2023-06-26T13:59:16</dc:date>
            </office:change-info>
            <text:p text:style-name="P43"><text:span text:style-name="T138">l territorio</text:span></text:p>
          </text:deletion>
        </text:changed-region>
        <text:changed-region xml:id="ct94262000831568" text:id="ct94262000831568">
          <text:insertion>
            <office:change-info>
              <dc:creator>Autor desconocido</dc:creator>
              <dc:date>2023-06-26T13:59:17</dc:date>
            </office:change-info>
          </text:insertion>
        </text:changed-region>
        <text:changed-region xml:id="ct94262036349744" text:id="ct94262036349744">
          <text:deletion>
            <office:change-info>
              <dc:creator>Autor desconocido</dc:creator>
              <dc:date>2023-06-26T13:59:47</dc:date>
            </office:change-info>
            <text:p text:style-name="P43"><text:span text:style-name="T138"><text:s/>más cercano a </text:span></text:p>
          </text:deletion>
        </text:changed-region>
        <text:changed-region xml:id="ct94262035511520" text:id="ct94262035511520">
          <text:insertion>
            <office:change-info>
              <dc:creator>Autor desconocido</dc:creator>
              <dc:date>2023-06-26T13:59:57</dc:date>
            </office:change-info>
          </text:insertion>
        </text:changed-region>
        <text:changed-region xml:id="ct94262136227904" text:id="ct94262136227904">
          <text:deletion>
            <office:change-info>
              <dc:creator>Autor desconocido</dc:creator>
              <dc:date>2023-06-26T14:00:36</dc:date>
            </office:change-info>
            <text:p text:style-name="P43"><text:span text:style-name="T138">encerrado</text:span><text:span text:style-name="T141"> en la palabra</text:span></text:p>
          </text:deletion>
        </text:changed-region>
        <text:changed-region xml:id="ct94262186774288" text:id="ct94262186774288">
          <text:insertion>
            <office:change-info>
              <dc:creator>Autor desconocido</dc:creator>
              <dc:date>2023-06-26T14:00:36</dc:date>
            </office:change-info>
          </text:insertion>
        </text:changed-region>
        <text:changed-region xml:id="ct94262182552304" text:id="ct94262182552304">
          <text:deletion>
            <office:change-info>
              <dc:creator>Autor desconocido</dc:creator>
              <dc:date>2023-06-26T14:00:49</dc:date>
            </office:change-info>
            <text:p text:style-name="P43"><text:span text:style-name="T138">cual </text:span><text:span text:style-name="T141">perfil</text:span><text:span text:style-name="T138"> </text:span></text:p>
          </text:deletion>
        </text:changed-region>
        <text:changed-region xml:id="ct94262011474832" text:id="ct94262011474832">
          <text:insertion>
            <office:change-info>
              <dc:creator>Autor desconocido</dc:creator>
              <dc:date>2023-06-26T14:00:49</dc:date>
            </office:change-info>
          </text:insertion>
        </text:changed-region>
        <text:changed-region xml:id="ct94262115390064" text:id="ct94262115390064">
          <text:deletion>
            <office:change-info>
              <dc:creator>Autor desconocido</dc:creator>
              <dc:date>2023-06-26T14:00:53</dc:date>
            </office:change-info>
            <text:p text:style-name="P43"><text:span text:style-name="T138">de </text:span></text:p>
          </text:deletion>
        </text:changed-region>
        <text:changed-region xml:id="ct94261929304384" text:id="ct94261929304384">
          <text:insertion>
            <office:change-info>
              <dc:creator>Autor desconocido</dc:creator>
              <dc:date>2023-06-26T14:00:54</dc:date>
            </office:change-info>
          </text:insertion>
        </text:changed-region>
        <text:changed-region xml:id="ct94262111882304" text:id="ct94262111882304">
          <text:insertion>
            <office:change-info>
              <dc:creator>Autor desconocido</dc:creator>
              <dc:date>2023-06-26T14:01:09</dc:date>
            </office:change-info>
          </text:insertion>
        </text:changed-region>
        <text:changed-region xml:id="ct94262118459216" text:id="ct94262118459216">
          <text:deletion>
            <office:change-info>
              <dc:creator>Autor desconocido</dc:creator>
              <dc:date>2023-06-26T14:01:08</dc:date>
            </office:change-info>
            <text:p text:style-name="P43"><text:span text:style-name="T138">mano</text:span></text:p>
          </text:deletion>
        </text:changed-region>
        <text:changed-region xml:id="ct94262109275024" text:id="ct94262109275024">
          <text:insertion>
            <office:change-info>
              <dc:creator>Autor desconocido</dc:creator>
              <dc:date>2023-06-26T14:01:23</dc:date>
            </office:change-info>
          </text:insertion>
        </text:changed-region>
        <text:changed-region xml:id="ct94262125974336" text:id="ct94262125974336">
          <text:deletion>
            <office:change-info>
              <dc:creator>Autor desconocido</dc:creator>
              <dc:date>2023-06-26T14:01:20</dc:date>
            </office:change-info>
            <text:p text:style-name="P43"><text:span text:style-name="T138">quien</text:span></text:p>
          </text:deletion>
        </text:changed-region>
        <text:changed-region xml:id="ct94262189638448" text:id="ct94262189638448">
          <text:insertion>
            <office:change-info>
              <dc:creator>Autor desconocido</dc:creator>
              <dc:date>2023-06-26T14:01:23</dc:date>
            </office:change-info>
          </text:insertion>
        </text:changed-region>
        <text:changed-region xml:id="ct94261933071968" text:id="ct94261933071968">
          <text:insertion>
            <office:change-info>
              <dc:creator>Autor desconocido</dc:creator>
              <dc:date>2023-06-26T14:01:24</dc:date>
            </office:change-info>
          </text:insertion>
        </text:changed-region>
        <text:changed-region xml:id="ct94262045755168" text:id="ct94262045755168">
          <text:insertion>
            <office:change-info>
              <dc:creator>Autor desconocido</dc:creator>
              <dc:date>2023-06-26T14:01:39</dc:date>
            </office:change-info>
          </text:insertion>
        </text:changed-region>
        <text:changed-region xml:id="ct94262172842960" text:id="ct94262172842960">
          <text:deletion>
            <office:change-info>
              <dc:creator>Autor desconocido</dc:creator>
              <dc:date>2023-06-26T14:01:34</dc:date>
            </office:change-info>
            <text:p text:style-name="P43"><text:span text:style-name="T138">vira</text:span></text:p>
          </text:deletion>
        </text:changed-region>
        <text:changed-region xml:id="ct94262127878272" text:id="ct94262127878272">
          <text:insertion>
            <office:change-info>
              <dc:creator>Autor desconocido</dc:creator>
              <dc:date>2023-06-26T14:01:39</dc:date>
            </office:change-info>
          </text:insertion>
        </text:changed-region>
        <text:changed-region xml:id="ct94262116853776" text:id="ct94262116853776">
          <text:deletion>
            <office:change-info>
              <dc:creator>Autor desconocido</dc:creator>
              <dc:date>2023-06-26T14:01:58</dc:date>
            </office:change-info>
            <text:p text:style-name="P43"><text:span text:style-name="T138">en el pensamiento, </text:span></text:p>
          </text:deletion>
        </text:changed-region>
        <text:changed-region xml:id="ct94262189186320" text:id="ct94262189186320">
          <text:insertion>
            <office:change-info>
              <dc:creator>Autor desconocido</dc:creator>
              <dc:date>2023-06-26T14:02:06</dc:date>
            </office:change-info>
          </text:insertion>
        </text:changed-region>
        <text:changed-region xml:id="ct94262107463680" text:id="ct94262107463680">
          <text:deletion>
            <office:change-info>
              <dc:creator>Autor desconocido</dc:creator>
              <dc:date>2023-06-26T14:02:06</dc:date>
            </office:change-info>
            <text:p text:style-name="P43"><text:span text:style-name="T143">inea</text:span><text:span text:style-name="T138">,</text:span></text:p>
          </text:deletion>
        </text:changed-region>
        <text:changed-region xml:id="ct94262052207216" text:id="ct94262052207216">
          <text:insertion>
            <office:change-info>
              <dc:creator>Autor desconocido</dc:creator>
              <dc:date>2023-06-26T14:02:33</dc:date>
            </office:change-info>
          </text:insertion>
        </text:changed-region>
        <text:changed-region xml:id="ct94262048170128" text:id="ct94262048170128">
          <text:deletion>
            <office:change-info>
              <dc:creator>Autor desconocido</dc:creator>
              <dc:date>2023-06-26T14:02:28</dc:date>
            </office:change-info>
            <text:p text:style-name="P43"><text:span text:style-name="T138">indecible</text:span></text:p>
          </text:deletion>
        </text:changed-region>
        <text:changed-region xml:id="ct94262121904224" text:id="ct94262121904224">
          <text:insertion>
            <office:change-info>
              <dc:creator>Autor desconocido</dc:creator>
              <dc:date>2023-06-26T14:02:34</dc:date>
            </office:change-info>
          </text:insertion>
        </text:changed-region>
        <text:changed-region xml:id="ct94262123116416" text:id="ct94262123116416">
          <text:deletion>
            <office:change-info>
              <dc:creator>Autor desconocido</dc:creator>
              <dc:date>2023-06-26T14:02:36</dc:date>
            </office:change-info>
            <text:p text:style-name="P43"><text:span text:style-name="T138"><text:s/>para </text:span></text:p>
          </text:deletion>
        </text:changed-region>
        <text:changed-region xml:id="ct94262043169696" text:id="ct94262043169696">
          <text:insertion>
            <office:change-info>
              <dc:creator>Autor desconocido</dc:creator>
              <dc:date>2023-06-26T14:02:45</dc:date>
            </office:change-info>
          </text:insertion>
        </text:changed-region>
        <text:changed-region xml:id="ct94262111827984" text:id="ct94262111827984">
          <text:insertion>
            <office:change-info>
              <dc:creator>Autor desconocido</dc:creator>
              <dc:date>2023-06-26T14:02:49</dc:date>
            </office:change-info>
          </text:insertion>
        </text:changed-region>
        <text:changed-region xml:id="ct94262044872416" text:id="ct94262044872416">
          <text:insertion>
            <office:change-info>
              <dc:creator>Autor desconocido</dc:creator>
              <dc:date>2023-06-26T14:02:45</dc:date>
            </office:change-info>
          </text:insertion>
        </text:changed-region>
        <text:changed-region xml:id="ct94262120313344" text:id="ct94262120313344">
          <text:deletion>
            <office:change-info>
              <dc:creator>Autor desconocido</dc:creator>
              <dc:date>2023-06-26T14:02:52</dc:date>
            </office:change-info>
            <text:p text:style-name="P43"><text:span text:style-name="T138">de </text:span></text:p>
          </text:deletion>
        </text:changed-region>
        <text:changed-region xml:id="ct94262177462944" text:id="ct94262177462944">
          <text:deletion>
            <office:change-info>
              <dc:creator>Autor desconocido</dc:creator>
              <dc:date>2023-06-26T14:02:52</dc:date>
            </office:change-info>
            <text:p text:style-name="P43"><text:span text:style-name="T138">seres </text:span></text:p>
          </text:deletion>
        </text:changed-region>
        <text:changed-region xml:id="ct94261999099152" text:id="ct94261999099152">
          <text:insertion>
            <office:change-info>
              <dc:creator>Autor desconocido</dc:creator>
              <dc:date>2023-06-26T14:02:58</dc:date>
            </office:change-info>
          </text:insertion>
        </text:changed-region>
        <text:changed-region xml:id="ct94262193368464" text:id="ct94262193368464">
          <text:deletion>
            <office:change-info>
              <dc:creator>Autor desconocido</dc:creator>
              <dc:date>2023-06-26T14:02:57</dc:date>
            </office:change-info>
            <text:p text:style-name="P43"><text:span text:style-name="T138">avasallan</text:span></text:p>
          </text:deletion>
        </text:changed-region>
        <text:changed-region xml:id="ct94262038498176" text:id="ct94262038498176">
          <text:insertion>
            <office:change-info>
              <dc:creator>Autor desconocido</dc:creator>
              <dc:date>2023-06-26T14:04:13</dc:date>
            </office:change-info>
          </text:insertion>
        </text:changed-region>
        <text:changed-region xml:id="ct94262176886304" text:id="ct94262176886304">
          <text:deletion>
            <office:change-info>
              <dc:creator>Autor desconocido</dc:creator>
              <dc:date>2023-06-26T14:04:10</dc:date>
            </office:change-info>
            <text:p text:style-name="P43"><text:span text:style-name="T138">que </text:span></text:p>
          </text:deletion>
        </text:changed-region>
        <text:changed-region xml:id="ct94262111587168" text:id="ct94262111587168">
          <text:deletion>
            <office:change-info>
              <dc:creator>Autor desconocido</dc:creator>
              <dc:date>2023-06-26T14:04:10</dc:date>
            </office:change-info>
            <text:p text:style-name="P43"><text:span text:style-name="T138">preguntar oficios </text:span></text:p>
          </text:deletion>
        </text:changed-region>
        <text:changed-region xml:id="ct94262037298256" text:id="ct94262037298256">
          <text:insertion>
            <office:change-info>
              <dc:creator>Autor desconocido</dc:creator>
              <dc:date>2023-06-26T14:04:15</dc:date>
            </office:change-info>
          </text:insertion>
        </text:changed-region>
        <text:changed-region xml:id="ct94262173492752" text:id="ct94262173492752">
          <text:insertion>
            <office:change-info>
              <dc:creator>Autor desconocido</dc:creator>
              <dc:date>2023-06-26T14:04:16</dc:date>
            </office:change-info>
          </text:insertion>
        </text:changed-region>
        <text:changed-region xml:id="ct94262049498336" text:id="ct94262049498336">
          <text:deletion>
            <office:change-info>
              <dc:creator>Autor desconocido</dc:creator>
              <dc:date>2023-06-26T14:03:13</dc:date>
            </office:change-info>
            <text:p text:style-name="P43"><text:span text:style-name="T138"><text:s/>perfecta</text:span></text:p>
          </text:deletion>
        </text:changed-region>
        <text:changed-region xml:id="ct94262108040976" text:id="ct94262108040976">
          <text:insertion>
            <office:change-info>
              <dc:creator>Autor desconocido</dc:creator>
              <dc:date>2023-06-26T14:03:14</dc:date>
            </office:change-info>
          </text:insertion>
        </text:changed-region>
        <text:changed-region xml:id="ct94262173157472" text:id="ct94262173157472">
          <text:insertion>
            <office:change-info>
              <dc:creator>Autor desconocido</dc:creator>
              <dc:date>2023-06-26T14:03:15</dc:date>
            </office:change-info>
          </text:insertion>
        </text:changed-region>
        <text:changed-region xml:id="ct94262136577696" text:id="ct94262136577696">
          <text:insertion>
            <office:change-info>
              <dc:creator>Autor desconocido</dc:creator>
              <dc:date>2023-06-26T14:03:21</dc:date>
            </office:change-info>
          </text:insertion>
        </text:changed-region>
        <text:changed-region xml:id="ct94262122103168" text:id="ct94262122103168">
          <text:deletion>
            <office:change-info>
              <dc:creator>Autor desconocido</dc:creator>
              <dc:date>2023-06-26T14:03:19</dc:date>
            </office:change-info>
            <text:p text:style-name="P43"><text:span text:style-name="T138">la vida</text:span></text:p>
          </text:deletion>
        </text:changed-region>
        <text:changed-region xml:id="ct94262000561280" text:id="ct94262000561280">
          <text:insertion>
            <office:change-info>
              <dc:creator>Autor desconocido</dc:creator>
              <dc:date>2023-06-26T14:03:22</dc:date>
            </office:change-info>
          </text:insertion>
        </text:changed-region>
        <text:changed-region xml:id="ct94262000919248" text:id="ct94262000919248">
          <text:insertion>
            <office:change-info>
              <dc:creator>Autor desconocido</dc:creator>
              <dc:date>2023-06-26T14:03:30</dc:date>
            </office:change-info>
          </text:insertion>
        </text:changed-region>
        <text:changed-region xml:id="ct94262103071104" text:id="ct94262103071104">
          <text:deletion>
            <office:change-info>
              <dc:creator>Autor desconocido</dc:creator>
              <dc:date>2023-06-26T14:03:29</dc:date>
            </office:change-info>
            <text:p text:style-name="P43"><text:span text:style-name="T138">de eso</text:span></text:p>
          </text:deletion>
        </text:changed-region>
        <text:changed-region xml:id="ct94262024623952" text:id="ct94262024623952">
          <text:insertion>
            <office:change-info>
              <dc:creator>Autor desconocido</dc:creator>
              <dc:date>2023-06-26T14:03:31</dc:date>
            </office:change-info>
          </text:insertion>
        </text:changed-region>
        <text:changed-region xml:id="ct94262197923936" text:id="ct94262197923936">
          <text:insertion>
            <office:change-info>
              <dc:creator>Autor desconocido</dc:creator>
              <dc:date>2023-06-26T14:03:31</dc:date>
            </office:change-info>
          </text:insertion>
        </text:changed-region>
        <text:changed-region xml:id="ct94262044412304" text:id="ct94262044412304">
          <text:deletion>
            <office:change-info>
              <dc:creator>Autor desconocido</dc:creator>
              <dc:date>2023-06-26T14:07:47</dc:date>
            </office:change-info>
            <text:p text:style-name="P43"><text:span text:style-name="T138"><text:s/>instante </text:span></text:p>
          </text:deletion>
        </text:changed-region>
        <text:changed-region xml:id="ct94261931436224" text:id="ct94261931436224">
          <text:deletion>
            <office:change-info>
              <dc:creator>Autor desconocido</dc:creator>
              <dc:date>2023-06-26T14:06:25</dc:date>
            </office:change-info>
            <text:p text:style-name="P43"><text:span text:style-name="T138">nos </text:span></text:p>
          </text:deletion>
        </text:changed-region>
        <text:changed-region xml:id="ct94262174716544" text:id="ct94262174716544">
          <text:deletion>
            <office:change-info>
              <dc:creator>Autor desconocido</dc:creator>
              <dc:date>2023-06-26T14:05:24</dc:date>
            </office:change-info>
            <text:p text:style-name="P43"><text:span text:style-name="T138">impida toda lagrima</text:span></text:p>
          </text:deletion>
        </text:changed-region>
        <text:changed-region xml:id="ct94262182942192" text:id="ct94262182942192">
          <text:insertion>
            <office:change-info>
              <dc:creator>Autor desconocido</dc:creator>
              <dc:date>2023-06-26T14:07:48</dc:date>
            </office:change-info>
          </text:insertion>
        </text:changed-region>
        <text:changed-region xml:id="ct94262171738912" text:id="ct94262171738912">
          <text:insertion>
            <office:change-info>
              <dc:creator>Autor desconocido</dc:creator>
              <dc:date>2023-06-26T14:05:26</dc:date>
            </office:change-info>
          </text:insertion>
        </text:changed-region>
        <text:changed-region xml:id="ct94262039244512" text:id="ct94262039244512">
          <text:insertion>
            <office:change-info>
              <dc:creator>Autor desconocido</dc:creator>
              <dc:date>2023-06-26T14:08:16</dc:date>
            </office:change-info>
          </text:insertion>
        </text:changed-region>
        <text:changed-region xml:id="ct94262171214896" text:id="ct94262171214896">
          <text:insertion>
            <office:change-info>
              <dc:creator>Autor desconocido</dc:creator>
              <dc:date>2023-06-26T14:07:00</dc:date>
            </office:change-info>
          </text:insertion>
        </text:changed-region>
        <text:changed-region xml:id="ct94262186765312" text:id="ct94262186765312">
          <text:insertion>
            <office:change-info>
              <dc:creator>Autor desconocido</dc:creator>
              <dc:date>2023-06-26T14:07:01</dc:date>
            </office:change-info>
          </text:insertion>
        </text:changed-region>
        <text:changed-region xml:id="ct94262182381824" text:id="ct94262182381824">
          <text:insertion>
            <office:change-info>
              <dc:creator>Autor desconocido</dc:creator>
              <dc:date>2023-06-26T14:08:00</dc:date>
            </office:change-info>
          </text:insertion>
        </text:changed-region>
        <text:changed-region xml:id="ct94261995803520" text:id="ct94261995803520">
          <text:deletion>
            <office:change-info>
              <dc:creator>Autor desconocido</dc:creator>
              <dc:date>2023-06-26T14:08:32</dc:date>
            </office:change-info>
            <text:p text:style-name="P43"><text:span text:style-name="T138"/></text:p>
            <text:p text:style-name="P43"><text:span text:style-name="T138"/></text:p>
          </text:deletion>
        </text:changed-region>
        <text:changed-region xml:id="ct94262186691072" text:id="ct94262186691072">
          <text:deletion>
            <office:change-info>
              <dc:creator>Autor desconocido</dc:creator>
              <dc:date>2023-06-26T14:08:48</dc:date>
            </office:change-info>
            <text:p text:style-name="P43"><text:span text:style-name="T138"><text:s/></text:span><text:span text:style-name="T145">Tanto</text:span><text:span text:style-name="T138"> </text:span><text:span text:style-name="T145">así </text:span><text:span text:style-name="T138">encontré</text:span><text:span text:style-name="T148"> en</text:span><text:span text:style-name="T138"> </text:span><text:span text:style-name="T150">mis</text:span><text:span text:style-name="T138"> </text:span><text:span text:style-name="T147">libros </text:span><text:span text:style-name="T150">amigos </text:span><text:span text:style-name="T138">como biblia</text:span><text:span text:style-name="T147">s</text:span><text:span text:style-name="T138"> </text:span><text:span text:style-name="T146">e</text:span><text:span text:style-name="T150">n</text:span><text:span text:style-name="T138"> donde ojear los evangelios y buscar lo permitido.</text:span></text:p>
          </text:deletion>
        </text:changed-region>
        <text:changed-region xml:id="ct94262177792368" text:id="ct94262177792368">
          <text:deletion>
            <office:change-info>
              <dc:creator>Autor desconocido</dc:creator>
              <dc:date>2023-06-26T14:08:51</dc:date>
            </office:change-info>
            <text:p text:style-name="P43"><text:span text:style-name="T150"><text:s/></text:span></text:p>
          </text:deletion>
        </text:changed-region>
        <text:changed-region xml:id="ct94262105325360" text:id="ct94262105325360">
          <text:insertion>
            <office:change-info>
              <dc:creator>Autor desconocido</dc:creator>
              <dc:date>2023-06-26T14:09:17</dc:date>
            </office:change-info>
          </text:insertion>
        </text:changed-region>
        <text:changed-region xml:id="ct94262084663824" text:id="ct94262084663824">
          <text:deletion>
            <office:change-info>
              <dc:creator>Autor desconocido</dc:creator>
              <dc:date>2023-06-26T14:09:22</dc:date>
            </office:change-info>
            <text:p text:style-name="P43"><text:span text:style-name="T155"><text:s/>última</text:span><text:span text:style-name="T145">,</text:span></text:p>
          </text:deletion>
        </text:changed-region>
        <text:changed-region xml:id="ct94262103926416" text:id="ct94262103926416">
          <text:insertion>
            <office:change-info>
              <dc:creator>Autor desconocido</dc:creator>
              <dc:date>2023-06-26T14:09:23</dc:date>
            </office:change-info>
          </text:insertion>
        </text:changed-region>
        <text:changed-region xml:id="ct94262107657328" text:id="ct94262107657328">
          <text:format-change>
            <office:change-info>
              <dc:creator>Autor desconocido</dc:creator>
              <dc:date>2023-06-26T14:10:24</dc:date>
            </office:change-info>
          </text:format-change>
        </text:changed-region>
        <text:changed-region xml:id="ct94262173403392" text:id="ct94262173403392">
          <text:deletion>
            <office:change-info>
              <dc:creator>Autor desconocido</dc:creator>
              <dc:date>2023-06-26T14:09:57</dc:date>
            </office:change-info>
            <text:p text:style-name="P43"><text:span text:style-name="T150">,</text:span><text:span text:style-name="T145"> </text:span><text:span text:style-name="T147">faltos de tod</text:span><text:span text:style-name="T150">o ímpetu de conciliación</text:span></text:p>
          </text:deletion>
        </text:changed-region>
        <text:changed-region xml:id="ct94262180675648" text:id="ct94262180675648">
          <text:deletion>
            <office:change-info>
              <dc:creator>Autor desconocido</dc:creator>
              <dc:date>2023-06-26T14:10:29</dc:date>
            </office:change-info>
            <text:p text:style-name="P43"><text:span text:style-name="T150"><text:s/></text:span></text:p>
          </text:deletion>
        </text:changed-region>
        <text:changed-region xml:id="ct94262148906768" text:id="ct94262148906768">
          <text:insertion>
            <office:change-info>
              <dc:creator>Autor desconocido</dc:creator>
              <dc:date>2023-06-26T14:10:07</dc:date>
            </office:change-info>
          </text:insertion>
        </text:changed-region>
        <text:changed-region xml:id="ct94262175867904" text:id="ct94262175867904">
          <text:insertion>
            <office:change-info>
              <dc:creator>Autor desconocido</dc:creator>
              <dc:date>2023-06-26T14:10:49</dc:date>
            </office:change-info>
          </text:insertion>
        </text:changed-region>
        <text:changed-region xml:id="ct94262181584896" text:id="ct94262181584896">
          <text:insertion>
            <office:change-info>
              <dc:creator>Autor desconocido</dc:creator>
              <dc:date>2023-06-26T14:10:41</dc:date>
            </office:change-info>
          </text:insertion>
        </text:changed-region>
        <text:changed-region xml:id="ct94262198364224" text:id="ct94262198364224">
          <text:deletion>
            <office:change-info>
              <dc:creator>Autor desconocido</dc:creator>
              <dc:date>2023-06-26T14:10:41</dc:date>
            </office:change-info>
            <text:p text:style-name="P43"><text:span text:style-name="T138">a </text:span></text:p>
          </text:deletion>
        </text:changed-region>
        <text:changed-region xml:id="ct94262118907856" text:id="ct94262118907856">
          <text:insertion>
            <office:change-info>
              <dc:creator>Autor desconocido</dc:creator>
              <dc:date>2023-06-26T14:10:42</dc:date>
            </office:change-info>
          </text:insertion>
        </text:changed-region>
        <text:changed-region xml:id="ct94262119291888" text:id="ct94262119291888">
          <text:deletion>
            <office:change-info>
              <dc:creator>Autor desconocido</dc:creator>
              <dc:date>2023-06-26T14:10:43</dc:date>
            </office:change-info>
            <text:p text:style-name="P43"><text:span text:style-name="T138">exhum</text:span><text:span text:style-name="T152">é</text:span><text:span text:style-name="T138"> </text:span></text:p>
          </text:deletion>
        </text:changed-region>
        <text:changed-region xml:id="ct94262048656288" text:id="ct94262048656288">
          <text:deletion>
            <office:change-info>
              <dc:creator>Autor desconocido</dc:creator>
              <dc:date>2023-06-26T14:11:02</dc:date>
            </office:change-info>
            <text:p text:style-name="P43"><text:span text:style-name="T138">de </text:span></text:p>
          </text:deletion>
        </text:changed-region>
        <text:changed-region xml:id="ct94262122959312" text:id="ct94262122959312">
          <text:insertion>
            <office:change-info>
              <dc:creator>Autor desconocido</dc:creator>
              <dc:date>2023-06-26T14:11:03</dc:date>
            </office:change-info>
          </text:insertion>
        </text:changed-region>
        <text:changed-region xml:id="ct94262121825904" text:id="ct94262121825904">
          <text:deletion>
            <office:change-info>
              <dc:creator>Autor desconocido</dc:creator>
              <dc:date>2023-06-26T14:11:03</dc:date>
            </office:change-info>
            <text:p text:style-name="P43"><text:span text:style-name="T138">a</text:span></text:p>
          </text:deletion>
        </text:changed-region>
        <text:changed-region xml:id="ct94262116756240" text:id="ct94262116756240">
          <text:insertion>
            <office:change-info>
              <dc:creator>Autor desconocido</dc:creator>
              <dc:date>2023-06-26T13:35:28</dc:date>
            </office:change-info>
          </text:insertion>
        </text:changed-region>
        <text:changed-region xml:id="ct94262103712576" text:id="ct94262103712576">
          <text:deletion>
            <office:change-info>
              <dc:creator>Autor desconocido</dc:creator>
              <dc:date>2023-06-26T13:35:28</dc:date>
            </office:change-info>
            <text:p text:style-name="P43"><text:span text:style-name="T138">, mi túnica, mi hábito</text:span><text:span text:style-name="T153">, mi voz </text:span><text:span text:style-name="T159">creadora</text:span><text:span text:style-name="T153">.</text:span><text:span text:style-name="T150">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uir</text:p>
      <text:p text:style-name="P3"/>
      <text:p text:style-name="P3"/>
      <text:p text:style-name="P3"/>
      <text:p text:style-name="P3"/>
      <text:p text:style-name="P3"/>
      <text:p text:style-name="P4"><text:s/>Said the straight man to the late man</text:p>
      <text:p text:style-name="P4"><text:s text:c="102"/>Where have you been<text:span text:style-name="T308">?</text:span></text:p>
      <text:p text:style-name="P4"/>
      <text:p text:style-name="P4"><text:s text:c="102"/>I've been here and I've been there</text:p>
      <text:p text:style-name="P28"><text:span text:style-name="T298"><text:s text:c="102"/>And I've been in between<text:line-break/><text:line-break/> <text:s text:c="100"/></text:span><text:change text:change-id="ct94261935017632"/><text:change-start text:change-id="ct94262038567216"/><text:span text:style-name="T29">Fripp o el otro pinganilla?</text:span><text:change-end text:change-id="ct94262038567216"/><text:span text:style-name="T3"><text:line-break/><text:line-break/><text:line-break/></text:span></text:p>
      <text:p text:style-name="P28"><text:span text:style-name="T3"><text:line-break/></text:span><text:span text:style-name="T43"> <text:s text:c="99"/></text:span><text:span text:style-name="T46"><text:s/></text:span><text:span text:style-name="T299">Si el mismo camino que sube</text:span></text:p>
      <text:p text:style-name="P1"><text:s text:c="102"/>es el que baja</text:p>
      <text:p text:style-name="P1"><text:s text:c="102"/>lo mejor es mirarlo</text:p>
      <text:p text:style-name="P2"><text:span text:style-name="T1"><text:s text:c="102"/>inmóvil desde una ventana.</text:span><text:span text:style-name="T3"><text:line-break/><text:line-break/> <text:s text:c="101"/></text:span><text:span text:style-name="T4">Jorge Teillier</text:span></text:p>
      <text:p text:style-name="P13"/>
      <text:p text:style-name="P13"/>
      <text:p text:style-name="P13"/>
      <text:p text:style-name="P13"/>
      <text:p text:style-name="P13">la vida estaba agotada en mí, andaba con miedo a caerme.</text:p>
      <text:p text:style-name="P13"/>
      <text:p text:style-name="P5"><text:span text:style-name="T4">S</text:span><text:span text:style-name="T2">tendhal</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pan text:style-name="T2">Capitulo</text:span><text:span text:style-name="T24">:</text:span><text:span text:style-name="T2"> Martincito.</text:span></text:p>
      <text:p text:style-name="P29"><text:span text:style-name="T4">A</text:span><text:span text:style-name="T5">veces sucede que despierto demasiado al medio de la cam</text:span><text:span text:style-name="T6">a, </text:span><text:span text:style-name="T16">de donde a</text:span><text:span text:style-name="T7">ún cuelgan todavía </text:span><text:span text:style-name="T8">como gotas</text:span><text:span text:style-name="T26"> sucias</text:span><text:span text:style-name="T7"> </text:span><text:change-start text:change-id="ct94262170773920"/><text:span text:style-name="T30">las</text:span><text:change-end text:change-id="ct94262170773920"/><text:change text:change-id="ct94262171323408"/><text:change-start text:change-id="ct94262001277168"/><text:span text:style-name="T7"> ú</text:span><text:span text:style-name="T30">ltimas manchas</text:span><text:change-end text:change-id="ct94262001277168"/><text:change-start text:change-id="ct94262116691136"/><text:span text:style-name="T30"> coloridas</text:span><text:change-end text:change-id="ct94262116691136"/><text:span text:style-name="T7"> d</text:span><text:span text:style-name="T14">el </text:span><text:span text:style-name="T15">en</text:span><text:span text:style-name="T14">sueño</text:span><text:span text:style-name="T28">, </text:span><text:span text:style-name="T17">y </text:span><text:change-start text:change-id="ct94262197383056"/><text:span text:style-name="T31">en que </text:span><text:change-end text:change-id="ct94262197383056"/><text:span text:style-name="T28">los</text:span><text:span text:style-name="T9"> </text:span><text:span text:style-name="T28">húmedos bandidos </text:span><text:change text:change-id="ct94261994021200"/><text:span text:style-name="T27">siguen saliendo al </text:span><text:span text:style-name="T8">asalto</text:span><text:span text:style-name="T6"> </text:span><text:span text:style-name="T28">de </text:span><text:span text:style-name="T7">la cabeza,</text:span><text:span text:style-name="T6"> </text:span><text:span text:style-name="T8">despidiéndose</text:span><text:change text:change-id="ct94262115109888"/><text:span text:style-name="T13"> </text:span><text:span text:style-name="T25">hurras</text:span><text:span text:style-name="T28"> y </text:span><text:span text:style-name="T23">aleluyas</text:span><text:span text:style-name="T7"> </text:span><text:span text:style-name="T14">de </text:span><text:span text:style-name="T17">victorias tiernas</text:span><text:span text:style-name="T7">, a lo </text:span><text:span text:style-name="T8">el </text:span><text:span text:style-name="T7">borrando </text:span><text:span text:style-name="T8">el</text:span><text:span text:style-name="T7"> maquillaje </text:span><text:span text:style-name="T8">certero</text:span><text:span text:style-name="T7"> del desierto con su paso, </text:span><text:span text:style-name="T8">y </text:span><text:span text:style-name="T7">sin poder</text:span><text:span text:style-name="T9"> </text:span><text:span text:style-name="T7">estrecharles </text:span><text:span text:style-name="T9">apenas </text:span><text:span text:style-name="T7">la mano y cerrar con un adiós un trato, </text:span><text:span text:style-name="T17">nos dicen, casi </text:span><text:change-start text:change-id="ct94262192411040"/><text:span text:style-name="T33">riendo</text:span><text:change-end text:change-id="ct94262192411040"/><text:change text:change-id="ct94261998860384"/><text:span text:style-name="T17">,</text:span><text:span text:style-name="T9"> </text:span><text:span text:style-name="T48">«</text:span><text:span text:style-name="T280">descansa</text:span><text:span text:style-name="T48">»</text:span><text:span text:style-name="T7">.</text:span><text:span text:style-name="T6"> </text:span><text:span text:style-name="T10">De dónde </text:span><text:span text:style-name="T28">nace </text:span><text:span text:style-name="T7">tanto </text:span><text:span text:style-name="T10">apuro </text:span><text:span text:style-name="T7">para irse así </text:span><text:span text:style-name="T6">a lo lejos, </text:span><text:span text:style-name="T7">en lo duro</text:span><text:span text:style-name="T6">, </text:span><text:span text:style-name="T7">sin</text:span><text:span text:style-name="T6"> </text:span><text:span text:style-name="T7">dejarse </text:span><text:span text:style-name="T6">borrar </text:span><text:span text:style-name="T7">ni dejarse parir apenas un hijo pensamiento. </text:span><text:span text:style-name="T17">Y en el olvidó </text:span><text:span text:style-name="T18">y en el despierto</text:span><text:span text:style-name="T17">,</text:span><text:span text:style-name="T13"> </text:span><text:span text:style-name="T17">cae </text:span><text:span text:style-name="T18">del techo </text:span><text:span text:style-name="T17">la cuenta del gran interludio, el único momento capaz de </text:span><text:change text:change-id="ct94262104642272"/><text:span text:style-name="T17">ser </text:span><text:change-start text:change-id="ct94261989854736"/><text:span text:style-name="T34">quizá</text:span><text:change-end text:change-id="ct94261989854736"/><text:change text:change-id="ct94262044071488"/><text:change text:change-id="ct94262102539872"/><text:change-start text:change-id="ct94262175034672"/><text:span text:style-name="T13"> </text:span><text:change-end text:change-id="ct94262175034672"/><text:span text:style-name="T13">descanso certero y memorable, que recién recién se nos esfuma</text:span><text:change text:change-id="ct94262084635136"/><text:change-start text:change-id="ct94262126081632"/><text:span text:style-name="T36">ba</text:span><text:change-end text:change-id="ct94262126081632"/><text:span text:style-name="T13"> como </text:span><text:change text:change-id="ct94262047428128"/><text:span text:style-name="T13">mentira </text:span><text:span text:style-name="T17">padiosa </text:span><text:change-start text:change-id="ct94262115369488"/><text:span text:style-name="T35">latente </text:span><text:change-end text:change-id="ct94262115369488"/><text:span text:style-name="T17">o</text:span><text:span text:style-name="T13"> un ángel todavía con los labios abiertos. </text:span><text:span text:style-name="T44">De</text:span><text:change-start text:change-id="ct94262011341056"/><text:span text:style-name="T44"> </text:span><text:change-end text:change-id="ct94262011341056"/><text:span text:style-name="T44">nuevo </text:span><text:change text:change-id="ct94262122962432"/><text:span text:style-name="T17">el</text:span><text:span text:style-name="T13"> cuerpo </text:span><text:change text:change-id="ct94262047126624"/><text:span text:style-name="T17">que</text:span><text:span text:style-name="T13"> comprueba </text:span><text:span text:style-name="T17">riguroso, sin falta</text:span><text:span text:style-name="T13"> cada vez, cómo este ha sido y será el único vaso de agua para la sed </text:span><text:span text:style-name="T18">de</text:span><text:span text:style-name="T19">l vivir</text:span><text:span text:style-name="T13">.</text:span><text:span text:style-name="T12"> </text:span><text:span text:style-name="T13">Y </text:span><text:span text:style-name="T18">yo, </text:span><text:span text:style-name="T28">que soy </text:span><text:span text:style-name="T18">él que</text:span><text:change text:change-id="ct94262024623376"/><text:span text:style-name="T18"> contesta, cuándo </text:span><text:span text:style-name="T7">he podido</text:span><text:span text:style-name="T18"> beber </text:span><text:span text:style-name="T7">ni uno solo de todos los vasos de agua que he soñado? </text:span><text:span text:style-name="T28">C</text:span><text:span text:style-name="T7">on qué vergüenza voy a </text:span><text:span text:style-name="T18">prestarme</text:span><text:change text:change-id="ct94262129074064"/><text:span text:style-name="T18"> </text:span><text:change-start text:change-id="ct94262042598640"/><text:span text:style-name="T37">ahora</text:span><text:change-end text:change-id="ct94262042598640"/><text:change-start text:change-id="ct94262095745312"/><text:span text:style-name="T37"> </text:span><text:change-end text:change-id="ct94262095745312"/><text:span text:style-name="T10">al reino </text:span><text:span text:style-name="T7">de</text:span><text:span text:style-name="T6"> esta luz, con sus constelaciones de polvo </text:span><text:span text:style-name="T9">y</text:span><text:span text:style-name="T7"> </text:span><text:span text:style-name="T20">sus </text:span><text:span text:style-name="T7">brillos habitantes</text:span><text:span text:style-name="T28">?</text:span><text:span text:style-name="T6"> </text:span><text:span text:style-name="T7">No </text:span><text:span text:style-name="T9">he traído conmigo </text:span><text:span text:style-name="T13">ni un solo </text:span><text:span text:style-name="T7">regalo de la noche.</text:span><text:change-start text:change-id="ct94262115374160"/><text:span text:style-name="T7"> <text:s/></text:span><text:span text:style-name="T302">La vaina esa extraña de premonicion raconttt???</text:span><text:change-end text:change-id="ct94262115374160"/></text:p>
      <text:p text:style-name="P30"><text:span text:style-name="T7">N</text:span><text:span text:style-name="T10">o he terminado </text:span><text:span text:style-name="T14">aún </text:span><text:span text:style-name="T10">de ahuyentar al ojo que habita en la cabeza del ojo que es en la mano </text:span><text:span text:style-name="T14">y en</text:span><text:span text:style-name="T11"> el pie</text:span><text:span text:style-name="T10">, y </text:span><text:span text:style-name="T28">ahí </text:span><text:span text:style-name="T10">veo al frente</text:span><text:span text:style-name="T28">, todavía</text:span><text:span text:style-name="T10"> </text:span><text:span text:style-name="T11">en </text:span><text:span text:style-name="T21">el suelo,</text:span><text:span text:style-name="T10"> </text:span><text:span text:style-name="T22">cual </text:span><text:span text:style-name="T10">silueta de un cuadro pintado encima de otro, los oasis templando en los armarios y</text:span><text:span text:style-name="T28"> tramando el trabado final de la </text:span><text:span text:style-name="T10">puerta, </text:span><text:span text:style-name="T11">y </text:span><text:span text:style-name="T10">a lo que </text:span><text:span text:style-name="T28">solo </text:span><text:span text:style-name="T10">uno de mis ojos, </text:span><text:span text:style-name="T11">el de las manos quizá,</text:span><text:span text:style-name="T10"> di</text:span><text:span text:style-name="T11">ga</text:span><text:span text:style-name="T10"> </text:span><text:span text:style-name="T48">«</text:span><text:span text:style-name="T49">veo</text:span><text:span text:style-name="T48">», </text:span><text:span text:style-name="T50">el otro, bufón, del pie, le contesta </text:span><text:span text:style-name="T48">«</text:span><text:span text:style-name="T50">veo veo, </text:span><text:span text:style-name="T162">por aquí </text:span><text:span text:style-name="T50">también</text:span><text:span text:style-name="T162"> se ve</text:span><text:span text:style-name="T48">», </text:span><text:span text:style-name="T50">y yo, </text:span><text:span text:style-name="T162">ahora </text:span><text:span text:style-name="T50">entremedio, tengo dos puertas delante y donde levanto una mano veo dos.</text:span></text:p>
      <text:p text:style-name="P19"/>
      <text:p text:style-name="P10"><text:span text:style-name="T47">Muy a menudo para mi gusto se despierta en este país con un calcetín </text:span><text:span text:style-name="T162">en precipicio</text:span><text:span text:style-name="T47"> </text:span><text:span text:style-name="T162">a </text:span><text:span text:style-name="T47">los pies, y los dedos </text:span><text:span text:style-name="T52">dale que </text:span><text:span text:style-name="T162">dale que </text:span><text:span text:style-name="T47">auxilio</text:span><text:span text:style-name="T52"> </text:span><text:span text:style-name="T64">que </text:span><text:span text:style-name="T47">auxilio, agitando </text:span><text:span text:style-name="T57">el vació</text:span><text:span text:style-name="T162"> elástico de la tela</text:span><text:span text:style-name="T47"> como almas rogando por clemencia en </text:span><text:span text:style-name="T162">el fuego infernal</text:span><text:span text:style-name="T47">, estirando aire dedos y clarin, </text:span><text:span text:style-name="T53">en el lamento mismo </text:span><text:span text:style-name="T47">de la mañana contra el invierno. </text:span></text:p>
      <text:p text:style-name="P10"><text:span text:style-name="T162">Y d</text:span><text:span text:style-name="T47">el hondo talón nace una grieta en lo p</text:span><text:span text:style-name="T51">rofundo y como un solo canto viene </text:span><text:span text:style-name="T54">un río</text:span><text:span text:style-name="T162">,</text:span><text:span text:style-name="T54"> </text:span><text:span text:style-name="T58">en pena</text:span><text:span text:style-name="T51"> </text:span><text:span text:style-name="T58">enfila</text:span><text:span text:style-name="T61">n</text:span><text:span text:style-name="T58">do á</text:span><text:span text:style-name="T61">la</text:span><text:span text:style-name="T54"> </text:span><text:span text:style-name="T51">antorcha, certer</text:span><text:span text:style-name="T54">o</text:span><text:span text:style-name="T51"> en </text:span><text:span text:style-name="T47">venganza </text:span><text:span text:style-name="T51">y certer</text:span><text:span text:style-name="T54">o</text:span><text:span text:style-name="T51"> en </text:span><text:span text:style-name="T79">sed </text:span><text:span text:style-name="T162">de asesinar</text:span><text:span text:style-name="T47">, </text:span><text:span text:style-name="T51">estirando el espacio </text:span><text:span text:style-name="T62">que naufraga y se ahoga con las uñas a flote</text:span><text:span text:style-name="T51">, solo </text:span><text:span text:style-name="T55">permisos</text:span><text:span text:style-name="T51">, bolsas mortuorias que son pensamiento, </text:span><text:span text:style-name="T62">o mero hilo. </text:span><text:span text:style-name="T65">C</text:span><text:span text:style-name="T62">ierto</text:span><text:span text:style-name="T51"> </text:span><text:span text:style-name="T162">solo el calcetín.</text:span><text:span text:style-name="T51"> </text:span><text:span text:style-name="T162">sin </text:span><text:span text:style-name="T56">dedo</text:span><text:span text:style-name="T59">s</text:span><text:span text:style-name="T56"> solo fibra. </text:span><text:span text:style-name="T62">C</text:span><text:span text:style-name="T60">rispa </text:span><text:span text:style-name="T63">a</text:span><text:span text:style-name="T65">úlla</text:span><text:span text:style-name="T60"> </text:span><text:span text:style-name="T63">desgarra</text:span><text:span text:style-name="T62"> o baila</text:span><text:span text:style-name="T60">, pero </text:span><text:span text:style-name="T62">todo </text:span><text:span text:style-name="T60">fibra, </text:span><text:span text:style-name="T62">d</text:span><text:span text:style-name="T60">edo nada.</text:span></text:p>
      <text:p text:style-name="P15"/>
      <text:p text:style-name="P8"><text:span text:style-name="T281">Aveces sucede que despierto</text:span><text:span text:style-name="T66"> </text:span><text:span text:style-name="T68">y </text:span><text:span text:style-name="T70">es</text:span><text:span text:style-name="T69"> mi pieza</text:span><text:span text:style-name="T68">. No </text:span><text:span text:style-name="T70">todo es </text:span><text:span text:style-name="T68">siempre igual; </text:span><text:span text:style-name="T71">O</text:span><text:span text:style-name="T68">tras son las que despierto y me avasalla la necesidad </text:span><text:span text:style-name="T70">urgente de sondear</text:span><text:span text:style-name="T68"> las paredes con la mirada, </text:span><text:span text:style-name="T72">derrotada </text:span><text:span text:style-name="T163">y sorda</text:span><text:span text:style-name="T68">, como </text:span><text:span text:style-name="T163">extender </text:span><text:span text:style-name="T68">los brazos a oscuras, </text:span><text:span text:style-name="T70">y </text:span><text:span text:style-name="T68">palpar la profundidad d</text:span><text:span text:style-name="T70">e la</text:span><text:span text:style-name="T68"> noche </text:span><text:span text:style-name="T70">que se abraza en los centímetros</text:span><text:span text:style-name="T163">,</text:span><text:span text:style-name="T70"> indecifrables como hipotenusas, para</text:span><text:span text:style-name="T68"> </text:span><text:span text:style-name="T70">reconocer que textura es esta </text:span><text:span text:style-name="T163">o</text:span><text:span text:style-name="T70"> aquella y cuales son los ángulos que terminan </text:span><text:span text:style-name="T163">en este</text:span><text:span text:style-name="T70"> lugar en que ahora despierto. Que manía </text:span><text:span text:style-name="T163">la</text:span><text:span text:style-name="T70"> de despertar siempre bajo techo. Si yo fuera un lobo o una gacela, me ocurriría tal cual como </text:span><text:span text:style-name="T163">la</text:span><text:span text:style-name="T70"> gracia natural,</text:span><text:span text:style-name="T163"> sin prisa, al abrir </text:span><text:span text:style-name="T70">los ojos</text:span><text:span text:style-name="T163">, que</text:span><text:span text:style-name="T70"> </text:span><text:span text:style-name="T163">delante este </text:span><text:span text:style-name="T70">desnuda la intemperie, el cielo abierto y las campanas que se abren estallando </text:span><text:span text:style-name="T163">cuando el pétalo es al rocío</text:span><text:span text:style-name="T70"> </text:span><text:span text:style-name="T163">y el </text:span><text:span text:style-name="T70">pasto a la tierra</text:span><text:span text:style-name="T163">, caer como la gota que funda una ciudad, lo que es el </text:span><text:span text:style-name="T70">techo</text:span><text:span text:style-name="T163"> a </text:span><text:span text:style-name="T70">mi</text:span><text:span text:style-name="T163">, dando la vuelta</text:span><text:span text:style-name="T70">.</text:span></text:p>
      <text:p text:style-name="P11"><text:span text:style-name="T163">Y s</text:span><text:span text:style-name="T70">i me pasa que despierto y es mi casa, o al menos lo </text:span><text:span text:style-name="T163">único</text:span><text:span text:style-name="T70"> cierto; mi pieza. Y </text:span><text:span text:style-name="T73">llega </text:span><text:span text:style-name="T70">con </text:span><text:span text:style-name="T73">las alturas del armario, a través </text:span><text:span text:style-name="T164">de</text:span><text:span text:style-name="T73"> las cortinas, como vasos suspendidos, una caricia a mi oreja, que me recuerda mi nombre, </text:span><text:span text:style-name="T165">de</text:span><text:span text:style-name="T166"> modo </text:span><text:span text:style-name="T165">que</text:span><text:span text:style-name="T164"> </text:span><text:span text:style-name="T73">solo es posible </text:span><text:span text:style-name="T166">que me vuelva</text:span><text:span text:style-name="T165"> </text:span><text:span text:style-name="T73">a dormir</text:span><text:span text:style-name="T166">, </text:span><text:span text:style-name="T287">y</text:span><text:span text:style-name="T166"> </text:span><text:span text:style-name="T287">e</text:span><text:span text:style-name="T285">ntonces</text:span><text:span text:style-name="T286"> sucede</text:span><text:span text:style-name="T285"> </text:span><text:span text:style-name="T282">que me duermo.</text:span></text:p>
      <text:p text:style-name="P23"><text:s/></text:p>
      <text:p text:style-name="P9"><text:span text:style-name="T73">Tantas otra</text:span><text:span text:style-name="T166">s veces,</text:span><text:span text:style-name="T287"> no sucede,</text:span><text:span text:style-name="T166"> y</text:span><text:span text:style-name="T73"> me </text:span><text:span text:style-name="T166">impide </text:span><text:span text:style-name="T73">la continuidad </text:span><text:span text:style-name="T166">invaluable</text:span><text:span text:style-name="T73"> del sueño, el pensamiento</text:span><text:span text:style-name="T166"> o</text:span><text:span text:style-name="T73"> siquiera el murmullo</text:span><text:span text:style-name="T166">, la creencia,</text:span><text:span text:style-name="T73"> de escuchar mi nombre entre lo que no distingo si son </text:span><text:span text:style-name="T74">pájaros</text:span><text:span text:style-name="T73"> cantando, la música </text:span><text:span text:style-name="T74">tras las puertas de la radio, o mi madre que atenta con abrir la ventana de mi cuerpo con un puñal de oficios y </text:span><text:span text:style-name="T75">catástrofes</text:span><text:span text:style-name="T167">, o </text:span><text:span text:style-name="T288">solo sus pasos.</text:span><text:span text:style-name="T289"> </text:span><text:span text:style-name="T75">Y mi nombre mismo me interrumpe, y no entran sino los duelos de la vecinería, que yo siempre imagino tan sola como yo en su fuego fatuo, tan sumida en la espera de palabras o de luces, de un meteorito que ilumine la ventana</text:span><text:span text:style-name="T67">. </text:span><text:span text:style-name="T75">Tal </text:span><text:span text:style-name="T168">es la </text:span><text:soft-page-break/><text:span text:style-name="T75">desilusión </text:span><text:span text:style-name="T168">que </text:span><text:span text:style-name="T75">cava en tumba al escuchar los primeros gritos de las madres </text:span><text:span text:style-name="T77">a sus hijos que van a llegar tarde</text:span><text:span text:style-name="T75">, los motores de los autos, de las puertas que se abren y las gentes que caminan, que salen a combatir un día que solo pide clemencia, armados de trabajo y responsabilidad, palabras que yo aún no termino de entender, a la mirada fija y fiera que los encamina hacia adelante. Y lo mismo me hieren los ladridos como la flor en la mano que trae mi madre, </text:span><text:span text:style-name="T169">aparecida con forma de</text:span><text:span text:style-name="T75"> </text:span><text:span text:style-name="T169">otrora</text:span><text:span text:style-name="T170"> foto</text:span><text:span text:style-name="T75">, en </text:span><text:span text:style-name="T171">la </text:span><text:span text:style-name="T75">que aún entraba luz </text:span><text:span text:style-name="T172">a</text:span><text:span text:style-name="T196"> </text:span><text:span text:style-name="T172">traves de</text:span><text:span text:style-name="T171"> </text:span><text:span text:style-name="T75">las hojas y los ojos aún no aprendían a mirar, </text:span><text:span text:style-name="T76">a conservar como una linea una silueta y entrar consigo al color</text:span><text:span text:style-name="T172">.</text:span><text:span text:style-name="T76"> </text:span><text:span text:style-name="T172">T</text:span><text:span text:style-name="T75">ampoco estaban lavados </text:span><text:span text:style-name="T172">aún </text:span><text:span text:style-name="T75">por las desilusiones </text:span><text:span text:style-name="T76">del tiempo </text:span><text:span text:style-name="T172">que llora a fragmentos</text:span><text:span text:style-name="T76">. Y como un río</text:span><text:span text:style-name="T173">,</text:span><text:span text:style-name="T76"> una avalancha, se apilan en las semanas los puñales, la</text:span><text:span text:style-name="T77">s citas al doctor, las obligaciones con </text:span><text:span text:style-name="T173">el pa</text:span><text:span text:style-name="T77">dre y sus años terrestres, la familia ignota que viene de visita y a los que les debemos respeto, los amigos que sacuden como platillos los timbres, y nada deja de zumbar en el tiempo, exigiendo una interrupción de </text:span><text:span text:style-name="T197">los</text:span><text:span text:style-name="T77"> días lentos</text:span><text:span text:style-name="T197">, casi </text:span><text:span text:style-name="T77">fecundos</text:span><text:span text:style-name="T197"> al pero infertiles</text:span><text:change text:change-id="ct94262038501328"/><text:span text:style-name="T77">. De salir y traer y llevar, de cuidar, querer o visitar, y </text:span><text:span text:style-name="T175">además de </text:span><text:span text:style-name="T77">la propia indecisión del animo</text:span><text:change-start text:change-id="ct94262038543680"/><text:span text:style-name="T197"> y </text:span><text:change-end text:change-id="ct94262038543680"/><text:change text:change-id="ct94261931071344"/><text:span text:style-name="T175">la incapacidad de negarse</text:span><text:span text:style-name="T77">.</text:span><text:span text:style-name="T175"> Porque a ojos ajenos parezco yo tan disponible, que la idea a mi mismo parece aveces convencerme de que lo estoy, y que mi deber con las hojas y la luz no tiene ni prioridad ni remedio, ni prisa ni descanso, porque no ocurre más que como idea</text:span><text:span text:style-name="T176">, invisible para los muertos que nos siguen mirando desde el más allá</text:span><text:span text:style-name="T175">, </text:span><text:span text:style-name="T176">como la esperada tregua </text:span><text:span text:style-name="T175">infatigable</text:span><text:span text:style-name="T177">,</text:span><text:span text:style-name="T176"> de desertor </text:span><text:span text:style-name="T175">permanente.</text:span><text:change-start text:change-id="ct94261931494928"/><text:span text:style-name="T353"> </text:span><text:change-end text:change-id="ct94261931494928"/></text:p>
      <text:p text:style-name="P12"><text:span text:style-name="T77">Así se hace terrible y crece gigante y doloroso el titan que </text:span><text:span text:style-name="T178">hace sumas con el hierro de los trenes y los edificios</text:span><text:span text:style-name="T77"> </text:span><text:span text:style-name="T178">que coloca </text:span><text:span text:style-name="T77">en mi interior,</text:span><text:span text:style-name="T178"> en</text:span><text:span text:style-name="T77"> cada palma y mano, hasta </text:span><text:span text:style-name="T178">en los </text:span><text:span text:style-name="T77">brazo</text:span><text:span text:style-name="T178">s</text:span><text:span text:style-name="T77"> y las piernas que por dentro </text:span><text:span text:style-name="T83">mío</text:span><text:span text:style-name="T77"> controla y apuntala. </text:span><text:span text:style-name="T178">Lleno entero de grietas</text:span><text:span text:style-name="T77"> pequeñas </text:span><text:change text:change-id="ct94261994481632"/><text:change-start text:change-id="ct94261994482064"/><text:span text:style-name="T198">que más que durar a lo largo, duran </text:span><text:change-end text:change-id="ct94261994482064"/><text:change-start text:change-id="ct94261994482304"/><text:span text:style-name="T200">a lo</text:span><text:change-end text:change-id="ct94261994482304"/><text:span text:style-name="T77"> días</text:span><text:change text:change-id="ct94261994607920"/><text:span text:style-name="T178">, </text:span><text:change-start text:change-id="ct94261994608160"/><text:span text:style-name="T199">respirando como corrientes bajo el océano, que</text:span><text:change-end text:change-id="ct94261994608160"/><text:change text:change-id="ct94261994608400"/><text:change text:change-id="ct94261994608640"/><text:span text:style-name="T178"> vuelven </text:span><text:change-start text:change-id="ct94261994608880"/><text:span text:style-name="T199">a </text:span><text:change-end text:change-id="ct94261994608880"/><text:change text:change-id="ct94261994609120"/><text:span text:style-name="T178">sonar como un gong</text:span><text:change-start text:change-id="ct94261994609360"/><text:span text:style-name="T201"> y se abren</text:span><text:change-end text:change-id="ct94261994609360"/><text:change text:change-id="ct94261994609600"/><text:change text:change-id="ct94261994609840"/><text:change text:change-id="ct94261994610080"/><text:change-start text:change-id="ct94261994610320"/><text:span text:style-name="T201"> </text:span><text:change-end text:change-id="ct94261994610320"/><text:span text:style-name="T178">tan solo</text:span><text:change text:change-id="ct94261994610560"/><text:change-start text:change-id="ct94261994610800"/><text:span text:style-name="T201"> con ver salir del hondo una burbuja, y</text:span><text:change-end text:change-id="ct94261994610800"/><text:span text:style-name="T178"> </text:span><text:change-start text:change-id="ct94261994611040"/><text:span text:style-name="T201">lo que un sueño hace vibrar el </text:span><text:change-end text:change-id="ct94261994611040"/><text:change text:change-id="ct94261994611280"/><text:span text:style-name="T178">bigote de </text:span><text:change-start text:change-id="ct94261994619392"/><text:span text:style-name="T201">un felino, en nosotros truena y tiembla</text:span><text:change-end text:change-id="ct94261994619392"/><text:change text:change-id="ct94261994468640"/><text:span text:style-name="T178">, </text:span><text:change-start text:change-id="ct94261994567776"/><text:span text:style-name="T201">dejando </text:span><text:change-end text:change-id="ct94261994567776"/><text:change text:change-id="ct94261994566368"/><text:span text:style-name="T178">respirar </text:span><text:change-start text:change-id="ct94261994565104"/><text:span text:style-name="T201">sin fin </text:span><text:change-end text:change-id="ct94261994565104"/><text:span text:style-name="T178">lo que mana debajo del glaciar, un aire gélido y terrible que busca el sol como una luna. Y</text:span><text:span text:style-name="T77"> </text:span><text:span text:style-name="T178">tan difícil se hace servir</text:span><text:change text:change-id="ct94261994588352"/><text:span text:style-name="T178"> el plato cocinado, traer de </text:span><text:span text:style-name="T80">vuelta </text:span><text:span text:style-name="T178">e</text:span><text:span text:style-name="T80">l apetito con el aroma de los </text:span><text:span text:style-name="T77">pasto</text:span><text:span text:style-name="T80">s</text:span><text:change-start text:change-id="ct94261994544608"/><text:span text:style-name="T202"> o</text:span><text:change-end text:change-id="ct94261994544608"/><text:span text:style-name="T80"> </text:span><text:span text:style-name="T178">las letras que desfilan por delante de las cosas o mis ojos, ya sin deferencias ni saludos mínimos, los más elegantes, de levantar o bajar la cornisa de la gorra, y se confunde el libro con mi vida y tanto como decirte que hoy hubiera deseado no salir para pasar la noche cociendo </text:span><text:span text:style-name="T80">a mano </text:span><text:span text:style-name="T178">estas </text:span><text:span text:style-name="T78">heridas</text:span><text:span text:style-name="T178"> graves</text:span><text:span text:style-name="T78"> de </text:span><text:span text:style-name="T178">nieve </text:span><text:span text:style-name="T78">en estruendo. </text:span><text:change-start text:change-id="ct94261994470784"/></text:p>
      <text:p text:style-name="P12"><text:span text:style-name="T202">Q</text:span><text:change-end text:change-id="ct94261994470784"/><text:change text:change-id="ct94261994647904"/><text:span text:style-name="T179">u</text:span><text:change-start text:change-id="ct94261994542240"/><text:span text:style-name="T179">é</text:span><text:change-end text:change-id="ct94261994542240"/><text:change text:change-id="ct94261994529744"/><text:span text:style-name="T179"> maneras son estas de</text:span><text:span text:style-name="T78"> aferrarme a las enredaderas llenas de flores, </text:span><text:span text:style-name="T179">tumbado </text:span><text:span text:style-name="T78">por horas a ejercitar la memoria </text:span><text:span text:style-name="T290">en</text:span><text:span text:style-name="T291"> </text:span><text:span text:style-name="T292">el mismo </text:span><text:span text:style-name="T293">pasto</text:span><text:span text:style-name="T80">, o su ausencia, que </text:span><text:span text:style-name="T81">me viene</text:span><text:span text:style-name="T84"> </text:span><text:span text:style-name="T80">aguantando </text:span><text:span text:style-name="T90">hace </text:span><text:span text:style-name="T80">años</text:span><text:span text:style-name="T179">, cortado y vuelto a crecer tantas veces que podría contar las generaciones y hacer nota de los hijos ilustres y las mezclas de apellidos en cada </text:span><text:span text:style-name="T180">puñado verde, como si el ovillo del jardín guardara en un cajón cada cruce y maleza</text:span><text:change-start text:change-id="ct94261994555792"/><text:span text:style-name="T203">,</text:span><text:change-end text:change-id="ct94261994555792"/><text:span text:style-name="T180"> en la sangre del suelo</text:span><text:span text:style-name="T80">. </text:span><text:span text:style-name="T294">Aquí </text:span><text:span text:style-name="T295">mismo</text:span><text:span text:style-name="T181"> </text:span><text:span text:style-name="T91">e</text:span><text:span text:style-name="T88">ncima de donde antes estuvo el estanque </text:span><text:span text:style-name="T181">partido </text:span><text:span text:style-name="T88">de carpas y lotos que fueron a parar a una buqueta </text:span><text:change-start text:change-id="ct94261994534720"/><text:span text:style-name="T203">que aguanto por años en</text:span><text:change-end text:change-id="ct94261994534720"/><text:change text:change-id="ct94261994491760"/><text:span text:style-name="T88"> la esquina de los muros, donde no hicieron otra cosa que secarse y recordar otro tiempo en que sus raíces cortaban la piedra</text:span><text:span text:style-name="T181">,</text:span><text:span text:style-name="T88"> y sus </text:span><text:span text:style-name="T89">hojas, paraguas de la lluvia en </text:span><text:change-start text:change-id="ct94261994482704"/><text:span text:style-name="T207">su </text:span><text:change-end text:change-id="ct94261994482704"/><text:change-start text:change-id="ct94261994595792"/><text:span text:style-name="T204">contra de otra agua</text:span><text:change-end text:change-id="ct94261994595792"/><text:change text:change-id="ct94261994645824"/><text:span text:style-name="T89">, </text:span><text:change-start text:change-id="ct94261994645344"/><text:span text:style-name="T205">en que </text:span><text:change-end text:change-id="ct94261994645344"/><text:span text:style-name="T89">se amontonaba</text:span><text:change text:change-id="ct94261994483984"/><text:change-start text:change-id="ct94261994476736"/><text:span text:style-name="T206">n</text:span><text:span text:style-name="T207"> familias enteras</text:span><text:span text:style-name="T206"> </text:span><text:change-end text:change-id="ct94261994476736"/><text:change text:change-id="ct94261994496144"/><text:span text:style-name="T89">al ritmo de </text:span><text:change-start text:change-id="ct94261994647152"/><text:span text:style-name="T207">una </text:span><text:change-end text:change-id="ct94261994647152"/><text:change text:change-id="ct94261994525824"/><text:span text:style-name="T89">civilización</text:span><text:change-start text:change-id="ct94261994614576"/><text:span text:style-name="T207"> propia del germen feliz</text:span><text:change-end text:change-id="ct94261994614576"/><text:span text:style-name="T181">,</text:span><text:span text:style-name="T89"> </text:span><text:span text:style-name="T92">en que</text:span><text:span text:style-name="T89"> </text:span><text:span text:style-name="T181">como </text:span><text:span text:style-name="T89">calles </text:span><text:span text:style-name="T181">amoldaban </text:span><text:span text:style-name="T89">sus islas </text:span><text:span text:style-name="T92">de </text:span><text:change-start text:change-id="ct94261994473984"/><text:span text:style-name="T208">ideas </text:span><text:change-end text:change-id="ct94261994473984"/><text:span text:style-name="T89">oasis</text:span><text:span text:style-name="T182">, a</text:span><text:span text:style-name="T89"> donde iban </text:span><text:span text:style-name="T182">a boquear </text:span><text:span text:style-name="T89">las carpas sus vacaciones respiratorias. </text:span></text:p>
      <text:p text:style-name="P31"><text:span text:style-name="T47">Yace ahora ya el otoño. </text:span><text:span text:style-name="T81">S</text:span><text:span text:style-name="T47">u llegada</text:span><text:span text:style-name="T81"> palpita</text:span><text:span text:style-name="T183">nte desconoce</text:span><text:change text:change-id="ct94261994557104"/><text:span text:style-name="T81"> </text:span><text:span text:style-name="T47">calendario</text:span><text:change-start text:change-id="ct94261994501616"/><text:span text:style-name="T209">s</text:span><text:change-end text:change-id="ct94261994501616"/><text:span text:style-name="T47">; por </text:span><text:span text:style-name="T81">entre el </text:span><text:span text:style-name="T47">descuido de las horas </text:span><text:span text:style-name="T81">tantas, </text:span><text:span text:style-name="T47">y los días </text:span><text:span text:style-name="T85">de orquesta </text:span><text:span text:style-name="T47">en que comienzan a caer las primeras hojas </text:span><text:span text:style-name="T185">sin pausa </text:span><text:span text:style-name="T47">de mi arce</text:span><text:change-start text:change-id="ct94261994592848"/><text:span text:style-name="T210">, que solo años en lo mismo me viene a decir que no es arce al fin y al cabo, sino </text:span><text:change-end text:change-id="ct94261994592848"/><text:change-start text:change-id="ct94261994593488"/><text:span text:style-name="T210">un liquidámbar, pero que para mi siempre arce.</text:span><text:change-end text:change-id="ct94261994593488"/><text:change text:change-id="ct94261994601456"/><text:span text:style-name="T47"> </text:span><text:span text:style-name="T85">N</text:span><text:span text:style-name="T47">o soy yo quien se da cuenta</text:span><text:change-start text:change-id="ct94261994601696"/><text:span text:style-name="T210"> del otoño</text:span><text:change-end text:change-id="ct94261994601696"/><text:span text:style-name="T47">, sino la bestia dormida a mi lado, que </text:span><text:span text:style-name="T81">abre al saludo </text:span><text:span text:style-name="T47">un</text:span><text:span text:style-name="T81">o </text:span><text:span text:style-name="T47">de sus </text:span><text:span text:style-name="T81">dos sombreros </text:span><text:span text:style-name="T47">y las mira caer con descuido. </text:span><text:change-start text:change-id="ct94261994570320"/></text:p>
      <text:p text:style-name="P34"><text:change-end text:change-id="ct94261994570320"/><text:span text:style-name="T47">Al poco una alfombra </text:span><text:change-start text:change-id="ct94261994616912"/><text:span text:style-name="T211">de hojas </text:span><text:change-end text:change-id="ct94261994616912"/><text:span text:style-name="T47">se aguinalda, </text:span><text:change-start text:change-id="ct94261994353776"/><text:span text:style-name="T354">y de mi manta no hace exclusión su caída</text:span><text:change-end text:change-id="ct94261994353776"/><text:span text:style-name="T270">,</text:span><text:span text:style-name="T47"> </text:span><text:span text:style-name="T186">como </text:span><text:span text:style-name="T47">pormenores entre la voz y el retardo de</text:span><text:change-start text:change-id="ct94261994532576"/><text:span text:style-name="T211">l</text:span><text:change-end text:change-id="ct94261994532576"/><text:change text:change-id="ct94261994497200"/><text:span text:style-name="T47"> eco</text:span><text:change-start text:change-id="ct94261990860080"/><text:span text:style-name="T272">.</text:span><text:change-end text:change-id="ct94261990860080"/><text:change text:change-id="ct94261994503168"/><text:change-start text:change-id="ct94261994599792"/><text:span text:style-name="T271"> <text:s/></text:span></text:p>
      <text:p text:style-name="P34"><text:span text:style-name="T355">El pensamiento </text:span><text:span text:style-name="T356">confundido</text:span><text:span text:style-name="T355"> como una cosa más entre las cosas, una hebra de una liana de una red, toda partícula tendida con </text:span><text:span text:style-name="T356">sus </text:span><text:span text:style-name="T355">fines expresos; formando la disposición general entre las hojas </text:span><text:span text:style-name="T356">y </text:span><text:span text:style-name="T355">el resto de</text:span><text:span text:style-name="T356">l</text:span><text:span text:style-name="T355"> paisaje morado. </text:span><text:change-end text:change-id="ct94261994599792"/><text:change-start text:change-id="ct94261989672880"/><text:span text:style-name="T356">Por los</text:span><text:change-end text:change-id="ct94261989672880"/><text:change-start text:change-id="ct94262109004304"/><text:span text:style-name="T356"> restos de hoja partidos que van acurrucándose encima mio, colgando de la </text:span><text:soft-page-break/><text:span text:style-name="T356">respiración que es visual, la única entera, </text:span><text:change-end text:change-id="ct94262109004304"/><text:change-start text:change-id="ct94262102743280"/><text:span text:style-name="T356">y entre los ojos y el aire, como sedi</text:span><text:change-end text:change-id="ct94262102743280"/><text:change-start text:change-id="ct94262122610848"/><text:span text:style-name="T356">mentos acumulados, hojas. Y alrededor todavía los helechos trapando las paredes rosa, conquistando de a poco cada centímetro desnudo, con su a</text:span><text:change-end text:change-id="ct94262122610848"/><text:change-start text:change-id="ct94262122882224"/><text:span text:style-name="T356">brigo de hojas secas y troncos arrugados y con los mismos pelos que le siguen creciendo a los muertos después de la muerte. Creciendo como una alfombra vertical, nido de ratas pájaros y polvo. Si antes </text:span><text:span text:style-name="T358">yo </text:span><text:span text:style-name="T356">pasaba caminando en busca de tomar la última pizca de sol que se escapa de la sombra del techo y las murallas, albergado </text:span><text:span text:style-name="T359">ahora </text:span><text:span text:style-name="T356">como las pinturas detrás del trono, </text:span><text:span text:style-name="T359">sobre </text:span><text:span text:style-name="T356">mi cubo de cemento que recubre el único punto en donde las tuberías del agua o del gas salen a la superficie, como una burbuja de chocolate caliente al cocerse </text:span><text:span text:style-name="T359">recién </text:span><text:span text:style-name="T356">la maicena, </text:span><text:span text:style-name="T357">feliz la olla que sueña que porfin se ha endurecido tanto, que ha crecido </text:span><text:span text:style-name="T359">tanto </text:span><text:span text:style-name="T357">como </text:span><text:span text:style-name="T359">ser de </text:span><text:span text:style-name="T357">olla, que es capaz de contener la lava, </text:span><text:span text:style-name="T360">ilusión entre sustancias espesas,</text:span><text:span text:style-name="T357"> única capaz de </text:span><text:span text:style-name="T360">bup </text:span><text:span text:style-name="T357">burbujas densas b</text:span><text:span text:style-name="T360">lup</text:span><text:span text:style-name="T357">. Y moroso en el suelo, confiado </text:span><text:span text:style-name="T361">en e</text:span><text:span text:style-name="T357">l frío que </text:span><text:span text:style-name="T361">para la mente </text:span><text:span text:style-name="T357">proviene de la espalda, </text:span><text:span text:style-name="T361">pero nos convence de ser </text:span><text:span text:style-name="T357">el primer aliento que </text:span><text:span text:style-name="T361">se siente</text:span><text:span text:style-name="T357"> justo antes del primer beso</text:span><text:change-end text:change-id="ct94262122882224"/><text:change-start text:change-id="ct94262123059184"/><text:span text:style-name="T356">, </text:span><text:span text:style-name="T357">pero </text:span><text:span text:style-name="T361">el primer beso </text:span><text:span text:style-name="T357">de la tierra, la </text:span><text:span text:style-name="T361">honda </text:span><text:span text:style-name="T357">y grande que no cabe dentro de un abrazo, insondable en imágenes hasta para el más astuto de entre </text:span><text:change-end text:change-id="ct94262123059184"/><text:change-start text:change-id="ct94262111144336"/><text:span text:style-name="T357">los granjeros del sueño. Y soy </text:span><text:span text:style-name="T362">así </text:span><text:span text:style-name="T357">formando </text:span><text:change-end text:change-id="ct94262111144336"/><text:change-start text:change-id="ct94262109911936"/><text:span text:style-name="T355">parte de la trampa. </text:span><text:span text:style-name="T357">P</text:span><text:span text:style-name="T356">orque cuando las hojas se amontonan, una trampa siempre hay debajo, un gran roc</text:span><text:span text:style-name="T362">ón invertido, con la boca abierta, esperando a tragar con su lengua, más hondo por la traquea y el esofago de la tierra, una aguja tótem hacia adentro, buscando rascar las cosquillas del estomago por dentro, que pide el núcleo con su bandera blanca atormentado, entre</text:span><text:span text:style-name="T363">medio de </text:span><text:span text:style-name="T362">olas tectónicas imperceptibles en su ojal, fríos miedos en su punta</text:span><text:span text:style-name="T356"> </text:span><text:span text:style-name="T362">de la quiebra, del palo que se pisa </text:span><text:span text:style-name="T363">escualidera en trueno</text:span><text:span text:style-name="T362"> en toda cuadra a la redonda de la comunidad conjuta de oídos </text:span><text:span text:style-name="T363">que</text:span><text:span text:style-name="T362"> suman su retorno. </text:span><text:span text:style-name="T363">Y si debajo de la alfombra inofensiva no hay una prisión oscura, es inevitablemente su función a la inversa. Que del caer se hace un suspenso, un subito subir y quedar nadando entre redes con las piernas y los brazos cruzando las cuadriculas del dimensionado. Cuanto fraile en otra época, con su garrafa y su tamaño, aire y materia acumulada en superficie de esfero concreto, pasando en la arboleda no vio más que camino y su burrera en el paso la bandida levanto apesar de los gemidos, tirando un peso muerto desdel alto, toma trampa toma presa toma red, y su cráneo esbelto perfecto para darle una lustrada, con la lengua diría la mala educación, más el caballero con un paño, de cariño, pura apreciación estima fiel, flotando entre insultos, revolviendose como un espejo en el mar, alegando que él sin dinero, que ya no se puede recorrer sin guardia, que el obispo los tiene abandonados, y la risa jocosa (otra manera de decir ‘más hermosa imposible’) del viril primero, no puede sino enojarlo un poco más. Debajo de las hojas siempre hay una trampa. Un gran hoyo negro en que caer a pensar, forzado por la insuficiencia de la prisa, a pensar en la primera novia, en el tiempo que ha pasado hasta caer, por infortunio, en el dilema, no del propio, sino a que hora llegaran sus capturadores, ironicamente, a liberarlo. Ninguna trampa de este estilo tiene el cazador su mira puesta, cual el verdadero no la instala y se sienta a esperar a los conejos. De la red es otra cosa, una operación de espera y atino es en marcha la que ahí sucede. Si debajo de las hojas siempre hay una trampa, también puede ser una que caer sea hacia el cielo, y una red como un saco de monedas nos levante, para descubrir, saliendo de los arboles, a nuestros nuevo amigos, la bandada de manos que hizo de su tiempo la presa del nuestro.</text:span><text:change-end text:change-id="ct94262109911936"/><text:change-start text:change-id="ct94261994471488"/></text:p>
      <text:p text:style-name="P22"/>
      <text:p text:style-name="P22"/>
      <text:p text:style-name="P32"><text:change-end text:change-id="ct94261994471488"/><text:span text:style-name="T187">N</text:span><text:span text:style-name="T47">o es </text:span><text:span text:style-name="T187">sino hasta justo </text:span><text:span text:style-name="T47">antes del anochecer, en que los faros de la calle me devuelven un poco de la luz que ya se despedía, </text:span><text:span text:style-name="T81">y </text:span><text:span text:style-name="T47">despiertan mi manta y mis ojos </text:span><text:span text:style-name="T81">tiesos, y soy yo quien las remata</text:span><text:span text:style-name="T187">,</text:span><text:span text:style-name="T81"> </text:span><text:change-start text:change-id="ct94262174229488"/><text:span text:style-name="T212">como dejando de pensar, si fuese posible, </text:span><text:change-end text:change-id="ct94262174229488"/><text:change text:change-id="ct94262175542384"/><text:change-start text:change-id="ct94262120695040"/><text:span text:style-name="T212">como </text:span><text:span text:style-name="T213">a</text:span><text:span text:style-name="T212">l </text:span><text:change-end text:change-id="ct94262120695040"/><text:change text:change-id="ct94262052326048"/><text:span text:style-name="T81">vuelo de la muleta hace el torero con su victima. Antes las veo rodar</text:span><text:change-start text:change-id="ct94262046748368"/><text:span text:style-name="T81">, </text:span><text:span text:style-name="T214">hojas todavía</text:span><text:change-end text:change-id="ct94262046748368"/><text:span text:style-name="T81">; como en un desierto el viento atestigua en su piel los enjambres lívidos de la arena, con la sonrisa incalculable </text:span><text:span text:style-name="T82">al remate de los años que aún nos quedan y la forma de morar acostado en el tiempo como un anciano feliz, con los pies al desnudo sobando la tierra abundante en las bancas recién pintadas, por un placer de altar a la madera; puerto de sus grandes hechos íntimos.</text:span></text:p>
      <text:p text:style-name="P24"><text:soft-page-break/><text:span text:style-name="T47">Por las mismas razones</text:span><text:span text:style-name="T188">, casi como una responsabilidad sin garantías, como un oficio de máximas que a toda hora claman su esfuerzo, </text:span><text:span text:style-name="T86">esta fijado en nuestro parecer aquel lago de la vida, en </text:span><text:span text:style-name="T87">el</text:span><text:span text:style-name="T86"> que aún </text:span><text:span text:style-name="T87">la tierna edad nos impedía apreciar la luz zumbando en las hojas, y</text:span><text:change text:change-id="ct94262042971648"/><text:span text:style-name="T189"> </text:span><text:span text:style-name="T87">demasiado viejos para ignorarlas por competo; casi podíamos contarlo todo con las manos. </text:span><text:span text:style-name="T93">Encima de la ausencia </text:span><text:change text:change-id="ct94262196014352"/><text:span text:style-name="T190">replica </text:span><text:change-start text:change-id="ct94262194955024"/><text:span text:style-name="T215">el</text:span><text:change-end text:change-id="ct94262194955024"/><text:change text:change-id="ct94262185105392"/><text:change-start text:change-id="ct94262041706576"/><text:span text:style-name="T93"> </text:span><text:change-end text:change-id="ct94262041706576"/><text:span text:style-name="T93">estanque</text:span><text:span text:style-name="T190"> al lago,</text:span><text:span text:style-name="T93"> </text:span><text:span text:style-name="T107">en </text:span><text:span text:style-name="T93">donde </text:span><text:span text:style-name="T190">más </text:span><text:span text:style-name="T107">pe</text:span><text:span text:style-name="T190">sa</text:span><text:span text:style-name="T93"> </text:span><text:span text:style-name="T190">su </text:span><text:change-start text:change-id="ct94262038520144"/><text:span text:style-name="T216">nombre</text:span><text:change-end text:change-id="ct94262038520144"/><text:change text:change-id="ct94262196119456"/><text:change-start text:change-id="ct94262050528960"/><text:span text:style-name="T190"> </text:span><text:span text:style-name="T216">y su imag</text:span><text:span text:style-name="T217">en, más símbolos de la ausencia </text:span><text:change-end text:change-id="ct94262050528960"/><text:change text:change-id="ct94262184983520"/><text:span text:style-name="T190">que otra cosa, donde vale más el decir que el hace</text:span><text:change-start text:change-id="ct94262137213424"/><text:span text:style-name="T217">r</text:span><text:change-end text:change-id="ct94262137213424"/><text:span text:style-name="T190">, y el pensar que</text:span><text:change-start text:change-id="ct94262198458704"/><text:span text:style-name="T218">l</text:span><text:change-end text:change-id="ct94262198458704"/><text:span text:style-name="T190"> moverse. </text:span><text:change-start text:change-id="ct94262043031936"/><text:span text:style-name="T190">‘</text:span><text:change-end text:change-id="ct94262043031936"/><text:span text:style-name="T190">Aquí</text:span><text:change-start text:change-id="ct94262052312336"/><text:span text:style-name="T190">’</text:span><text:change-end text:change-id="ct94262052312336"/><text:span text:style-name="T190"> es</text:span><text:change-start text:change-id="ct94262172798032"/><text:span text:style-name="T190"> </text:span><text:span text:style-name="T219">ese</text:span><text:change-end text:change-id="ct94262172798032"/><text:span text:style-name="T190"> </text:span><text:change-start text:change-id="ct94262193100112"/><text:span text:style-name="T190">‘</text:span><text:change-end text:change-id="ct94262193100112"/><text:span text:style-name="T190">donde</text:span><text:change text:change-id="ct94262043734976"/><text:change-start text:change-id="ct94262114835040"/><text:span text:style-name="T190">’ </text:span><text:span text:style-name="T219">que </text:span><text:change-end text:change-id="ct94262114835040"/><text:span text:style-name="T190">se anda </text:span><text:span text:style-name="T93">trayendo</text:span><text:span text:style-name="T108"> </text:span><text:change text:change-id="ct94262041875888"/><text:span text:style-name="T93">a todos lados, detrás de todo pensamiento, m</text:span><text:change-start text:change-id="ct94262198453920"/><text:span text:style-name="T220">as</text:span><text:change-end text:change-id="ct94262198453920"/><text:change text:change-id="ct94262178390800"/><text:span text:style-name="T93"> aquí</text:span><text:change text:change-id="ct94262189234512"/><text:change-start text:change-id="ct94262052964768"/><text:span text:style-name="T93">:</text:span><text:change-end text:change-id="ct94262052964768"/><text:span text:style-name="T93"> debajo de lo que cubre esta tierra, por donde veo abrirse entre el cerro, la muralla, la palmera y el naranjo, como un cine </text:span><text:span text:style-name="T190">especular</text:span><text:span text:style-name="T93">, un cuadrado de aire que bosteza los lamentos de mi seco estanque, bajo la linea de flotación de la tierra, </text:span><text:change-start text:change-id="ct94262120931568"/><text:span text:style-name="T224">en</text:span><text:change-end text:change-id="ct94262120931568"/><text:change text:change-id="ct94262050228288"/><text:change-start text:change-id="ct94262194493776"/><text:span text:style-name="T93"> </text:span><text:span text:style-name="T224">que</text:span><text:change-end text:change-id="ct94262194493776"/><text:span text:style-name="T93"> el contorno de mi lago se dibuja</text:span><text:change text:change-id="ct94262175745616"/><text:change text:change-id="ct94262042778848"/><text:change text:change-id="ct94262041858144"/><text:change text:change-id="ct94262052935312"/><text:change text:change-id="ct94262149927360"/><text:change-start text:change-id="ct94262048168352"/><text:span text:style-name="T93"> </text:span><text:span text:style-name="T225">a modo de sorpresa, cual estrella que se rinde a ser constelación</text:span><text:change-end text:change-id="ct94262048168352"/><text:change-start text:change-id="ct94262122226800"/><text:span text:style-name="T93">, </text:span><text:span text:style-name="T223">siluetas con sonido</text:span><text:span text:style-name="T221"> </text:span><text:span text:style-name="T223">a los </text:span><text:span text:style-name="T221">cisnes que íbamos a ver remando en bote, </text:span><text:change-end text:change-id="ct94262122226800"/><text:change-start text:change-id="ct94262121734096"/><text:span text:style-name="T221">a</text:span><text:change-end text:change-id="ct94262121734096"/><text:change text:change-id="ct94262122061152"/><text:change-start text:change-id="ct94262176022704"/><text:span text:style-name="T93"> </text:span><text:span text:style-name="T221">través </text:span><text:span text:style-name="T222">de </text:span><text:change-end text:change-id="ct94262176022704"/><text:span text:style-name="T93">las piedras y el pasto, </text:span><text:span text:style-name="T109">como el rumor de sus cadáveres, </text:span><text:span text:style-name="T93">y uno en otro se deshacen</text:span><text:span text:style-name="T190">,</text:span><text:span text:style-name="T93"> fiel reflejo</text:span><text:span text:style-name="T190">,</text:span><text:span text:style-name="T93"> por donde suceden las imágenes preciosas. </text:span></text:p>
      <text:p text:style-name="P20"/>
      <text:p text:style-name="P25"><text:span text:style-name="T110">Terco en</text:span><text:span text:style-name="T47"> aque</text:span><text:span text:style-name="T94">lla morena adolescente</text:span><text:span text:style-name="T95"> y desnuda</text:span><text:span text:style-name="T190">, obstinado casi como </text:span><text:span text:style-name="T192">una </text:span><text:span text:style-name="T190">mentira,</text:span><text:span text:style-name="T94"> </text:span><text:span text:style-name="T193">aquella </text:span><text:span text:style-name="T94">que </text:span><text:span text:style-name="T191">se nos </text:span><text:span text:style-name="T94">aparece mucho más cerca de lo que realmente estuvo, </text:span><text:span text:style-name="T95">cubierta por</text:span><text:span text:style-name="T94"> la luz de la luna</text:span><text:span text:style-name="T95"> como si en cada palmo de su piel </text:span><text:span text:style-name="T194">erecta y </text:span><text:span text:style-name="T95">curva</text:span><text:span text:style-name="T194">,</text:span><text:span text:style-name="T95"> depositará la noche con mano santa una pequeña servilleta de plata</text:span><text:span text:style-name="T195"> transparente</text:span><text:span text:style-name="T95">. Des</text:span><text:span text:style-name="T111">a</text:span><text:span text:style-name="T95">filando su</text:span><text:span text:style-name="T113"> paso</text:span><text:span text:style-name="T112"> </text:span><text:span text:style-name="T113">a</text:span><text:span text:style-name="T97">l </text:span><text:span text:style-name="T94">muelle</text:span><text:span text:style-name="T95">,</text:span><text:span text:style-name="T94"> </text:span><text:span text:style-name="T95">bajo</text:span><text:change text:change-id="ct94262183460592"/><text:span text:style-name="T96"> </text:span><text:span text:style-name="T95">cual cada dedo </text:span><text:span text:style-name="T94">serpente</text:span><text:span text:style-name="T98">aba</text:span><text:span text:style-name="T95"> </text:span><text:span text:style-name="T94">los nombres del agua quieta</text:span><text:span text:style-name="T100">;</text:span><text:span text:style-name="T94"> </text:span><text:span text:style-name="T95">r</text:span><text:span text:style-name="T94">emorosa y </text:span><text:span text:style-name="T95">a </text:span><text:span text:style-name="T94">ritmo</text:span><text:span text:style-name="T95">, </text:span><text:change-start text:change-id="ct94262175072592"/><text:span text:style-name="T226">en</text:span><text:change-end text:change-id="ct94262175072592"/><text:change text:change-id="ct94262186819168"/><text:change-start text:change-id="ct94262047795344"/><text:span text:style-name="T95"> </text:span><text:span text:style-name="T226">filas silbando </text:span><text:change-end text:change-id="ct94262047795344"/><text:change text:change-id="ct94261991122032"/><text:span text:style-name="T94">la par</text:span><text:span text:style-name="T95"> de </text:span><text:span text:style-name="T94">sus </text:span><text:span text:style-name="T100">cejas el vaivén pétreo de</text:span><text:span text:style-name="T94"> las totoras que a su alrededor anunciaban al manantial</text:span><text:span text:style-name="T95"> su </text:span><text:span text:style-name="T96">llegada de dulce, </text:span><text:span text:style-name="T99">disuelta</text:span><text:span text:style-name="T96">. </text:span></text:p>
      <text:p text:style-name="P16"/>
      <text:p text:style-name="P45"><text:change-start text:change-id="ct94262115538272"/><text:span text:style-name="T47">Casi</text:span><text:change-end text:change-id="ct94262115538272"/><text:change text:change-id="ct94262048476320"/><text:change-start text:change-id="ct94262043222864"/><text:span text:style-name="T119"> </text:span><text:span text:style-name="T47">creyera que es</text:span><text:change-end text:change-id="ct94262043222864"/><text:span text:style-name="T119"> su </text:span><text:span text:style-name="T122">culpa tierna de pájaro liviano, </text:span><text:span text:style-name="T123">imprevisible,</text:span><text:change-start text:change-id="ct94262175380208"/><text:span text:style-name="T123"> </text:span><text:span text:style-name="T227">en</text:span><text:change-end text:change-id="ct94262175380208"/><text:change-start text:change-id="ct94262051425408"/><text:span text:style-name="T227"> que</text:span><text:change-end text:change-id="ct94262051425408"/><text:span text:style-name="T122"> </text:span><text:span text:style-name="T119">n</text:span><text:span text:style-name="T101">o vuelvo a </text:span><text:span text:style-name="T129">verme</text:span><text:span text:style-name="T101"> </text:span><text:span text:style-name="T125">en las orillas de aquél lago, ejercicio del sol,</text:span><text:span text:style-name="T101"> </text:span><text:span text:style-name="T119">a punta </text:span><text:span text:style-name="T101">de las hortensias, tan famosas en las tres casas </text:span><text:change-start text:change-id="ct94262050380704"/><text:span text:style-name="T228">familiares</text:span><text:change-end text:change-id="ct94262050380704"/><text:change text:change-id="ct94262177620272"/><text:span text:style-name="T101">, ni por las escalas filosas de piedra</text:span><text:span text:style-name="T103"> al</text:span><text:change text:change-id="ct94262122514864"/><text:span text:style-name="T125"> laja</text:span><text:change-start text:change-id="ct94262050061072"/><text:span text:style-name="T125"> </text:span><text:span text:style-name="T103">sangra</text:span><text:span text:style-name="T114">nt</text:span><text:span text:style-name="T103">e</text:span><text:change-end text:change-id="ct94262050061072"/><text:span text:style-name="T101">, o las múltiples astillas que desafiaban la pintura blanca</text:span><text:span text:style-name="T121">, </text:span><text:span text:style-name="T101">la misma </text:span><text:span text:style-name="T129">que hoy tiene</text:span><text:span text:style-name="T125"> </text:span><text:span text:style-name="T129">mi banca</text:span><text:span text:style-name="T130"> </text:span><text:change text:change-id="ct94262050067600"/><text:change-start text:change-id="ct94262024570864"/><text:span text:style-name="T130">confundida</text:span><text:change-end text:change-id="ct94262024570864"/><text:change text:change-id="ct94262175834352"/><text:span text:style-name="T120">,</text:span><text:span text:style-name="T101"> de los pasamanos </text:span><text:change text:change-id="ct94262173550928"/><text:change-start text:change-id="ct94262039302928"/><text:span text:style-name="T229">anchos</text:span><text:change-end text:change-id="ct94262039302928"/><text:span text:style-name="T101"> de tronco entero</text:span><text:change text:change-id="ct94262035037232"/><text:change-start text:change-id="ct94262051181952"/><text:span text:style-name="T101">, </text:span><text:span text:style-name="T229">como gordas salivas de caracola prensadas, </text:span><text:change-end text:change-id="ct94262051181952"/><text:span text:style-name="T130">que </text:span><text:span text:style-name="T101">al bajar cantando a brincos</text:span><text:span text:style-name="T124"> con la mano</text:span><text:span text:style-name="T129"> </text:span><text:change-start text:change-id="ct94262044042896"/><text:span text:style-name="T230">clavaban</text:span><text:change-end text:change-id="ct94262044042896"/><text:change text:change-id="ct94262178326528"/><text:span text:style-name="T130">, casi apropósito por la cadencia reiterativa del rito</text:span><text:change-start text:change-id="ct94262180953168"/><text:span text:style-name="T233"> y el</text:span><text:span text:style-name="T232"> </text:span><text:span text:style-name="T231">tarará</text:span><text:change-end text:change-id="ct94262180953168"/><text:span text:style-name="T130">, </text:span><text:span text:style-name="T129">al llegar el primer día de verano, </text:span><text:span text:style-name="T130">y que no </text:span><text:change text:change-id="ct94262103323088"/><text:change-start text:change-id="ct94262181085376"/><text:span text:style-name="T130">volvíamos</text:span><text:change-end text:change-id="ct94262181085376"/><text:change text:change-id="ct94262103329568"/><text:span text:style-name="T130"> </text:span><text:span text:style-name="T129">a subir hasta el final</text:span><text:span text:style-name="T130">, verdadero</text:span><text:span text:style-name="T129"> de los días</text:span><text:span text:style-name="T130">, del verano</text:span><text:span text:style-name="T129">.</text:span><text:change-start text:change-id="ct94262103333648"/></text:p>
      <text:p text:style-name="P45"><text:change-end text:change-id="ct94262103333648"/><text:span text:style-name="T129"/></text:p>
      <text:p text:style-name="P26"><text:change text:change-id="ct94262048659520"/><text:change-start text:change-id="ct94262197496720"/><text:span text:style-name="T235">L</text:span><text:change-end text:change-id="ct94262197496720"/><text:span text:style-name="T101">a misma amiga ajena, que al darse vuelta para mirar al desvarío</text:span><text:span text:style-name="T115">,</text:span><text:span text:style-name="T101"> antes de dar consigo nombre al agua, no sabia en cuanto dejaría de herir mis recuerdos totales. Si no era yo más que otro entre los jóvenes,</text:span><text:span text:style-name="T102"> y no era a mí </text:span><text:span text:style-name="T106">precisamente</text:span><text:span text:style-name="T103"> </text:span><text:span text:style-name="T102">a quien miraba</text:span><text:span text:style-name="T105">, ni yo</text:span><text:span text:style-name="T106">,</text:span><text:span text:style-name="T105"> </text:span><text:span text:style-name="T106">por lo demás, tampoco </text:span><text:span text:style-name="T125">necesita</text:span><text:span text:style-name="T131">do de salvación</text:span><text:change text:change-id="ct94262045532896"/><text:span text:style-name="T105">.</text:span><text:span text:style-name="T131"> Y a</text:span><text:span text:style-name="T106">sí,</text:span><text:span text:style-name="T103"> </text:span><text:span text:style-name="T104">no </text:span><text:span text:style-name="T103">guardo de ella </text:span><text:span text:style-name="T106">mas que aquel fuga sensible</text:span><text:span text:style-name="T105">;</text:span><text:span text:style-name="T104"> </text:span><text:span text:style-name="T105">l</text:span><text:span text:style-name="T104">a primera piel </text:span><text:span text:style-name="T116">que vi </text:span><text:span text:style-name="T104">brillar</text:span><text:span text:style-name="T117">:</text:span><text:span text:style-name="T104"> sensual ante todo</text:span><text:span text:style-name="T105"> y</text:span><text:span text:style-name="T104"> religiosa</text:span><text:span text:style-name="T118"> al</text:span><text:span text:style-name="T106"> </text:span><text:span text:style-name="T104">final.</text:span><text:span text:style-name="T131"> S</text:span><text:span text:style-name="T125">iendo ella el disparo más silencioso de la noche, </text:span><text:span text:style-name="T131">donde </text:span><text:span text:style-name="T125">detrás se abalanzaron todos los años jóvenes</text:span><text:span text:style-name="T131"> de mi sangre</text:span><text:span text:style-name="T125">, entrando suavemente al agua como una bandada de toninas que saltaran de</text:span><text:span text:style-name="T131"> un</text:span><text:span text:style-name="T125"> río a otro, imposiblemente felices y serias, y a la cola le siguiera el cardumen salmonero de los niños ingenuos, que solo daban en lo ancho del agua oscura, mientras enfrente brillaban las chispas del agua </text:span><text:span text:style-name="T131">en los labios, agua de besos </text:span><text:span text:style-name="T132">ciegos nacidos, siempre pólvora de la imaginación</text:span><text:span text:style-name="T125">.</text:span><text:span text:style-name="T132"> </text:span><text:span text:style-name="T125">¡Qué lejos estaba</text:span><text:span text:style-name="T126"> ahora</text:span><text:span text:style-name="T125"> la otra orilla, sol</text:span><text:change-start text:change-id="ct94262181102336"/><text:span text:style-name="T236">o</text:span><text:change-end text:change-id="ct94262181102336"/><text:change text:change-id="ct94262185140896"/><text:change-start text:change-id="ct94262103274496"/><text:span text:style-name="T126"> </text:span><text:change-end text:change-id="ct94262103274496"/><text:span text:style-name="T125">la luna </text:span><text:change-start text:change-id="ct94262195794000"/><text:span text:style-name="T236">para</text:span><text:change-end text:change-id="ct94262195794000"/><text:change text:change-id="ct94262188796352"/><text:change-start text:change-id="ct94262103401040"/><text:span text:style-name="T132"> </text:span><text:span text:style-name="T236">perfilar </text:span><text:change-end text:change-id="ct94262103401040"/><text:span text:style-name="T125">las superficies</text:span><text:change text:change-id="ct94262175710400"/><text:change-start text:change-id="ct94262095693504"/><text:span text:style-name="T125">,</text:span><text:change-end text:change-id="ct94262095693504"/><text:span text:style-name="T125"> la linea del agua entrándonos por la boca</text:span><text:span text:style-name="T132"> y </text:span><text:change-start text:change-id="ct94262122328320"/><text:span text:style-name="T237">su</text:span><text:change-end text:change-id="ct94262122328320"/><text:change text:change-id="ct94262043992048"/><text:change-start text:change-id="ct94262191954128"/><text:span text:style-name="T132"> </text:span><text:span text:style-name="T237">evaporación a ras nublando</text:span><text:change-end text:change-id="ct94262191954128"/><text:span text:style-name="T132"> las únicas ventanas del cuerpo</text:span><text:span text:style-name="T125">! </text:span><text:change-start text:change-id="ct94262123235776"/><text:span text:style-name="T238">Agua</text:span><text:change-end text:change-id="ct94262123235776"/><text:change text:change-id="ct94262112422208"/><text:change-start text:change-id="ct94262103154928"/><text:span text:style-name="T132"> </text:span><text:span text:style-name="T238">o lo que fuese en que el agua se había convertido, única</text:span><text:change-end text:change-id="ct94262103154928"/><text:change text:change-id="ct94262136007296"/><text:change-start text:change-id="ct94262052228064"/><text:span text:style-name="T132"> </text:span><text:span text:style-name="T238">fuente de </text:span><text:change-end text:change-id="ct94262052228064"/><text:span text:style-name="T126">calor </text:span><text:change-start text:change-id="ct94262103251136"/><text:span text:style-name="T238">que</text:span><text:change-end text:change-id="ct94262103251136"/><text:change text:change-id="ct94262123214608"/><text:change-start text:change-id="ct94262136130336"/><text:span text:style-name="T126"> </text:span><text:change-end text:change-id="ct94262136130336"/><text:change-start text:change-id="ct94262195797456"/><text:span text:style-name="T238">encontré</text:span><text:change-end text:change-id="ct94262195797456"/><text:change text:change-id="ct94262136491904"/><text:change text:change-id="ct94262049370368"/><text:change-start text:change-id="ct94262117110464"/><text:span text:style-name="T126"> </text:span><text:change-end text:change-id="ct94262117110464"/><text:span text:style-name="T126">a mi alrededor, </text:span><text:span text:style-name="T132">en</text:span><text:span text:style-name="T126">guardando en la boca un resto de lago y soplarlo</text:span><text:span text:style-name="T132">, risas, </text:span><text:span text:style-name="T126">como una fuente dadiva de mono, adelantando los labios y la quijada al mejor placer idiota. </text:span><text:change-start text:change-id="ct94262117113984"/></text:p>
      <text:p text:style-name="P26"><text:change-end text:change-id="ct94262117113984"/><text:span text:style-name="T126"/></text:p>
      <text:p text:style-name="P27"><text:span text:style-name="T47">De </text:span><text:span text:style-name="T128">tal</text:span><text:span text:style-name="T47"> modo</text:span><text:span text:style-name="T128"> </text:span><text:span text:style-name="T47">me abandonaba</text:span><text:change-start text:change-id="ct94262197539360"/><text:span text:style-name="T47"> </text:span><text:span text:style-name="T239">en mi mismo</text:span><text:change-end text:change-id="ct94262197539360"/><text:span text:style-name="T47"> sin cesar, siguiendo a los timoneles de la familia, siempre rechazado y último</text:span><text:span text:style-name="T132">,</text:span><text:span text:style-name="T47"> a espaldas de </text:span><text:span text:style-name="T132">mis </text:span><text:span text:style-name="T47">emperadores inútiles</text:span><text:span text:style-name="T127">.</text:span></text:p>
      <text:p text:style-name="P27"><text:span text:style-name="T127">H</text:span><text:span text:style-name="T47">asta el día de hoy no dedico </text:span><text:span text:style-name="T127">a </text:span><text:span text:style-name="T47">más las tardes</text:span><text:span text:style-name="T127">; y me la paso pensando </text:span><text:span text:style-name="T47">en </text:span><text:span text:style-name="T128">cada </text:span><text:span text:style-name="T47">pasto</text:span><text:span text:style-name="T127"> soleado </text:span><text:span text:style-name="T128">por </text:span><text:span text:style-name="T127">donde perseguía</text:span><text:span text:style-name="T128">, revuelta la vista por la tormenta de juego, </text:span><text:span text:style-name="T127">las pelotas que de mí </text:span><text:span text:style-name="T133">se </text:span><text:span text:style-name="T127">escapaban</text:span><text:span text:style-name="T128">, siempre a </text:span><text:soft-page-break/><text:span text:style-name="T128">costa de </text:span><text:span text:style-name="T133">la </text:span><text:span text:style-name="T128">burla</text:span><text:span text:style-name="T133"> y la velocidad</text:span><text:span text:style-name="T127">, entre un sin fin lluvioso de piernas lampiñas</text:span><text:span text:style-name="T128"> delgadas</text:span><text:span text:style-name="T133">:</text:span><text:span text:style-name="T127"> casi que hoy podría envolverlas todas en el contorno de mi mano</text:span><text:span text:style-name="T133">;</text:span><text:span text:style-name="T127"> </text:span><text:span text:style-name="T47">y la arena </text:span><text:span text:style-name="T127">mojada en donde criaba con mis primas, todas con nombres de flor, </text:span><text:span text:style-name="T128">elegantes balnearios </text:span><text:span text:style-name="T127">para pirigüines, que luego terminaban por poblar cada rincón</text:span><text:change text:change-id="ct94262181033888"/><text:change-start text:change-id="ct94262103711424"/><text:span text:style-name="T127"> </text:span><text:change-end text:change-id="ct94262103711424"/><text:span text:style-name="T127">como trampas para las manos curiosas, </text:span><text:span text:style-name="T133">en el </text:span><text:span text:style-name="T127">verde</text:span><text:span text:style-name="T133"> rosa poblado i</text:span><text:span text:style-name="T127">nvasor</text:span><text:span text:style-name="T128"> de las escalinatas,</text:span><text:span text:style-name="T127"> catapultas de ranas olorosas</text:span><text:span text:style-name="T133"> </text:span><text:change-start text:change-id="ct94262136490272"/><text:span text:style-name="T240">a</text:span><text:change-end text:change-id="ct94262136490272"/><text:change text:change-id="ct94262117102896"/><text:change-start text:change-id="ct94262122364272"/><text:span text:style-name="T133"> </text:span><text:change-end text:change-id="ct94262122364272"/><text:span text:style-name="T128">tierra sacra</text:span><text:span text:style-name="T127">, pequeñas e instrumentales.</text:span><text:change-start text:change-id="ct94262136444720"/></text:p>
      <text:p text:style-name="P27"><text:span text:style-name="T127"/></text:p>
      <text:p text:style-name="P48"><text:span text:style-name="T296">Pisco sour tata?</text:span><text:change-end text:change-id="ct94262136444720"/><text:change-start text:change-id="ct94262044735264"/><text:span text:style-name="T296"> </text:span><text:span text:style-name="T297">Rev ord</text:span><text:change-end text:change-id="ct94262044735264"/></text:p>
      <text:p text:style-name="P17"/>
      <text:p text:style-name="P47"><text:change-start text:change-id="ct94262149314704"/><text:span text:style-name="T274">Hasta </text:span><text:change-end text:change-id="ct94262149314704"/><text:span text:style-name="T129">el día de hoy </text:span><text:change-start text:change-id="ct94262095681792"/><text:span text:style-name="T241">ha</text:span><text:change-end text:change-id="ct94262095681792"/><text:change text:change-id="ct94262136066736"/><text:change-start text:change-id="ct94262136545984"/><text:span text:style-name="T129"> </text:span><text:span text:style-name="T241">sido </text:span><text:change-end text:change-id="ct94262136545984"/><text:span text:style-name="T129">este</text:span><text:change text:change-id="ct94262042372896"/><text:span text:style-name="T129"> mi</text:span><text:change text:change-id="ct94262184919792"/><text:span text:style-name="T129"> oficio</text:span><text:span text:style-name="T139">. La unión sacramental</text:span><text:change text:change-id="ct94262137041664"/><text:change-start text:change-id="ct94262178883536"/><text:span text:style-name="T139">, </text:span><text:span text:style-name="T242">delicada, </text:span><text:change-end text:change-id="ct94262178883536"/><text:span text:style-name="T139">entre este y el otro</text:span><text:change-start text:change-id="ct94262187378208"/><text:span text:style-name="T139">,</text:span><text:change-end text:change-id="ct94262187378208"/><text:span text:style-name="T139"> lago</text:span><text:change-start text:change-id="ct94262084280928"/><text:span text:style-name="T139"> </text:span><text:span text:style-name="T267">también</text:span><text:change-end text:change-id="ct94262084280928"/><text:span text:style-name="T139">.</text:span><text:span text:style-name="T129"> </text:span><text:span text:style-name="T139">Y más que u</text:span><text:span text:style-name="T133">na y otra vez he intentado abrir el pensamiento al abanico de categorías en que podría finalmente dármelas con el trabajo</text:span><text:change text:change-id="ct94262172510240"/><text:change-start text:change-id="ct94262190172688"/><text:span text:style-name="T133">.</text:span><text:change-end text:change-id="ct94262190172688"/><text:span text:style-name="T133"> </text:span><text:change-start text:change-id="ct94262111225536"/><text:span text:style-name="T268">N</text:span><text:change-end text:change-id="ct94262111225536"/><text:change text:change-id="ct94262042786496"/><text:span text:style-name="T133">o hay quien pueda negarme la certidumbre de las horas</text:span><text:change text:change-id="ct94262172087168"/><text:span text:style-name="T133"> </text:span><text:change-start text:change-id="ct94262120492064"/><text:span text:style-name="T269">que</text:span><text:change-end text:change-id="ct94262120492064"/><text:change text:change-id="ct94262196587200"/><text:change-start text:change-id="ct94262041143712"/><text:span text:style-name="T133"> </text:span><text:span text:style-name="T269">pase sosteniendo entre las manos</text:span><text:change-end text:change-id="ct94262041143712"/><text:span text:style-name="T133"> cada consecuencia</text:span><text:change text:change-id="ct94262103712336"/><text:change-start text:change-id="ct94262136537168"/><text:span text:style-name="T133"> </text:span><text:change-end text:change-id="ct94262136537168"/><text:span text:style-name="T133">y todo grano del camino en que se sigue por las tierras de los hombres, solo para darme de portazos contra la misma máxima inamovible del espíritu, que de más esta nombrarla</text:span><text:change text:change-id="ct94262149378256"/><text:change-start text:change-id="ct94262136552544"/><text:span text:style-name="T133">.</text:span></text:p>
      <text:p text:style-name="P47"><text:span text:style-name="T133"/></text:p>
      <text:p text:style-name="P47"><text:change-end text:change-id="ct94262136552544"/><text:change text:change-id="ct94262136280032"/><text:span text:style-name="T135">Bravo feliz comienzo eterno del dándome en donde sobra </text:span><text:span text:style-name="T134">la sumatoria operación sustantiva</text:span><text:span text:style-name="T135">, aquí distante</text:span><text:span text:style-name="T134">, </text:span><text:span text:style-name="T135">y </text:span><text:span text:style-name="T134">no ha sido </text:span><text:span text:style-name="T133">entre una cosa y la otra </text:span><text:span text:style-name="T134">y </text:span><text:span text:style-name="T133">con </text:span><text:span text:style-name="T135">presa causa concreta</text:span><text:span text:style-name="T134">, la que </text:span><text:span text:style-name="T133">me </text:span><text:span text:style-name="T134">r</text:span><text:span text:style-name="T133">obe de la estación constante de</text:span><text:span text:style-name="T134">l mundo </text:span><text:span text:style-name="T133">y suba pasajero</text:span><text:span text:style-name="T134"> a un tren de imágenes </text:span><text:change text:change-id="ct94262180838560"/><text:change-start text:change-id="ct94262048501200"/><text:span text:style-name="T243">con pulso vivo </text:span><text:span text:style-name="T244">propio del espacio que ocupan en sus asientos</text:span><text:change-end text:change-id="ct94262048501200"/><text:span text:style-name="T133">,</text:span><text:span text:style-name="T134"> </text:span><text:change-start text:change-id="ct94262198312624"/><text:span text:style-name="T245">tren </text:span><text:change-end text:change-id="ct94262198312624"/><text:span text:style-name="T134">del cual sea posible bajar en la siguiente estación, también del mundo, para volver al tiempo orbitante y darme al trabajo acompasado y súbito </text:span><text:span text:style-name="T135">del </text:span><text:span text:style-name="T134">suspenso candelabro de la fuerza; siempre a una distancia caminable. </text:span><text:span text:style-name="T135">Cualquier acto, motor del hacer oficial, se me </text:span><text:change-start text:change-id="ct94262043280928"/><text:span text:style-name="T246">de</text:span><text:change-end text:change-id="ct94262043280928"/><text:change-start text:change-id="ct94262180065440"/><text:span text:style-name="T246">svanece</text:span><text:change-end text:change-id="ct94262180065440"/><text:change text:change-id="ct94262178896960"/><text:change-start text:change-id="ct94262125917888"/><text:span text:style-name="T135">, </text:span><text:span text:style-name="T246">clamante de salvación</text:span><text:change-end text:change-id="ct94262125917888"/><text:span text:style-name="T135"> ante sus causas</text:span><text:change-start text:change-id="ct94262117036848"/><text:span text:style-name="T135">, </text:span><text:span text:style-name="T246">cual condenado al pelotón carcelario</text:span><text:change-end text:change-id="ct94262117036848"/><text:span text:style-name="T136">;</text:span><text:span text:style-name="T135"> siempre el equilibro termina por tragarlo todo.</text:span><text:span text:style-name="T137"> Y </text:span><text:span text:style-name="T138">así, sin pausa continu</text:span><text:change-start text:change-id="ct94262115788480"/><text:span text:style-name="T138">ó</text:span><text:change-end text:change-id="ct94262115788480"/><text:change text:change-id="ct94262116999776"/><text:span text:style-name="T138">, al memoriando, en el descuento de los pétalos felices del olor primario, como colores, que me incapacitan de cualquier dinero cierto, de </text:span><text:change-start text:change-id="ct94262048697824"/><text:span text:style-name="T247">hacer</text:span><text:change-end text:change-id="ct94262048697824"/><text:change text:change-id="ct94262173139280"/><text:change-start text:change-id="ct94262182048752"/><text:span text:style-name="T138"> </text:span><text:span text:style-name="T247">nacer cualquier</text:span><text:change-end text:change-id="ct94262182048752"/><text:span text:style-name="T138"> futuro</text:span><text:change text:change-id="ct94262044551056"/><text:change-start text:change-id="ct94262182499024"/><text:span text:style-name="T276">.</text:span><text:change-end text:change-id="ct94262182499024"/><text:change-start text:change-id="ct94262177222144"/><text:span text:style-name="T276"> </text:span><text:change-end text:change-id="ct94262177222144"/><text:change-start text:change-id="ct94262197393920"/><text:span text:style-name="T277"><text:s text:c="47"/></text:span><text:change-end text:change-id="ct94262197393920"/><text:change text:change-id="ct94262025966112"/><text:change text:change-id="ct94262120755856"/><text:change-start text:change-id="ct94262182264304"/></text:p>
      <text:p text:style-name="P21"><text:change-end text:change-id="ct94262182264304"/></text:p>
      <text:p text:style-name="P49">Mi madre siempre me decía, aún hoy, como hacen las gentes cuando no entienden algo por completo y levantan un aparato de metal redondo en la cabeza para destilar aunque sea en una frase cruel, un pensamiento con reiteración de gotera, y así no quedarse parados con las manos en los bolsillos frente a un cañón fusil en que la mirada no encuentra el fondo ni tampoco las flores payasas que esperan ver crecer en las cornisas del acantilado mor<text:change text:change-id="ct94262103827200"/>al, incapaces de agarrarse a un color más puro que la propia roca, y repiten cada vez a cuento de la situación, la misma seguidilla de palabras calcadas, quizá lejanas y frías con su reverendo, o <text:span text:style-name="T312">al</text:span> errante<text:span text:style-name="T312">,</text:span> ingenuo y perdido en su misma genialidad que nada tiene que ver con lo mentando, característico de las gentes venidas a menos. Y me decía, tú eres<text:span text:style-name="T313"> </text:span><text:span text:style-name="T312">―</text:span>siempre igual<text:span text:style-name="T313">,</text:span> sin errata alguna<text:span text:style-name="T312">―</text:span> tu eres el trabajador incansable, y se corregía<text:span text:style-name="T313">, </text:span>mal primero, el trabajador intrabajable, hasta <text:change-start text:change-id="ct94262182311632"/><text:span text:style-name="T364">dar</text:span><text:change-end text:change-id="ct94262182311632"/><text:change text:change-id="ct94262116208224"/> en el clavo, el cansador intrabajable.<text:span text:style-name="T314"> Y yo con una risa tierna en la cabeza</text:span><text:span text:style-name="T315">, de</text:span><text:span text:style-name="T314"> cuando presenciamos un acto de ingenuidad tal</text:span><text:span text:style-name="T315">, que no </text:span><text:change text:change-id="ct94262190086848"/><text:span text:style-name="T315">logramos asimilar</text:span><text:change-start text:change-id="ct94262041889120"/><text:span text:style-name="T331">lo</text:span><text:change-end text:change-id="ct94262041889120"/><text:span text:style-name="T315"> como algo serio y digno de nuestra </text:span><text:change-start text:change-id="ct94262170604336"/><text:span text:style-name="T332">composición</text:span><text:change-end text:change-id="ct94262170604336"/><text:change text:change-id="ct94262173014624"/><text:span text:style-name="T314">,</text:span><text:span text:style-name="T315"> </text:span><text:change text:change-id="ct94262103636400"/><text:change-start text:change-id="ct94262112239376"/><text:span text:style-name="T333">y</text:span><text:change-end text:change-id="ct94262112239376"/><text:span text:style-name="T314"> siempre </text:span><text:change text:change-id="ct94262137033408"/><text:span text:style-name="T315">quedo dando vueltas </text:span><text:span text:style-name="T314">en el terreno de lo gracioso</text:span><text:span text:style-name="T315">.</text:span><text:span text:style-name="T316"> </text:span><text:change-start text:change-id="ct94262149185520"/></text:p>
      <text:p text:style-name="P49"><text:change-end text:change-id="ct94262149185520"/><text:span text:style-name="T316">Más </text:span><text:change-start text:change-id="ct94262196594672"/><text:span text:style-name="T334">que en eso, </text:span><text:change-end text:change-id="ct94262196594672"/><text:span text:style-name="T316">pensaba </text:span><text:change text:change-id="ct94262126723872"/><text:span text:style-name="T316">en </text:span><text:change-start text:change-id="ct94262173194672"/><text:span text:style-name="T334">c</text:span><text:change-end text:change-id="ct94262173194672"/><text:change text:change-id="ct94262047763248"/><text:span text:style-name="T316">uanto bien </text:span><text:change-start text:change-id="ct94262136440752"/><text:span text:style-name="T334">y justicia </text:span><text:change-end text:change-id="ct94262136440752"/><text:span text:style-name="T316">me hacia mi nombre, del cual mi padre no dudaba en sacar a cuento a la mas mínima minucia</text:span><text:change-start text:change-id="ct94262043977120"/><text:span text:style-name="T316"> </text:span><text:span text:style-name="T335">de</text:span><text:change-end text:change-id="ct94262043977120"/><text:span text:style-name="T316"> su nación lingüística,</text:span><text:span text:style-name="T304"> Martín, el guerrero pequeño.</text:span><text:span text:style-name="T38"> </text:span><text:change-start text:change-id="ct94262103663744"/><text:span text:style-name="T39">No sabía entonces sondar cuan hondo era el tobogán </text:span><text:change-end text:change-id="ct94262103663744"/><text:change text:change-id="ct94262195914736"/><text:change-start text:change-id="ct94262179241984"/><text:span text:style-name="T39">que nos condicionan para siempre </text:span><text:change-end text:change-id="ct94262179241984"/><text:change-start text:change-id="ct94262137041152"/><text:span text:style-name="T40">a toda hora</text:span><text:change-end text:change-id="ct94262137041152"/><text:change-start text:change-id="ct94262112931520"/><text:span text:style-name="T39">.</text:span><text:change-end text:change-id="ct94262112931520"/><text:span text:style-name="T38"> </text:span><text:span text:style-name="T314">Así me </text:span><text:span text:style-name="T316">iba</text:span><text:span text:style-name="T314"> </text:span><text:span text:style-name="T316">acomodando yo a</text:span><text:span text:style-name="T314"> la idea de que vivía </text:span><text:span text:style-name="T316">la famosa </text:span><text:span text:style-name="T303">existencia </text:span><text:span text:style-name="T304">prusiana</text:span><text:span text:style-name="T316"> </text:span><text:span text:style-name="T317">que</text:span><text:span text:style-name="T316"> mi madre siempre me achacaba, </text:span><text:span text:style-name="T317">y </text:span><text:span text:style-name="T316">que </text:span><text:change text:change-id="ct94262197536064"/><text:span text:style-name="T316">s</text:span><text:span text:style-name="T317">igo aún</text:span><text:span text:style-name="T316"> pronunciando así por amor a su error</text:span><text:span text:style-name="T314">, pero mentando</text:span><text:span text:style-name="T316">, igual que </text:span><text:span text:style-name="T317">ella </text:span><text:span text:style-name="T316">entonces, a</text:span><text:span text:style-name="T314"> </text:span><text:change-start text:change-id="ct94262034340592"/><text:span text:style-name="T336">nuestro</text:span><text:change-end text:change-id="ct94262034340592"/><text:change text:change-id="ct94262149101440"/><text:change-start text:change-id="ct94262103496992"/><text:span text:style-name="T336">s iconos en común, </text:span><text:span text:style-name="T337">los suyos heredados por mi abuela, y </text:span><text:change-end text:change-id="ct94262103496992"/><text:change-start text:change-id="ct94262170497184"/><text:span text:style-name="T337">míos como una comida a la que </text:span><text:soft-page-break/><text:span text:style-name="T337">somos invitados directamente por la sonrisa de la abuela, sin mediación de nuestra madre</text:span><text:change-end text:change-id="ct94262170497184"/><text:change text:change-id="ct94262034151888"/><text:change-start text:change-id="ct94262196434464"/><text:span text:style-name="T319">: </text:span><text:span text:style-name="T338">iconos </text:span><text:change-end text:change-id="ct94262196434464"/><text:change text:change-id="ct94262170735968"/><text:change-start text:change-id="ct94261994521504"/><text:span text:style-name="T338">ciertos aún</text:span><text:change-end text:change-id="ct94261994521504"/><text:span text:style-name="T314"> antes de haberlo</text:span><text:change-start text:change-id="ct94262170735392"/><text:span text:style-name="T338">s</text:span><text:change-end text:change-id="ct94262170735392"/><text:span text:style-name="T314"> </text:span><text:change-start text:change-id="ct94262148981120"/><text:span text:style-name="T338">conocidos</text:span><text:change-end text:change-id="ct94262148981120"/><text:change text:change-id="ct94261932587344"/><text:span text:style-name="T314">, pero con la </text:span><text:span text:style-name="T317">certidumbre</text:span><text:span text:style-name="T314"> </text:span><text:span text:style-name="T317">inequívoca y </text:span><text:span text:style-name="T314">clara </text:span><text:span text:style-name="T317">de </text:span><text:span text:style-name="T314">los volantines, que antes de intentar elevarlos</text:span><text:span text:style-name="T317">,</text:span><text:span text:style-name="T314"> </text:span><text:span text:style-name="T323">ya </text:span><text:span text:style-name="T314">sabemos</text:span><text:span text:style-name="T317"> que </text:span><text:span text:style-name="T316">vuelan</text:span><text:span text:style-name="T317">.</text:span><text:change text:change-id="ct94262147666544"/><text:change-start text:change-id="ct94262170725328"/><text:span text:style-name="T317"> </text:span><text:span text:style-name="T342">Sin contar siquie</text:span><text:change-end text:change-id="ct94262170725328"/><text:change-start text:change-id="ct94262148529952"/><text:span text:style-name="T342">ra las condiciones que dominan el presente, nosotros, el nuestro ‘</text:span><text:span text:style-name="T305">yo’ </text:span><text:change-end text:change-id="ct94262148529952"/><text:span text:style-name="T317">defensor </text:span><text:span text:style-name="T321">digno </text:span><text:span text:style-name="T317">eterno y solar</text:span><text:span text:style-name="T314">, que se ensancha con las imágenes</text:span><text:span text:style-name="T317">,</text:span><text:span text:style-name="T314"> </text:span><text:span text:style-name="T317">y se deja rasgar el </text:span><text:span text:style-name="T314">pecho y humede</text:span><text:span text:style-name="T317">cer </text:span><text:span text:style-name="T314">por dentro, tal cual los barcos de papel en los canales, que a pronto desaparecen de nuestra vista se desarman </text:span><text:span text:style-name="T317">felices a la </text:span><text:span text:style-name="T314">plenitud de hoja o de barro</text:span><text:span text:style-name="T317">,</text:span><text:span text:style-name="T314"> </text:span><text:change-start text:change-id="ct94262173179600"/><text:span text:style-name="T339">dando</text:span><text:change-end text:change-id="ct94262173179600"/><text:change text:change-id="ct94262148365984"/><text:change-start text:change-id="ct94262012334416"/><text:span text:style-name="T314"> </text:span><text:span text:style-name="T339">las gracias </text:span><text:span text:style-name="T340">a</text:span><text:change-end text:change-id="ct94262012334416"/><text:span text:style-name="T314"> un cielo que l</text:span><text:span text:style-name="T317">o</text:span><text:span text:style-name="T314">s mira en lo alto, </text:span><text:span text:style-name="T317">y sin fuerza para anclas y velas, </text:span><text:span text:style-name="T314">se </text:span><text:span text:style-name="T325">abandonan </text:span><text:span text:style-name="T326">a flotar </text:span><text:span text:style-name="T325">a</text:span><text:span text:style-name="T317"> rastro de </text:span><text:span text:style-name="T314">lamina traspasada</text:span><text:change text:change-id="ct94262148930816"/><text:change-start text:change-id="ct94262148848784"/><text:span text:style-name="T341"> con </text:span><text:change-end text:change-id="ct94262148848784"/><text:change text:change-id="ct94262149149568"/><text:change text:change-id="ct94262171075520"/><text:change-start text:change-id="ct94262148314976"/><text:span text:style-name="T341">tal </text:span><text:change-end text:change-id="ct94262148314976"/><text:span text:style-name="T327">elegancia</text:span><text:span text:style-name="T328"> </text:span><text:change-start text:change-id="ct94262182994928"/><text:span text:style-name="T341">delgada</text:span><text:change-end text:change-id="ct94262182994928"/><text:change-start text:change-id="ct94262148656080"/><text:span text:style-name="T341"> </text:span><text:change-end text:change-id="ct94262148656080"/><text:change text:change-id="ct94262148907056"/><text:change-start text:change-id="ct94262113172816"/><text:span text:style-name="T342">indominable.</text:span><text:change-end text:change-id="ct94262113172816"/></text:p>
      <text:p text:style-name="P50"><text:span text:style-name="T314">Hasta </text:span><text:span text:style-name="T317">que llega </text:span><text:span text:style-name="T314">el momento en que nos hacemos de valor para ponernos frente al juicio de nuestras propias ideas, y nos encontramos, no solo con la revelación de nuestra biblia, sino con la sorpresa a la vez conocida e infinita, de que somos </text:span><text:span text:style-name="T317">los mismos</text:span><text:change text:change-id="ct94262117335024"/><text:span text:style-name="T314"> </text:span><text:span text:style-name="T317">amigos </text:span><text:change-start text:change-id="ct94262148172368"/><text:span text:style-name="T317">partidarios</text:span><text:change-end text:change-id="ct94262148172368"/><text:change-start text:change-id="ct94262117327264"/><text:span text:style-name="T317"> </text:span><text:change-end text:change-id="ct94262117327264"/><text:span text:style-name="T317">de la </text:span><text:span text:style-name="T314">sensibilidad ausente, que vive de escrúpulos preciosos y se arma como un caballero en su despacho ante la noticia fabulosa de nuevas cruzadas</text:span><text:span text:style-name="T317"> imaginarias</text:span><text:span text:style-name="T314">, de flores y perfumes en los espejos del alma que se no se agota ante el gemido y la expresión acústica, y a la vez nos desborda de goce cada frase cierta, como la más alta sabiduría,</text:span><text:change text:change-id="ct94262119344032"/><text:span text:style-name="T314"> </text:span><text:change-start text:change-id="ct94262147385296"/><text:span text:style-name="T343">imágenes</text:span><text:change-end text:change-id="ct94262147385296"/><text:change text:change-id="ct94262118063424"/><text:change-start text:change-id="ct94262118595072"/><text:span text:style-name="T343"> </text:span><text:change-end text:change-id="ct94262118595072"/><text:change text:change-id="ct94262119228608"/><text:span text:style-name="T314">traída</text:span><text:change-start text:change-id="ct94262118593184"/><text:span text:style-name="T343">s</text:span><text:change-end text:change-id="ct94262118593184"/><text:span text:style-name="T314"> </text:span><text:span text:style-name="T317">de regalo a la </text:span><text:span text:style-name="T314">primera dama de</text:span><text:span text:style-name="T317">l </text:span><text:span text:style-name="T314">baile nupcial del universo</text:span><text:span text:style-name="T317"> con nosotros</text:span><text:span text:style-name="T314">. Y con cada pensamiento se hace un milagro, sea la flor el sauce o la muchacha o su idea, </text:span><text:span text:style-name="T318">en</text:span><text:span text:style-name="T314"> que </text:span><text:change-start text:change-id="ct94262117785216"/><text:span text:style-name="T344">no</text:span><text:change-end text:change-id="ct94262117785216"/><text:change text:change-id="ct94262095824928"/><text:change-start text:change-id="ct94262171064960"/><text:span text:style-name="T314"> </text:span><text:span text:style-name="T344">hay ciencia </text:span><text:change-end text:change-id="ct94262171064960"/><text:change text:change-id="ct94262147341248"/><text:span text:style-name="T318">más </text:span><text:span text:style-name="T314">cierta</text:span><text:change text:change-id="ct94262147850752"/><text:change-start text:change-id="ct94262118660352"/><text:span text:style-name="T318">.</text:span><text:change-end text:change-id="ct94262118660352"/><text:span text:style-name="T318"> </text:span><text:change-start text:change-id="ct94262118657168"/><text:span text:style-name="T345">Y seguimos </text:span><text:change-end text:change-id="ct94262118657168"/><text:change text:change-id="ct94262118141424"/><text:change-start text:change-id="ct94262170990000"/><text:span text:style-name="T345">corriendo solo tras </text:span><text:change-end text:change-id="ct94262170990000"/><text:span text:style-name="T314">libros </text:span><text:span text:style-name="T318">que </text:span><text:span text:style-name="T314">nos acariciaban el tacto vertebral, y de los cuales deseábamos aprender como estudios sagrados, sacramentales, de una religión intraducible, y ahí delante estaba</text:span><text:change-start text:change-id="ct94262147411920"/><text:span text:style-name="T346">n</text:span><text:change-end text:change-id="ct94262147411920"/><text:span text:style-name="T314">, nuestros compatriotas mas íntimos, derrochadores inútiles</text:span><text:change text:change-id="ct94261999167488"/><text:change text:change-id="ct94262122242528"/><text:change-start text:change-id="ct94262025517312"/><text:span text:style-name="T347">. </text:span><text:span text:style-name="T306">‘yo </text:span><text:span text:style-name="T307">y yo</text:span><text:span text:style-name="T306">’</text:span><text:change-end text:change-id="ct94262025517312"/><text:change-start text:change-id="ct94262111117408"/><text:span text:style-name="T303"> </text:span><text:change-end text:change-id="ct94262111117408"/><text:span text:style-name="T314">y yo como ellos, infranqueable</text:span><text:change text:change-id="ct94261995801088"/><text:span text:style-name="T314"> contra los viv</text:span><text:span text:style-name="T318">a</text:span><text:span text:style-name="T314">s del trabajo y la certeza. Porque no ha sido cosa más que evidente </text:span><text:change-start text:change-id="ct94262002298880"/><text:span text:style-name="T348">a</text:span><text:change-end text:change-id="ct94262002298880"/><text:change text:change-id="ct94262149705232"/><text:change-start text:change-id="ct94262001082640"/><text:span text:style-name="T314"> </text:span><text:span text:style-name="T348">todo el largo</text:span><text:change-end text:change-id="ct94262001082640"/><text:change text:change-id="ct94262000612112"/><text:span text:style-name="T314">, que en ningún estudio grave encontramos lo que en dos o tres palabras ciertas.</text:span> </text:p>
      <text:p text:style-name="P51"><text:change-start text:change-id="ct94262025192448"/>De <text:change-end text:change-id="ct94262025192448"/><text:change-start text:change-id="ct94262001147648"/><text:span text:style-name="T351">mi paciencia</text:span><text:change-end text:change-id="ct94262001147648"/><text:change-start text:change-id="ct94262025066976"/> <text:change-end text:change-id="ct94262025066976"/><text:change-start text:change-id="ct94262000337168"/><text:span text:style-name="T366">huye</text:span><text:change-end text:change-id="ct94262000337168"/><text:change text:change-id="ct94262051026624"/><text:change text:change-id="ct94262040989184"/><text:change-start text:change-id="ct94262001266896"/> <text:change-end text:change-id="ct94262001266896"/><text:change-start text:change-id="ct94262000663040"/>a <text:change-end text:change-id="ct94262000663040"/><text:change-start text:change-id="ct94262004328368"/><text:span text:style-name="T351">costa </text:span><text:change-end text:change-id="ct94262004328368"/><text:change-start text:change-id="ct94262105378816"/>de ningún asalto, aquella tarde <text:change-end text:change-id="ct94262105378816"/><text:change-start text:change-id="ct94262183283376"/><text:span text:style-name="T351">en la que</text:span><text:change-end text:change-id="ct94262183283376"/><text:change-start text:change-id="ct94262188746848"/><text:span text:style-name="T349"> el</text:span><text:change-end text:change-id="ct94262188746848"/><text:change-start text:change-id="ct94262000068960"/> corazón se me <text:change-end text:change-id="ct94262000068960"/><text:change-start text:change-id="ct94262000746224"/><text:span text:style-name="T351">apretaba</text:span><text:change-end text:change-id="ct94262000746224"/><text:change-start text:change-id="ct94262041783808"/><text:span text:style-name="T352">,</text:span><text:change-end text:change-id="ct94262041783808"/><text:change-start text:change-id="ct94261990832608"/><text:span text:style-name="T351"> </text:span><text:change-end text:change-id="ct94261990832608"/><text:change-start text:change-id="ct94261998633952"/>y<text:change-end text:change-id="ct94261998633952"/><text:change-start text:change-id="ct94261999254528"/><text:span text:style-name="T352"> suda que suda arrugaba odiosamente el suéter </text:span><text:change-end text:change-id="ct94261999254528"/><text:change-start text:change-id="ct94262128791520"/>y decía a mis compañeras qu<text:change-end text:change-id="ct94262128791520"/><text:change-start text:change-id="ct94262180297728"/><text:span text:style-name="T350">e</text:span><text:change-end text:change-id="ct94262180297728"/><text:change-start text:change-id="ct94261995862848"/> me iba a caer frío en los pastos.<text:change-end text:change-id="ct94261995862848"/></text:p>
      <text:p text:style-name="P43"><text:change text:change-id="ct94262119346016"/><text:span text:style-name="T140">Allí </text:span><text:change-start text:change-id="ct94261995794608"/><text:span text:style-name="T248">transitando</text:span><text:change-end text:change-id="ct94261995794608"/><text:change text:change-id="ct94262148227552"/><text:change-start text:change-id="ct94262182188784"/><text:span text:style-name="T140"> </text:span><text:change-end text:change-id="ct94262182188784"/><text:span text:style-name="T140">bajo el séquito de mi</text:span><text:change text:change-id="ct94262117330768"/><text:span text:style-name="T140"> </text:span><text:span text:style-name="T138">profesora</text:span><text:span text:style-name="T140"> Claudia</text:span><text:change-start text:change-id="ct94262117321712"/><text:span text:style-name="T140">, siempreviva</text:span><text:change-end text:change-id="ct94262117321712"/><text:span text:style-name="T140">, entrada </text:span><text:change text:change-id="ct94262035560272"/><text:change-start text:change-id="ct94262082482448"/><text:span text:style-name="T249">ya en los terrenos de aceptar su fuga efímera en la muerte</text:span><text:change-end text:change-id="ct94262082482448"/><text:span text:style-name="T140">, conservando sin objeción su mirada joven</text:span><text:change text:change-id="ct94262172935200"/><text:change-start text:change-id="ct94262122457472"/><text:span text:style-name="T140"> </text:span><text:span text:style-name="T250">de </text:span><text:change-end text:change-id="ct94262122457472"/><text:span text:style-name="T140">humana</text:span><text:change-start text:change-id="ct94262002537536"/><text:span text:style-name="T140"> </text:span><text:span text:style-name="T250">infinita</text:span><text:change-end text:change-id="ct94262002537536"/><text:span text:style-name="T138">, con </text:span><text:change-start text:change-id="ct94262000334480"/><text:span text:style-name="T251">aquella</text:span><text:change-end text:change-id="ct94262000334480"/><text:change text:change-id="ct94262194418416"/><text:span text:style-name="T138"> sonrisa que </text:span><text:change-start text:change-id="ct94261995912048"/><text:span text:style-name="T251">calaba</text:span><text:change-end text:change-id="ct94261995912048"/><text:change text:change-id="ct94262024530240"/><text:change-start text:change-id="ct94262045408160"/><text:span text:style-name="T138"> </text:span><text:change-end text:change-id="ct94262045408160"/><text:span text:style-name="T138">desde el rostro hasta las partes más blandas</text:span><text:span text:style-name="T141"> que solemos llamar </text:span><text:span text:style-name="T138">corazón</text:span><text:change-start text:change-id="ct94262192250432"/><text:span text:style-name="T138">,</text:span><text:change-end text:change-id="ct94262192250432"/><text:span text:style-name="T138"> cuando </text:span><text:span text:style-name="T141">en realidad </text:span><text:span text:style-name="T138">queremos decir amables, aún a</text:span><text:span text:style-name="T141">ll</text:span><text:span text:style-name="T138">í, en la cúspide de lo inallanable</text:span><text:span text:style-name="T141">;</text:span><text:span text:style-name="T138"> </text:span><text:change-start text:change-id="ct94262004638720"/><text:span text:style-name="T251">habitante</text:span><text:change-end text:change-id="ct94262004638720"/><text:change text:change-id="ct94262148325888"/><text:change text:change-id="ct94262170496032"/><text:change-start text:change-id="ct94262000831568"/><text:span text:style-name="T138"> </text:span><text:span text:style-name="T251">en la proximidad </text:span><text:change-end text:change-id="ct94262000831568"/><text:change text:change-id="ct94262036349744"/><text:change-start text:change-id="ct94262035511520"/><text:span text:style-name="T251">a </text:span><text:change-end text:change-id="ct94262035511520"/><text:span text:style-name="T138">las </text:span><text:span text:style-name="T141">vallas</text:span><text:span text:style-name="T138"> del sendero que con la luz de la infancia se nos abrió como una piedra en la mano y como un pensamiento en la noche, aún a</text:span><text:span text:style-name="T141">ll</text:span><text:span text:style-name="T138">í, con Levinas en la boca de todos, con la ayuda</text:span><text:span text:style-name="T141"> del ángel</text:span><text:span text:style-name="T138"> </text:span><text:span text:style-name="T141">en cada paso d</text:span><text:span text:style-name="T138">el querer </text:span><text:change text:change-id="ct94262136227904"/><text:change-start text:change-id="ct94262186774288"/><text:span text:style-name="T252">encerrar unas cuantas palabras</text:span><text:change-end text:change-id="ct94262186774288"/><text:span text:style-name="T138">, </text:span><text:change text:change-id="ct94262182552304"/><text:change-start text:change-id="ct94262011474832"/><text:span text:style-name="T253">como una </text:span><text:change-end text:change-id="ct94262011474832"/><text:change text:change-id="ct94262115390064"/><text:span text:style-name="T138">palabra casi cierta</text:span><text:change-start text:change-id="ct94261929304384"/><text:span text:style-name="T138"> </text:span><text:span text:style-name="T253">vista de perfil</text:span><text:change-end text:change-id="ct94261929304384"/><text:span text:style-name="T138">, que tras subir una escalinata </text:span><text:span text:style-name="T141">en</text:span><text:span text:style-name="T138"> caracol </text:span><text:span text:style-name="T141">de mármol</text:span><text:span text:style-name="T138"> y cruzar una puerta en donde solo quienes tenían </text:span><text:change-start text:change-id="ct94262111882304"/><text:span text:style-name="T254">palma</text:span><text:change-end text:change-id="ct94262111882304"/><text:change text:change-id="ct94262118459216"/><text:span text:style-name="T138"> </text:span><text:span text:style-name="T141">suficiente </text:span><text:span text:style-name="T138">para girar </text:span><text:span text:style-name="T141">esa </text:span><text:span text:style-name="T138">manilla, conocedores de una hora y un lugar </text:span><text:span text:style-name="T141">determinado</text:span><text:span text:style-name="T138">, como </text:span><text:change-start text:change-id="ct94262109275024"/><text:span text:style-name="T255">quien</text:span><text:change-end text:change-id="ct94262109275024"/><text:change text:change-id="ct94262125974336"/><text:change-start text:change-id="ct94262189638448"/><text:span text:style-name="T138"> </text:span><text:span text:style-name="T255">de</text:span><text:change-end text:change-id="ct94262189638448"/><text:change-start text:change-id="ct94261933071968"/><text:span text:style-name="T255">l susto</text:span><text:change-end text:change-id="ct94261933071968"/><text:span text:style-name="T138"> </text:span><text:change-start text:change-id="ct94262045755168"/><text:span text:style-name="T255">se</text:span><text:change-end text:change-id="ct94262045755168"/><text:change text:change-id="ct94262172842960"/><text:change-start text:change-id="ct94262127878272"/><text:span text:style-name="T138"> </text:span><text:span text:style-name="T255">gira</text:span><text:change-end text:change-id="ct94262127878272"/><text:span text:style-name="T138"> al ver la policía en su imaginación, y escampa al costado de un camino hermoso, lleno de flores y desierto, y</text:span><text:span text:style-name="T142"> se lanza a</text:span><text:span text:style-name="T138"> empollar en los conocimientos equivocados. Así me parecía, aún en lo más nuestro de aquel error, confirmar </text:span><text:change text:change-id="ct94262116853776"/><text:span text:style-name="T138">otra más de las premoniciones que han ido guiando la vida, </text:span><text:span text:style-name="T143">dulc</text:span><text:change-start text:change-id="ct94262189186320"/><text:span text:style-name="T256">e</text:span><text:change-end text:change-id="ct94262189186320"/><text:change text:change-id="ct94262107463680"/><text:span text:style-name="T138"> con piedra grano y aire, que en </text:span><text:span text:style-name="T144">Rojo y Negro </text:span><text:span text:style-name="T138">habíamos aprendido, algo mucho más hondo </text:span><text:span text:style-name="T144">y cierto;</text:span><text:span text:style-name="T138"> </text:span><text:span text:style-name="T144">algo </text:span><text:change-start text:change-id="ct94262052207216"/><text:span text:style-name="T257">que</text:span><text:change-end text:change-id="ct94262052207216"/><text:change text:change-id="ct94262048170128"/><text:change-start text:change-id="ct94262121904224"/><text:span text:style-name="T138"> </text:span><text:span text:style-name="T257">pasan</text:span><text:change-end text:change-id="ct94262121904224"/><text:change text:change-id="ct94262123116416"/><text:change-start text:change-id="ct94262043169696"/><text:span text:style-name="T138"> </text:span><text:span text:style-name="T257">de</text:span><text:change-end text:change-id="ct94262043169696"/><text:change-start text:change-id="ct94262111827984"/><text:span text:style-name="T257"> largo</text:span><text:change-end text:change-id="ct94262111827984"/><text:change-start text:change-id="ct94262044872416"/><text:span text:style-name="T138"> </text:span><text:change-end text:change-id="ct94262044872416"/><text:span text:style-name="T138">las rocas </text:span><text:change text:change-id="ct94262120313344"/><text:change text:change-id="ct94262177462944"/><text:span text:style-name="T138">que a menudo nos </text:span><text:change-start text:change-id="ct94261999099152"/><text:span text:style-name="T257">lanzan</text:span><text:change-end text:change-id="ct94261999099152"/><text:change text:change-id="ct94262193368464"/><text:span text:style-name="T138">. No </text:span><text:span text:style-name="T144">meras </text:span><text:span text:style-name="T138">ideas para impresionar a los padres o a la gallada intransitable sin más habilidad </text:span><text:change-start text:change-id="ct94262038498176"/><text:span text:style-name="T261">que</text:span><text:change-end text:change-id="ct94262038498176"/><text:change text:change-id="ct94262176886304"/><text:change text:change-id="ct94262111587168"/><text:change-start text:change-id="ct94262037298256"/><text:span text:style-name="T138"> </text:span><text:span text:style-name="T261">para</text:span><text:change-end text:change-id="ct94262037298256"/><text:change-start text:change-id="ct94262173492752"/><text:span text:style-name="T261"> </text:span><text:span text:style-name="T262">hacer preguntas</text:span><text:span text:style-name="T261">, </text:span><text:change-end text:change-id="ct94262173492752"/><text:span text:style-name="T138">y</text:span><text:change text:change-id="ct94262049498336"/><text:span text:style-name="T138"> </text:span><text:span text:style-name="T144">empeñosa </text:span><text:change-start text:change-id="ct94262108040976"/><text:span text:style-name="T258">perfecta</text:span><text:change-end text:change-id="ct94262108040976"/><text:change-start text:change-id="ct94262173157472"/><text:span text:style-name="T258"> </text:span><text:change-end text:change-id="ct94262173157472"/><text:span text:style-name="T138">en sacar cuentas con el dinero y </text:span><text:change-start text:change-id="ct94262136577696"/><text:span text:style-name="T259">su</text:span><text:change-end text:change-id="ct94262136577696"/><text:change text:change-id="ct94262122103168"/><text:change-start text:change-id="ct94262000561280"/><text:span text:style-name="T259">s nombres</text:span><text:change-end text:change-id="ct94262000561280"/><text:span text:style-name="T138">. Nada </text:span><text:change-start text:change-id="ct94262000919248"/><text:span text:style-name="T260">para</text:span><text:change-end text:change-id="ct94262000919248"/><text:change text:change-id="ct94262103071104"/><text:change-start text:change-id="ct94262024623952"/><text:span text:style-name="T138"> </text:span><text:span text:style-name="T260">eso</text:span><text:change-end text:change-id="ct94262024623952"/><text:change-start text:change-id="ct94262197923936"/><text:span text:style-name="T260">, nada</text:span><text:change-end text:change-id="ct94262197923936"/><text:span text:style-name="T138">. Algo bello y </text:span><text:span text:style-name="T144">terrible </text:span><text:span text:style-name="T138">en </text:span><text:span text:style-name="T144">donde </text:span><text:span text:style-name="T138">no existe verdad más cierta</text:span><text:span text:style-name="T144">;</text:span><text:span text:style-name="T138"> digna de gastarnos la vida entera en su paisaje,</text:span><text:span text:style-name="T140"> y que</text:span><text:span text:style-name="T138"> del morir nos lance una mano y </text:span><text:span text:style-name="T144">al </text:span><text:span text:style-name="T138">último</text:span><text:change text:change-id="ct94262044412304"/><text:change text:change-id="ct94261931436224"/><text:change text:change-id="ct94262174716544"/><text:change-start text:change-id="ct94262182942192"/><text:span text:style-name="T138"> </text:span><text:span text:style-name="T263">solo tengamos </text:span><text:change-end text:change-id="ct94262182942192"/><text:change-start text:change-id="ct94262171738912"/><text:span text:style-name="T263">motivos para las lagrima</text:span><text:change-end text:change-id="ct94262171738912"/><text:change-start text:change-id="ct94262039244512"/><text:span text:style-name="T264">s</text:span><text:change-end text:change-id="ct94262039244512"/><text:change-start text:change-id="ct94262171214896"/><text:span text:style-name="T263"> que</text:span><text:change-end text:change-id="ct94262171214896"/><text:change-start text:change-id="ct94262186765312"/><text:span text:style-name="T263"> sube</text:span><text:change-end text:change-id="ct94262186765312"/><text:change-start text:change-id="ct94262182381824"/><text:span text:style-name="T263">n</text:span><text:change-end text:change-id="ct94262182381824"/><text:span text:style-name="T138">. </text:span><text:change text:change-id="ct94261995803520"/><text:span text:style-name="T283">E</text:span><text:span text:style-name="T284">ntre dos palabras se descubre un firmamento.</text:span><text:change text:change-id="ct94262186691072"/><text:span text:style-name="T138"> </text:span><text:span text:style-name="T147">En el baile de los </text:span><text:span text:style-name="T150">santos sabios </text:span><text:span text:style-name="T160">asistentes</text:span><text:span text:style-name="T149"> </text:span><text:span text:style-name="T147">todos </text:span><text:change text:change-id="ct94262177792368"/><text:span text:style-name="T150">hijo</text:span><text:span text:style-name="T154">s</text:span><text:span text:style-name="T150"> </text:span><text:span text:style-name="T160">reconocidos </text:span><text:span text:style-name="T150">de la belleza</text:span><text:change-start text:change-id="ct94262105325360"/><text:span text:style-name="T150"> </text:span><text:span text:style-name="T265">en continuo</text:span><text:change-end text:change-id="ct94262105325360"/><text:change text:change-id="ct94262084663824"/><text:change-start text:change-id="ct94262103926416"/><text:span text:style-name="T145">,</text:span><text:change-end text:change-id="ct94262103926416"/><text:span text:style-name="T145"> y el </text:span><text:change-start text:change-id="ct94262107657328"/><text:span text:style-name="T283">Martín</text:span><text:change-end text:change-id="ct94262107657328"/><text:span text:style-name="T145"> que hay en </text:span><text:span text:style-name="T147">mi,</text:span><text:span text:style-name="T145"> sin buscarlos</text:span><text:span text:style-name="T147">,</text:span><text:span text:style-name="T145"> encontraba</text:span><text:span text:style-name="T150">,</text:span><text:span text:style-name="T145"> conmigo</text:span><text:change text:change-id="ct94262173403392"/><text:span text:style-name="T147">,</text:span><text:span text:style-name="T150"> </text:span><text:span text:style-name="T156">a </text:span><text:span text:style-name="T157">los </text:span><text:span text:style-name="T150">antepasados</text:span><text:change text:change-id="ct94262180675648"/><text:change-start text:change-id="ct94262148906768"/><text:span text:style-name="T265"> </text:span><text:change-end text:change-id="ct94262148906768"/><text:span text:style-name="T150">sensibles </text:span><text:span text:style-name="T147">remando </text:span><text:span text:style-name="T158">en</text:span><text:span text:style-name="T150"> mi nombre</text:span><text:span text:style-name="T147">.</text:span><text:span text:style-name="T145"> </text:span><text:span text:style-name="T151">Y en ellos rece </text:span><text:span text:style-name="T147">mis silabarios</text:span><text:change-start text:change-id="ct94262175867904"/><text:span text:style-name="T147">,</text:span><text:change-end text:change-id="ct94262175867904"/><text:span text:style-name="T147"> </text:span><text:span text:style-name="T138">or</text:span><text:change-start text:change-id="ct94262181584896"/><text:span text:style-name="T138">é</text:span><text:change-end text:change-id="ct94262181584896"/><text:change text:change-id="ct94262198364224"/><text:change-start text:change-id="ct94262118907856"/><text:span text:style-name="T138"> </text:span><text:change-end text:change-id="ct94262118907856"/><text:change text:change-id="ct94262119291888"/><text:span text:style-name="T152">mis </text:span><text:span text:style-name="T138">pecados o </text:span><text:span text:style-name="T152">los hice </text:span><text:span text:style-name="T138">más hondos. Tal osamenta se hizo en mi, desde aquellos días en que tornaba </text:span><text:change text:change-id="ct94262048656288"/><text:span text:style-name="T138">la adolescencia </text:span><text:change-start text:change-id="ct94262122959312"/><text:span text:style-name="T266">en</text:span><text:change-end text:change-id="ct94262122959312"/><text:change text:change-id="ct94262121825904"/><text:span text:style-name="T138"> otra cosa, aún incierta, como </text:span><text:span text:style-name="T150">una cruz </text:span><text:span text:style-name="T138">que cargar encima siempre</text:span><text:change-start text:change-id="ct94262116756240"/><text:span text:style-name="T138">.</text:span><text:change-end text:change-id="ct94262116756240"/><text:change text:change-id="ct94262103712576"/><text:soft-page-break/></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333333"/>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22:31:48.628101742</meta:creation-date>
    <dc:date>2023-06-26T14:23:19.635905843</dc:date>
    <meta:editing-duration>PT10H39M19S</meta:editing-duration>
    <meta:editing-cycles>388</meta:editing-cycles>
    <meta:generator>LibreOffice/7.3.7.2$Linux_X86_64 LibreOffice_project/30$Build-2</meta:generator>
    <meta:document-statistic meta:table-count="0" meta:image-count="0" meta:object-count="0" meta:page-count="8" meta:paragraph-count="40" meta:word-count="4743" meta:character-count="27061" meta:non-whitespace-character-count="21372"/>
  </office:meta>
</office:document-meta>
</file>